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</style:style>
    <style:style style:name="ce3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fo:background-color="#FFFFFF" style:cell-protect="protected"/>
    </style:style>
    <style:style style:name="ce5" style:family="table-cell" style:parent-style-name="Default" style:data-style-name="N0">
      <style:table-cell-properties style:vertical-align="top" fo:background-color="#FFFFFF" style:cell-protect="protected"/>
    </style:style>
    <style:style style:name="ce6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12" style:family="table-cell" style:parent-style-name="Default" style:data-style-name="N0">
      <style:table-cell-properties style:vertical-align="automatic" fo:background-color="#FFFFFF" style:cell-protect="protected"/>
    </style:style>
    <style:style style:name="ce13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fo:background-color="transparent" style:cell-protect="protected"/>
    </style:style>
    <style:style style:name="ce1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o1" style:family="table-column">
      <style:table-column-properties fo:break-before="auto" style:column-width="0.4021666666666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0.465666666666667cm"/>
    </style:style>
    <style:style style:name="co4" style:family="table-column">
      <style:table-column-properties fo:break-before="auto" style:column-width="8.4455cm"/>
    </style:style>
    <style:style style:name="co5" style:family="table-column">
      <style:table-column-properties fo:break-before="auto" style:column-width="4.59316666666667cm"/>
    </style:style>
    <style:style style:name="co6" style:family="table-column">
      <style:table-column-properties fo:break-before="auto" style:column-width="6.75216666666667cm"/>
    </style:style>
    <style:style style:name="co7" style:family="table-column">
      <style:table-column-properties fo:break-before="auto" style:column-width="4.78366666666667cm"/>
    </style:style>
    <style:style style:name="co8" style:family="table-column">
      <style:table-column-properties fo:break-before="auto" style:column-width="27.9188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 style:protect="position siz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6378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table:style-name="ce2">
            <draw:frame draw:z-index="1" draw:id="id0" draw:style-name="a0" draw:name="Logo" svg:x="0in" svg:y="0in" svg:width="2.5625in" svg:height="0.83333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number-columns-spanned="4" table:number-rows-spanned="1" table:style-name="ce6">
            <text:p>SECRETARÍA DE ESTADO DE ENERGÍA</text:p>
          </table:table-cell>
          <table:covered-table-cell table:number-columns-repeated="3"/>
          <table:table-cell table:number-columns-repeated="16375" table:style-name="ce2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2" table:style-name="ce7">
            <text:p>DIRECCIÓN GENERAL DE POLÍTICA ENERGÉTICA Y MINAS</text:p>
          </table:table-cell>
          <table:covered-table-cell table:number-columns-repeated="2"/>
          <table:table-cell table:number-columns-repeated="16375" table:style-name="ce2"/>
        </table:table-row>
        <table:table-row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 table:style-name="ce2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4" table:style-name="ce7">
            <text:p>SUBDIRECCIÓN GENERAL DE ENERGÍAS RENOVABLES Y ESTUDIOS</text:p>
          </table:table-cell>
          <table:covered-table-cell table:number-columns-repeated="2"/>
          <table:table-cell table:number-columns-repeated="16375" table:style-name="ce2"/>
        </table:table-row>
        <table:table-row table:number-rows-repeated="3"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 table:style-name="ce2"/>
        </table:table-row>
        <table:table-row table:style-name="ro1">
          <table:table-cell/>
          <table:table-cell table:number-columns-repeated="16383" table:style-name="ce2"/>
        </table:table-row>
        <table:table-row table:style-name="ro3">
          <table:table-cell/>
          <table:table-cell table:number-columns-repeated="5" table:style-name="ce2"/>
          <table:table-cell office:value-type="string" table:style-name="ce3">
            <text:p>NIPO EN LINEA: 638-19-031-2</text:p>
          </table:table-cell>
          <table:table-cell table:number-columns-repeated="7" table:style-name="ce4"/>
          <table:table-cell table:number-columns-repeated="16370"/>
        </table:table-row>
        <table:table-row table:style-name="ro3">
          <table:table-cell/>
          <table:table-cell table:number-columns-repeated="5" table:style-name="ce2"/>
          <table:table-cell office:value-type="string" table:style-name="ce5">
            <text:p>ISSN: 2603-6142</text:p>
          </table:table-cell>
          <table:table-cell table:number-columns-repeated="7" table:style-name="ce4"/>
          <table:table-cell table:number-columns-repeated="1637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5" table:style-name="ce8">
            <text:p>ESTADÍSTICA DE LA INDUSTRIA DE LA ENERGÍA ELÉCTRICA 2018</text:p>
          </table:table-cell>
          <table:covered-table-cell table:number-columns-repeated="7"/>
          <table:table-cell table:number-columns-repeated="16375" table:style-name="ce2"/>
        </table:table-row>
        <table:table-row table:number-rows-repeated="4" table:style-name="ro1">
          <table:table-cell/>
          <table:covered-table-cell/>
          <table:covered-table-cell table:number-columns-repeated="7"/>
          <table:table-cell table:number-columns-repeated="16375"/>
        </table:table-row>
        <table:table-row table:number-rows-repeated="7" table:style-name="ro4">
          <table:table-cell table:number-columns-repeated="16384"/>
        </table:table-row>
        <table:table-row table:style-name="ro1">
          <table:table-cell/>
          <table:table-cell table:number-columns-spanned="4" table:number-rows-spanned="1" table:style-name="ce9"/>
          <table:covered-table-cell table:number-columns-repeated="3"/>
          <table:table-cell table:number-columns-repeated="16379" table:style-name="ce2"/>
        </table:table-row>
        <table:table-row table:number-rows-repeated="1048548" table:style-name="ro4">
          <table:table-cell table:number-columns-repeated="16384"/>
        </table:table-row>
      </table:table>
      <table:table table:name="Nacional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889120" table:style-name="ce13">
            <text:p>889.120</text:p>
          </table:table-cell>
          <table:table-cell office:value-type="float" office:value="3887462.26" table:style-name="ce13">
            <text:p>3.887.462</text:p>
          </table:table-cell>
          <table:table-cell office:value-type="float" office:value="2776188.95" table:style-name="ce13">
            <text:p>2.776.1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0312217" table:style-name="ce13">
            <text:p>10.312.217</text:p>
          </table:table-cell>
          <table:table-cell office:value-type="float" office:value="41599974.020000003" table:style-name="ce13">
            <text:p>41.599.974</text:p>
          </table:table-cell>
          <table:table-cell office:value-type="float" office:value="23073477.399999999" table:style-name="ce13">
            <text:p>23.073.4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1449" table:style-name="ce13">
            <text:p>51.449</text:p>
          </table:table-cell>
          <table:table-cell office:value-type="float" office:value="869978.71" table:style-name="ce13">
            <text:p>869.979</text:p>
          </table:table-cell>
          <table:table-cell office:value-type="float" office:value="1104153.42" table:style-name="ce13">
            <text:p>1.104.1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6394221" table:style-name="ce13">
            <text:p>16.394.221</text:p>
          </table:table-cell>
          <table:table-cell office:value-type="float" office:value="78662336.540000007" table:style-name="ce13">
            <text:p>78.662.337</text:p>
          </table:table-cell>
          <table:table-cell office:value-type="float" office:value="42567173.219999999" table:style-name="ce13">
            <text:p>42.567.1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582963" table:style-name="ce13">
            <text:p>1.582.963</text:p>
          </table:table-cell>
          <table:table-cell office:value-type="float" office:value="66548677.060000002" table:style-name="ce13">
            <text:p>66.548.677</text:p>
          </table:table-cell>
          <table:table-cell office:value-type="float" office:value="44390517.799999997" table:style-name="ce13">
            <text:p>44.390.5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94739" table:style-name="ce13">
            <text:p>94.739</text:p>
          </table:table-cell>
          <table:table-cell office:value-type="float" office:value="13598670.710000001" table:style-name="ce13">
            <text:p>13.598.671</text:p>
          </table:table-cell>
          <table:table-cell office:value-type="float" office:value="16099204.699999999" table:style-name="ce13">
            <text:p>16.099.2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7978" table:style-name="ce13">
            <text:p>17.978</text:p>
          </table:table-cell>
          <table:table-cell office:value-type="float" office:value="23749348.469999999" table:style-name="ce13">
            <text:p>23.749.348</text:p>
          </table:table-cell>
          <table:table-cell office:value-type="float" office:value="44318247.770000003" table:style-name="ce13">
            <text:p>44.318.2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4833" table:style-name="ce13">
            <text:p>4.833</text:p>
          </table:table-cell>
          <table:table-cell office:value-type="float" office:value="4146322.66" table:style-name="ce13">
            <text:p>4.146.323</text:p>
          </table:table-cell>
          <table:table-cell office:value-type="float" office:value="11849971.960000001" table:style-name="ce13">
            <text:p>11.849.9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971" table:style-name="ce13">
            <text:p>2.971</text:p>
          </table:table-cell>
          <table:table-cell office:value-type="float" office:value="6705239.5300000003" table:style-name="ce13">
            <text:p>6.705.240</text:p>
          </table:table-cell>
          <table:table-cell office:value-type="float" office:value="19924829.91" table:style-name="ce13">
            <text:p>19.924.8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16" table:style-name="ce13">
            <text:p>416</text:p>
          </table:table-cell>
          <table:table-cell office:value-type="float" office:value="2780347" table:style-name="ce13">
            <text:p>2.780.347</text:p>
          </table:table-cell>
          <table:table-cell office:value-type="float" office:value="9718236.6899999995" table:style-name="ce13">
            <text:p>9.718.2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629" table:style-name="ce13">
            <text:p>629</text:p>
          </table:table-cell>
          <table:table-cell office:value-type="float" office:value="6775980.1500000004" table:style-name="ce13">
            <text:p>6.775.980</text:p>
          </table:table-cell>
          <table:table-cell office:value-type="float" office:value="23603380.100000001" table:style-name="ce13">
            <text:p>23.603.3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9351536" table:style-name="ce13">
            <text:p>29.351.536</text:p>
          </table:table-cell>
          <table:table-cell office:value-type="float" office:value="249324337.11000001" table:style-name="ce13">
            <text:p>249.324.337</text:p>
          </table:table-cell>
          <table:table-cell office:value-type="float" office:value="239425381.91999999" table:style-name="ce13">
            <text:p>239.425.382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ARABA-ÁLAV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5738" table:style-name="ce13">
            <text:p>5.738</text:p>
          </table:table-cell>
          <table:table-cell office:value-type="float" office:value="16786.38" table:style-name="ce13">
            <text:p>16.786</text:p>
          </table:table-cell>
          <table:table-cell office:value-type="float" office:value="13167.76" table:style-name="ce13">
            <text:p>13.16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53644" table:style-name="ce13">
            <text:p>53.644</text:p>
          </table:table-cell>
          <table:table-cell office:value-type="float" office:value="225484.16" table:style-name="ce13">
            <text:p>225.484</text:p>
          </table:table-cell>
          <table:table-cell office:value-type="float" office:value="107710.42" table:style-name="ce13">
            <text:p>107.7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37" table:style-name="ce13">
            <text:p>37</text:p>
          </table:table-cell>
          <table:table-cell office:value-type="float" office:value="1147" table:style-name="ce13">
            <text:p>1.147</text:p>
          </table:table-cell>
          <table:table-cell office:value-type="float" office:value="7775" table:style-name="ce13">
            <text:p>7.7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23682" table:style-name="ce13">
            <text:p>123.682</text:p>
          </table:table-cell>
          <table:table-cell office:value-type="float" office:value="509522.42" table:style-name="ce13">
            <text:p>509.522</text:p>
          </table:table-cell>
          <table:table-cell office:value-type="float" office:value="240917.01" table:style-name="ce13">
            <text:p>240.9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4438" table:style-name="ce13">
            <text:p>14.438</text:p>
          </table:table-cell>
          <table:table-cell office:value-type="float" office:value="665816.42000000004" table:style-name="ce13">
            <text:p>665.816</text:p>
          </table:table-cell>
          <table:table-cell office:value-type="float" office:value="378382.25" table:style-name="ce13">
            <text:p>378.3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12" table:style-name="ce13">
            <text:p>512</text:p>
          </table:table-cell>
          <table:table-cell office:value-type="float" office:value="84808.47" table:style-name="ce13">
            <text:p>84.808</text:p>
          </table:table-cell>
          <table:table-cell office:value-type="float" office:value="122314.52" table:style-name="ce13">
            <text:p>122.3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9" table:style-name="ce13">
            <text:p>49</text:p>
          </table:table-cell>
          <table:table-cell office:value-type="float" office:value="31494.799999999999" table:style-name="ce13">
            <text:p>31.495</text:p>
          </table:table-cell>
          <table:table-cell office:value-type="float" office:value="176299.17" table:style-name="ce13">
            <text:p>176.2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98" table:style-name="ce13">
            <text:p>98</text:p>
          </table:table-cell>
          <table:table-cell office:value-type="float" office:value="187662" table:style-name="ce13">
            <text:p>187.662</text:p>
          </table:table-cell>
          <table:table-cell office:value-type="float" office:value="245470.63" table:style-name="ce13">
            <text:p>245.4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18" table:style-name="ce13">
            <text:p>218</text:p>
          </table:table-cell>
          <table:table-cell office:value-type="float" office:value="348432.16" table:style-name="ce13">
            <text:p>348.432</text:p>
          </table:table-cell>
          <table:table-cell office:value-type="float" office:value="582533.23" table:style-name="ce13">
            <text:p>582.5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5" table:style-name="ce13">
            <text:p>5</text:p>
          </table:table-cell>
          <table:table-cell office:value-type="float" office:value="202551" table:style-name="ce13">
            <text:p>202.551</text:p>
          </table:table-cell>
          <table:table-cell office:value-type="float" office:value="657635.04" table:style-name="ce13">
            <text:p>657.63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98421" table:style-name="ce13">
            <text:p>198.421</text:p>
          </table:table-cell>
          <table:table-cell office:value-type="float" office:value="2273704.81" table:style-name="ce13">
            <text:p>2.273.705</text:p>
          </table:table-cell>
          <table:table-cell office:value-type="float" office:value="2532205.0299999998" table:style-name="ce13">
            <text:p>2.532.205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ALBACETE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7098" table:style-name="ce13">
            <text:p>17.098</text:p>
          </table:table-cell>
          <table:table-cell office:value-type="float" office:value="49007.37" table:style-name="ce13">
            <text:p>49.007</text:p>
          </table:table-cell>
          <table:table-cell office:value-type="float" office:value="39681.53" table:style-name="ce13">
            <text:p>39.6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73469" table:style-name="ce13">
            <text:p>73.469</text:p>
          </table:table-cell>
          <table:table-cell office:value-type="float" office:value="257529.79" table:style-name="ce13">
            <text:p>257.530</text:p>
          </table:table-cell>
          <table:table-cell office:value-type="float" office:value="139029.99" table:style-name="ce13">
            <text:p>139.0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72" table:style-name="ce13">
            <text:p>72</text:p>
          </table:table-cell>
          <table:table-cell office:value-type="float" office:value="1116.78" table:style-name="ce13">
            <text:p>1.117</text:p>
          </table:table-cell>
          <table:table-cell office:value-type="float" office:value="6513.46" table:style-name="ce13">
            <text:p>6.5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53724" table:style-name="ce13">
            <text:p>153.724</text:p>
          </table:table-cell>
          <table:table-cell office:value-type="float" office:value="701360.08" table:style-name="ce13">
            <text:p>701.360</text:p>
          </table:table-cell>
          <table:table-cell office:value-type="float" office:value="358991.65" table:style-name="ce13">
            <text:p>358.9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5454" table:style-name="ce13">
            <text:p>15.454</text:p>
          </table:table-cell>
          <table:table-cell office:value-type="float" office:value="614553.56999999995" table:style-name="ce13">
            <text:p>614.554</text:p>
          </table:table-cell>
          <table:table-cell office:value-type="float" office:value="319575.65999999997" table:style-name="ce13">
            <text:p>319.5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070" table:style-name="ce13">
            <text:p>3.070</text:p>
          </table:table-cell>
          <table:table-cell office:value-type="float" office:value="412735.65" table:style-name="ce13">
            <text:p>412.736</text:p>
          </table:table-cell>
          <table:table-cell office:value-type="float" office:value="358775.94" table:style-name="ce13">
            <text:p>358.7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53" table:style-name="ce13">
            <text:p>253</text:p>
          </table:table-cell>
          <table:table-cell office:value-type="float" office:value="265460.90000000002" table:style-name="ce13">
            <text:p>265.461</text:p>
          </table:table-cell>
          <table:table-cell office:value-type="float" office:value="343632.66" table:style-name="ce13">
            <text:p>343.6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94" table:style-name="ce13">
            <text:p>194</text:p>
          </table:table-cell>
          <table:table-cell office:value-type="float" office:value="143450" table:style-name="ce13">
            <text:p>143.450</text:p>
          </table:table-cell>
          <table:table-cell office:value-type="float" office:value="216634" table:style-name="ce13">
            <text:p>216.6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4" table:style-name="ce13">
            <text:p>14</text:p>
          </table:table-cell>
          <table:table-cell office:value-type="float" office:value="39814" table:style-name="ce13">
            <text:p>39.814</text:p>
          </table:table-cell>
          <table:table-cell office:value-type="float" office:value="104813.19" table:style-name="ce13">
            <text:p>104.8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6" table:style-name="ce13">
            <text:p>16</text:p>
          </table:table-cell>
          <table:table-cell office:value-type="float" office:value="7586" table:style-name="ce13">
            <text:p>7.586</text:p>
          </table:table-cell>
          <table:table-cell office:value-type="float" office:value="21467.99" table:style-name="ce13">
            <text:p>21.46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8" table:style-name="ce13">
            <text:p>18</text:p>
          </table:table-cell>
          <table:table-cell office:value-type="float" office:value="43484" table:style-name="ce13">
            <text:p>43.484</text:p>
          </table:table-cell>
          <table:table-cell office:value-type="float" office:value="28532.47" table:style-name="ce13">
            <text:p>28.53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63382" table:style-name="ce13">
            <text:p>263.382</text:p>
          </table:table-cell>
          <table:table-cell office:value-type="float" office:value="2536098.14" table:style-name="ce13">
            <text:p>2.536.098</text:p>
          </table:table-cell>
          <table:table-cell office:value-type="float" office:value="1937648.54" table:style-name="ce13">
            <text:p>1.937.649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ALICANTE-ALACANT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52892" table:style-name="ce13">
            <text:p>52.892</text:p>
          </table:table-cell>
          <table:table-cell office:value-type="float" office:value="138607.97" table:style-name="ce13">
            <text:p>138.608</text:p>
          </table:table-cell>
          <table:table-cell office:value-type="float" office:value="165929.54" table:style-name="ce13">
            <text:p>165.9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403948" table:style-name="ce13">
            <text:p>403.948</text:p>
          </table:table-cell>
          <table:table-cell office:value-type="float" office:value="1664725.85" table:style-name="ce13">
            <text:p>1.664.726</text:p>
          </table:table-cell>
          <table:table-cell office:value-type="float" office:value="830929.09" table:style-name="ce13">
            <text:p>830.9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366" table:style-name="ce13">
            <text:p>366</text:p>
          </table:table-cell>
          <table:table-cell office:value-type="float" office:value="6158.34" table:style-name="ce13">
            <text:p>6.158</text:p>
          </table:table-cell>
          <table:table-cell office:value-type="float" office:value="33144.68" table:style-name="ce13">
            <text:p>33.1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906180" table:style-name="ce13">
            <text:p>906.180</text:p>
          </table:table-cell>
          <table:table-cell office:value-type="float" office:value="4108315.61" table:style-name="ce13">
            <text:p>4.108.316</text:p>
          </table:table-cell>
          <table:table-cell office:value-type="float" office:value="2315786.79" table:style-name="ce13">
            <text:p>2.315.7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70711" table:style-name="ce13">
            <text:p>70.711</text:p>
          </table:table-cell>
          <table:table-cell office:value-type="float" office:value="1570096.41" table:style-name="ce13">
            <text:p>1.570.096</text:p>
          </table:table-cell>
          <table:table-cell office:value-type="float" office:value="1675284.8" table:style-name="ce13">
            <text:p>1.675.28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719" table:style-name="ce13">
            <text:p>4.719</text:p>
          </table:table-cell>
          <table:table-cell office:value-type="float" office:value="564676.75" table:style-name="ce13">
            <text:p>564.677</text:p>
          </table:table-cell>
          <table:table-cell office:value-type="float" office:value="959683.16" table:style-name="ce13">
            <text:p>959.6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616" table:style-name="ce13">
            <text:p>616</text:p>
          </table:table-cell>
          <table:table-cell office:value-type="float" office:value="873499.39" table:style-name="ce13">
            <text:p>873.499</text:p>
          </table:table-cell>
          <table:table-cell office:value-type="float" office:value="1404910.54" table:style-name="ce13">
            <text:p>1.404.91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27" table:style-name="ce13">
            <text:p>327</text:p>
          </table:table-cell>
          <table:table-cell office:value-type="float" office:value="239541" table:style-name="ce13">
            <text:p>239.541</text:p>
          </table:table-cell>
          <table:table-cell office:value-type="float" office:value="726075" table:style-name="ce13">
            <text:p>726.0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4" table:style-name="ce13">
            <text:p>14</text:p>
          </table:table-cell>
          <table:table-cell office:value-type="float" office:value="44462.67" table:style-name="ce13">
            <text:p>44.463</text:p>
          </table:table-cell>
          <table:table-cell office:value-type="float" office:value="172089.38" table:style-name="ce13">
            <text:p>172.0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" table:style-name="ce13">
            <text:p>3</text:p>
          </table:table-cell>
          <table:table-cell office:value-type="float" office:value="28700" table:style-name="ce13">
            <text:p>28.700</text:p>
          </table:table-cell>
          <table:table-cell office:value-type="float" office:value="120342.97" table:style-name="ce13">
            <text:p>120.3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2" table:style-name="ce13">
            <text:p>2</text:p>
          </table:table-cell>
          <table:table-cell office:value-type="float" office:value="24000" table:style-name="ce13">
            <text:p>24.000</text:p>
          </table:table-cell>
          <table:table-cell office:value-type="float" office:value="19115" table:style-name="ce13">
            <text:p>19.1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439778" table:style-name="ce13">
            <text:p>1.439.778</text:p>
          </table:table-cell>
          <table:table-cell office:value-type="float" office:value="9262783.9900000002" table:style-name="ce13">
            <text:p>9.262.784</text:p>
          </table:table-cell>
          <table:table-cell office:value-type="float" office:value="8423290.9499999993" table:style-name="ce13">
            <text:p>8.423.291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ALMERÍ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4421" table:style-name="ce13">
            <text:p>14.421</text:p>
          </table:table-cell>
          <table:table-cell office:value-type="float" office:value="47163.63" table:style-name="ce13">
            <text:p>47.164</text:p>
          </table:table-cell>
          <table:table-cell office:value-type="float" office:value="36522.629999999997" table:style-name="ce13">
            <text:p>36.52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79843" table:style-name="ce13">
            <text:p>179.843</text:p>
          </table:table-cell>
          <table:table-cell office:value-type="float" office:value="672805.6" table:style-name="ce13">
            <text:p>672.806</text:p>
          </table:table-cell>
          <table:table-cell office:value-type="float" office:value="421210.01" table:style-name="ce13">
            <text:p>421.2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916" table:style-name="ce13">
            <text:p>916</text:p>
          </table:table-cell>
          <table:table-cell office:value-type="float" office:value="14422.9" table:style-name="ce13">
            <text:p>14.423</text:p>
          </table:table-cell>
          <table:table-cell office:value-type="float" office:value="18715.080000000002" table:style-name="ce13">
            <text:p>18.7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38165" table:style-name="ce13">
            <text:p>238.165</text:p>
          </table:table-cell>
          <table:table-cell office:value-type="float" office:value="1200068.67" table:style-name="ce13">
            <text:p>1.200.069</text:p>
          </table:table-cell>
          <table:table-cell office:value-type="float" office:value="655054.85" table:style-name="ce13">
            <text:p>655.0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9764" table:style-name="ce13">
            <text:p>19.764</text:p>
          </table:table-cell>
          <table:table-cell office:value-type="float" office:value="676620.36" table:style-name="ce13">
            <text:p>676.620</text:p>
          </table:table-cell>
          <table:table-cell office:value-type="float" office:value="583492.73" table:style-name="ce13">
            <text:p>583.4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015" table:style-name="ce13">
            <text:p>1.015</text:p>
          </table:table-cell>
          <table:table-cell office:value-type="float" office:value="219839.49" table:style-name="ce13">
            <text:p>219.839</text:p>
          </table:table-cell>
          <table:table-cell office:value-type="float" office:value="294730.40999999997" table:style-name="ce13">
            <text:p>294.7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12" table:style-name="ce13">
            <text:p>212</text:p>
          </table:table-cell>
          <table:table-cell office:value-type="float" office:value="261252.17" table:style-name="ce13">
            <text:p>261.252</text:p>
          </table:table-cell>
          <table:table-cell office:value-type="float" office:value="506981.73" table:style-name="ce13">
            <text:p>506.9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3" table:style-name="ce13">
            <text:p>33</text:p>
          </table:table-cell>
          <table:table-cell office:value-type="float" office:value="24220" table:style-name="ce13">
            <text:p>24.220</text:p>
          </table:table-cell>
          <table:table-cell office:value-type="float" office:value="65273" table:style-name="ce13">
            <text:p>65.2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7" table:style-name="ce13">
            <text:p>7</text:p>
          </table:table-cell>
          <table:table-cell office:value-type="float" office:value="33591" table:style-name="ce13">
            <text:p>33.591</text:p>
          </table:table-cell>
          <table:table-cell office:value-type="float" office:value="356965.36" table:style-name="ce13">
            <text:p>356.9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51365" table:style-name="ce13">
            <text:p>51.365</text:p>
          </table:table-cell>
          <table:table-cell office:value-type="float" office:value="274290.88" table:style-name="ce13">
            <text:p>274.2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7" table:style-name="ce13">
            <text:p>7</text:p>
          </table:table-cell>
          <table:table-cell office:value-type="float" office:value="1264" table:style-name="ce13">
            <text:p>1.264</text:p>
          </table:table-cell>
          <table:table-cell office:value-type="float" office:value="2062.14" table:style-name="ce13">
            <text:p>2.06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54396" table:style-name="ce13">
            <text:p>454.396</text:p>
          </table:table-cell>
          <table:table-cell office:value-type="float" office:value="3202612.82" table:style-name="ce13">
            <text:p>3.202.613</text:p>
          </table:table-cell>
          <table:table-cell office:value-type="float" office:value="3215298.82" table:style-name="ce13">
            <text:p>3.215.299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ÁVIL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7181" table:style-name="ce13">
            <text:p>7.181</text:p>
          </table:table-cell>
          <table:table-cell office:value-type="float" office:value="19231.349999999999" table:style-name="ce13">
            <text:p>19.231</text:p>
          </table:table-cell>
          <table:table-cell office:value-type="float" office:value="14580.65" table:style-name="ce13">
            <text:p>14.5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53985" table:style-name="ce13">
            <text:p>53.985</text:p>
          </table:table-cell>
          <table:table-cell office:value-type="float" office:value="177504.25" table:style-name="ce13">
            <text:p>177.504</text:p>
          </table:table-cell>
          <table:table-cell office:value-type="float" office:value="69093.19" table:style-name="ce13">
            <text:p>69.0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6" table:style-name="ce13">
            <text:p>16</text:p>
          </table:table-cell>
          <table:table-cell office:value-type="float" office:value="561" table:style-name="ce13">
            <text:p>561</text:p>
          </table:table-cell>
          <table:table-cell office:value-type="float" office:value="4313" table:style-name="ce13">
            <text:p>4.3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18915" table:style-name="ce13">
            <text:p>118.915</text:p>
          </table:table-cell>
          <table:table-cell office:value-type="float" office:value="477539.57" table:style-name="ce13">
            <text:p>477.540</text:p>
          </table:table-cell>
          <table:table-cell office:value-type="float" office:value="205520.48" table:style-name="ce13">
            <text:p>205.52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015" table:style-name="ce13">
            <text:p>6.015</text:p>
          </table:table-cell>
          <table:table-cell office:value-type="float" office:value="261918.17" table:style-name="ce13">
            <text:p>261.918</text:p>
          </table:table-cell>
          <table:table-cell office:value-type="float" office:value="125459.21" table:style-name="ce13">
            <text:p>125.45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391" table:style-name="ce13">
            <text:p>1.391</text:p>
          </table:table-cell>
          <table:table-cell office:value-type="float" office:value="117986.49" table:style-name="ce13">
            <text:p>117.986</text:p>
          </table:table-cell>
          <table:table-cell office:value-type="float" office:value="91173.17" table:style-name="ce13">
            <text:p>91.1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8" table:style-name="ce13">
            <text:p>48</text:p>
          </table:table-cell>
          <table:table-cell office:value-type="float" office:value="100208" table:style-name="ce13">
            <text:p>100.208</text:p>
          </table:table-cell>
          <table:table-cell office:value-type="float" office:value="83313.600000000006" table:style-name="ce13">
            <text:p>83.3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0" table:style-name="ce13">
            <text:p>20</text:p>
          </table:table-cell>
          <table:table-cell office:value-type="float" office:value="19045" table:style-name="ce13">
            <text:p>19.045</text:p>
          </table:table-cell>
          <table:table-cell office:value-type="float" office:value="59900" table:style-name="ce13">
            <text:p>59.9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0" table:style-name="ce13">
            <text:p>10</text:p>
          </table:table-cell>
          <table:table-cell office:value-type="float" office:value="19530" table:style-name="ce13">
            <text:p>19.530</text:p>
          </table:table-cell>
          <table:table-cell office:value-type="float" office:value="28575.439999999999" table:style-name="ce13">
            <text:p>28.5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8" table:style-name="ce13">
            <text:p>8</text:p>
          </table:table-cell>
          <table:table-cell office:value-type="float" office:value="2310" table:style-name="ce13">
            <text:p>2.310</text:p>
          </table:table-cell>
          <table:table-cell office:value-type="float" office:value="1112.25" table:style-name="ce13">
            <text:p>1.1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87589" table:style-name="ce13">
            <text:p>187.589</text:p>
          </table:table-cell>
          <table:table-cell office:value-type="float" office:value="1195833.83" table:style-name="ce13">
            <text:p>1.195.834</text:p>
          </table:table-cell>
          <table:table-cell office:value-type="float" office:value="683040.99" table:style-name="ce13">
            <text:p>683.041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BADAJOZ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34181" table:style-name="ce13">
            <text:p>34.181</text:p>
          </table:table-cell>
          <table:table-cell office:value-type="float" office:value="106143.66" table:style-name="ce13">
            <text:p>106.144</text:p>
          </table:table-cell>
          <table:table-cell office:value-type="float" office:value="77067.149999999994" table:style-name="ce13">
            <text:p>77.06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34190" table:style-name="ce13">
            <text:p>134.190</text:p>
          </table:table-cell>
          <table:table-cell office:value-type="float" office:value="469699.82" table:style-name="ce13">
            <text:p>469.700</text:p>
          </table:table-cell>
          <table:table-cell office:value-type="float" office:value="293564.11" table:style-name="ce13">
            <text:p>293.5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83" table:style-name="ce13">
            <text:p>583</text:p>
          </table:table-cell>
          <table:table-cell office:value-type="float" office:value="9533.39" table:style-name="ce13">
            <text:p>9.533</text:p>
          </table:table-cell>
          <table:table-cell office:value-type="float" office:value="11092.01" table:style-name="ce13">
            <text:p>11.0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44973" table:style-name="ce13">
            <text:p>244.973</text:p>
          </table:table-cell>
          <table:table-cell office:value-type="float" office:value="1040130.44" table:style-name="ce13">
            <text:p>1.040.130</text:p>
          </table:table-cell>
          <table:table-cell office:value-type="float" office:value="625227.93000000005" table:style-name="ce13">
            <text:p>625.2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7987" table:style-name="ce13">
            <text:p>17.987</text:p>
          </table:table-cell>
          <table:table-cell office:value-type="float" office:value="655487.09" table:style-name="ce13">
            <text:p>655.487</text:p>
          </table:table-cell>
          <table:table-cell office:value-type="float" office:value="452333.54" table:style-name="ce13">
            <text:p>452.3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170" table:style-name="ce13">
            <text:p>3.170</text:p>
          </table:table-cell>
          <table:table-cell office:value-type="float" office:value="405147.63" table:style-name="ce13">
            <text:p>405.148</text:p>
          </table:table-cell>
          <table:table-cell office:value-type="float" office:value="297147.94" table:style-name="ce13">
            <text:p>297.1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17" table:style-name="ce13">
            <text:p>217</text:p>
          </table:table-cell>
          <table:table-cell office:value-type="float" office:value="313769" table:style-name="ce13">
            <text:p>313.769</text:p>
          </table:table-cell>
          <table:table-cell office:value-type="float" office:value="480504.96" table:style-name="ce13">
            <text:p>480.5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6" table:style-name="ce13">
            <text:p>26</text:p>
          </table:table-cell>
          <table:table-cell office:value-type="float" office:value="27698" table:style-name="ce13">
            <text:p>27.698</text:p>
          </table:table-cell>
          <table:table-cell office:value-type="float" office:value="73020" table:style-name="ce13">
            <text:p>73.02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67" table:style-name="ce13">
            <text:p>67</text:p>
          </table:table-cell>
          <table:table-cell office:value-type="float" office:value="109043.25" table:style-name="ce13">
            <text:p>109.043</text:p>
          </table:table-cell>
          <table:table-cell office:value-type="float" office:value="222331.93" table:style-name="ce13">
            <text:p>222.3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7" table:style-name="ce13">
            <text:p>7</text:p>
          </table:table-cell>
          <table:table-cell office:value-type="float" office:value="15850" table:style-name="ce13">
            <text:p>15.850</text:p>
          </table:table-cell>
          <table:table-cell office:value-type="float" office:value="22796.65" table:style-name="ce13">
            <text:p>22.7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4" table:style-name="ce13">
            <text:p>14</text:p>
          </table:table-cell>
          <table:table-cell office:value-type="float" office:value="240026" table:style-name="ce13">
            <text:p>240.026</text:p>
          </table:table-cell>
          <table:table-cell office:value-type="float" office:value="585948.06999999995" table:style-name="ce13">
            <text:p>585.9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35415" table:style-name="ce13">
            <text:p>435.415</text:p>
          </table:table-cell>
          <table:table-cell office:value-type="float" office:value="3392528.28" table:style-name="ce13">
            <text:p>3.392.528</text:p>
          </table:table-cell>
          <table:table-cell office:value-type="float" office:value="3141034.29" table:style-name="ce13">
            <text:p>3.141.03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BALEARS_(ILLES)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2432" table:style-name="ce13">
            <text:p>12.432</text:p>
          </table:table-cell>
          <table:table-cell office:value-type="float" office:value="57584.51" table:style-name="ce13">
            <text:p>57.585</text:p>
          </table:table-cell>
          <table:table-cell office:value-type="float" office:value="43336.73" table:style-name="ce13">
            <text:p>43.3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223844" table:style-name="ce13">
            <text:p>223.844</text:p>
          </table:table-cell>
          <table:table-cell office:value-type="float" office:value="1052729.67" table:style-name="ce13">
            <text:p>1.052.730</text:p>
          </table:table-cell>
          <table:table-cell office:value-type="float" office:value="681886.97" table:style-name="ce13">
            <text:p>681.8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226" table:style-name="ce13">
            <text:p>5.226</text:p>
          </table:table-cell>
          <table:table-cell office:value-type="float" office:value="82629.64" table:style-name="ce13">
            <text:p>82.630</text:p>
          </table:table-cell>
          <table:table-cell office:value-type="float" office:value="81692.03" table:style-name="ce13">
            <text:p>81.6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408300" table:style-name="ce13">
            <text:p>408.300</text:p>
          </table:table-cell>
          <table:table-cell office:value-type="float" office:value="2199256.4300000002" table:style-name="ce13">
            <text:p>2.199.256</text:p>
          </table:table-cell>
          <table:table-cell office:value-type="float" office:value="1410127.15" table:style-name="ce13">
            <text:p>1.410.1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1027" table:style-name="ce13">
            <text:p>61.027</text:p>
          </table:table-cell>
          <table:table-cell office:value-type="float" office:value="1568601.22" table:style-name="ce13">
            <text:p>1.568.601</text:p>
          </table:table-cell>
          <table:table-cell office:value-type="float" office:value="1928078.54" table:style-name="ce13">
            <text:p>1.928.0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798" table:style-name="ce13">
            <text:p>798</text:p>
          </table:table-cell>
          <table:table-cell office:value-type="float" office:value="165690.18" table:style-name="ce13">
            <text:p>165.690</text:p>
          </table:table-cell>
          <table:table-cell office:value-type="float" office:value="428633.71" table:style-name="ce13">
            <text:p>428.6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89" table:style-name="ce13">
            <text:p>389</text:p>
          </table:table-cell>
          <table:table-cell office:value-type="float" office:value="478873.12" table:style-name="ce13">
            <text:p>478.873</text:p>
          </table:table-cell>
          <table:table-cell office:value-type="float" office:value="743430.25" table:style-name="ce13">
            <text:p>743.4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82" table:style-name="ce13">
            <text:p>82</text:p>
          </table:table-cell>
          <table:table-cell office:value-type="float" office:value="38809" table:style-name="ce13">
            <text:p>38.809</text:p>
          </table:table-cell>
          <table:table-cell office:value-type="float" office:value="168623" table:style-name="ce13">
            <text:p>168.62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" table:style-name="ce13">
            <text:p>4</text:p>
          </table:table-cell>
          <table:table-cell office:value-type="float" office:value="24100" table:style-name="ce13">
            <text:p>24.100</text:p>
          </table:table-cell>
          <table:table-cell office:value-type="float" office:value="103670.2" table:style-name="ce13">
            <text:p>103.67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712102" table:style-name="ce13">
            <text:p>712.102</text:p>
          </table:table-cell>
          <table:table-cell office:value-type="float" office:value="5668273.7699999996" table:style-name="ce13">
            <text:p>5.668.274</text:p>
          </table:table-cell>
          <table:table-cell office:value-type="float" office:value="5589478.5800000001" table:style-name="ce13">
            <text:p>5.589.479</text:p>
          </table:table-cell>
          <table:table-cell table:number-columns-repeated="16380"/>
        </table:table-row>
        <table:table-row table:style-name="ro1">
          <table:table-cell table:style-name="ce14"/>
          <table:table-cell table:number-columns-repeated="3" table:style-name="ce13"/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BARCELON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57207" table:style-name="ce13">
            <text:p>57.207</text:p>
          </table:table-cell>
          <table:table-cell office:value-type="float" office:value="247651.1" table:style-name="ce13">
            <text:p>247.651</text:p>
          </table:table-cell>
          <table:table-cell office:value-type="float" office:value="147037.48000000001" table:style-name="ce13">
            <text:p>147.0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983553" table:style-name="ce13">
            <text:p>983.553</text:p>
          </table:table-cell>
          <table:table-cell office:value-type="float" office:value="4309921.6399999997" table:style-name="ce13">
            <text:p>4.309.922</text:p>
          </table:table-cell>
          <table:table-cell office:value-type="float" office:value="2480608.0099999998" table:style-name="ce13">
            <text:p>2.480.6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2715" table:style-name="ce13">
            <text:p>12.715</text:p>
          </table:table-cell>
          <table:table-cell office:value-type="float" office:value="199302.3" table:style-name="ce13">
            <text:p>199.302</text:p>
          </table:table-cell>
          <table:table-cell office:value-type="float" office:value="134758.42000000001" table:style-name="ce13">
            <text:p>134.7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696287" table:style-name="ce13">
            <text:p>1.696.287</text:p>
          </table:table-cell>
          <table:table-cell office:value-type="float" office:value="8174785.5099999998" table:style-name="ce13">
            <text:p>8.174.786</text:p>
          </table:table-cell>
          <table:table-cell office:value-type="float" office:value="4590793.92" table:style-name="ce13">
            <text:p>4.590.7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04706" table:style-name="ce13">
            <text:p>204.706</text:p>
          </table:table-cell>
          <table:table-cell office:value-type="float" office:value="10740864.68" table:style-name="ce13">
            <text:p>10.740.865</text:p>
          </table:table-cell>
          <table:table-cell office:value-type="float" office:value="6837857.2999999998" table:style-name="ce13">
            <text:p>6.837.8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471" table:style-name="ce13">
            <text:p>1.471</text:p>
          </table:table-cell>
          <table:table-cell office:value-type="float" office:value="352803.17" table:style-name="ce13">
            <text:p>352.803</text:p>
          </table:table-cell>
          <table:table-cell office:value-type="float" office:value="738242.81" table:style-name="ce13">
            <text:p>738.2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521" table:style-name="ce13">
            <text:p>2.521</text:p>
          </table:table-cell>
          <table:table-cell office:value-type="float" office:value="2795578.29" table:style-name="ce13">
            <text:p>2.795.578</text:p>
          </table:table-cell>
          <table:table-cell office:value-type="float" office:value="8772728.2400000002" table:style-name="ce13">
            <text:p>8.772.7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93" table:style-name="ce13">
            <text:p>393</text:p>
          </table:table-cell>
          <table:table-cell office:value-type="float" office:value="333268" table:style-name="ce13">
            <text:p>333.268</text:p>
          </table:table-cell>
          <table:table-cell office:value-type="float" office:value="1073701" table:style-name="ce13">
            <text:p>1.073.70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" table:style-name="ce13">
            <text:p>2</text:p>
          </table:table-cell>
          <table:table-cell office:value-type="float" office:value="2800" table:style-name="ce13">
            <text:p>2.800</text:p>
          </table:table-cell>
          <table:table-cell office:value-type="float" office:value="380.76" table:style-name="ce13">
            <text:p>3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191535" table:style-name="ce13">
            <text:p>191.535</text:p>
          </table:table-cell>
          <table:table-cell office:value-type="float" office:value="822604.22" table:style-name="ce13">
            <text:p>822.6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30" table:style-name="ce13">
            <text:p>30</text:p>
          </table:table-cell>
          <table:table-cell office:value-type="float" office:value="548117" table:style-name="ce13">
            <text:p>548.117</text:p>
          </table:table-cell>
          <table:table-cell office:value-type="float" office:value="1860977.98" table:style-name="ce13">
            <text:p>1.860.97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958898" table:style-name="ce13">
            <text:p>2.958.898</text:p>
          </table:table-cell>
          <table:table-cell office:value-type="float" office:value="27896626.690000001" table:style-name="ce13">
            <text:p>27.896.627</text:p>
          </table:table-cell>
          <table:table-cell office:value-type="float" office:value="27459690.140000001" table:style-name="ce13">
            <text:p>27.459.690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BURGOS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9885" table:style-name="ce13">
            <text:p>9.885</text:p>
          </table:table-cell>
          <table:table-cell office:value-type="float" office:value="27143.77" table:style-name="ce13">
            <text:p>27.144</text:p>
          </table:table-cell>
          <table:table-cell office:value-type="float" office:value="19526.48" table:style-name="ce13">
            <text:p>19.5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82467" table:style-name="ce13">
            <text:p>82.467</text:p>
          </table:table-cell>
          <table:table-cell office:value-type="float" office:value="278909.53000000003" table:style-name="ce13">
            <text:p>278.910</text:p>
          </table:table-cell>
          <table:table-cell office:value-type="float" office:value="112795.81" table:style-name="ce13">
            <text:p>112.7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7" table:style-name="ce13">
            <text:p>57</text:p>
          </table:table-cell>
          <table:table-cell office:value-type="float" office:value="1041.6600000000001" table:style-name="ce13">
            <text:p>1.042</text:p>
          </table:table-cell>
          <table:table-cell office:value-type="float" office:value="4835.32" table:style-name="ce13">
            <text:p>4.83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00994" table:style-name="ce13">
            <text:p>200.994</text:p>
          </table:table-cell>
          <table:table-cell office:value-type="float" office:value="787312.62" table:style-name="ce13">
            <text:p>787.313</text:p>
          </table:table-cell>
          <table:table-cell office:value-type="float" office:value="354512.13" table:style-name="ce13">
            <text:p>354.5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4701" table:style-name="ce13">
            <text:p>14.701</text:p>
          </table:table-cell>
          <table:table-cell office:value-type="float" office:value="531557.68999999994" table:style-name="ce13">
            <text:p>531.558</text:p>
          </table:table-cell>
          <table:table-cell office:value-type="float" office:value="351693.06" table:style-name="ce13">
            <text:p>351.6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128" table:style-name="ce13">
            <text:p>1.128</text:p>
          </table:table-cell>
          <table:table-cell office:value-type="float" office:value="160342.97" table:style-name="ce13">
            <text:p>160.343</text:p>
          </table:table-cell>
          <table:table-cell office:value-type="float" office:value="156449.13" table:style-name="ce13">
            <text:p>156.44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98" table:style-name="ce13">
            <text:p>98</text:p>
          </table:table-cell>
          <table:table-cell office:value-type="float" office:value="194508.71" table:style-name="ce13">
            <text:p>194.509</text:p>
          </table:table-cell>
          <table:table-cell office:value-type="float" office:value="212696.11" table:style-name="ce13">
            <text:p>212.6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6" table:style-name="ce13">
            <text:p>36</text:p>
          </table:table-cell>
          <table:table-cell office:value-type="float" office:value="20665" table:style-name="ce13">
            <text:p>20.665</text:p>
          </table:table-cell>
          <table:table-cell office:value-type="float" office:value="44472.12" table:style-name="ce13">
            <text:p>44.4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28" table:style-name="ce13">
            <text:p>128</text:p>
          </table:table-cell>
          <table:table-cell office:value-type="float" office:value="264549" table:style-name="ce13">
            <text:p>264.549</text:p>
          </table:table-cell>
          <table:table-cell office:value-type="float" office:value="1288768.8500000001" table:style-name="ce13">
            <text:p>1.288.7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6" table:style-name="ce13">
            <text:p>6</text:p>
          </table:table-cell>
          <table:table-cell office:value-type="float" office:value="2770" table:style-name="ce13">
            <text:p>2.770</text:p>
          </table:table-cell>
          <table:table-cell office:value-type="float" office:value="2775.92" table:style-name="ce13">
            <text:p>2.7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38" table:style-name="ce13">
            <text:p>38</text:p>
          </table:table-cell>
          <table:table-cell office:value-type="float" office:value="13416" table:style-name="ce13">
            <text:p>13.416</text:p>
          </table:table-cell>
          <table:table-cell office:value-type="float" office:value="23714.95" table:style-name="ce13">
            <text:p>23.7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09538" table:style-name="ce13">
            <text:p>309.538</text:p>
          </table:table-cell>
          <table:table-cell office:value-type="float" office:value="2282216.9500000002" table:style-name="ce13">
            <text:p>2.282.217</text:p>
          </table:table-cell>
          <table:table-cell office:value-type="float" office:value="2572239.88" table:style-name="ce13">
            <text:p>2.572.240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ÁCERES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9097" table:style-name="ce13">
            <text:p>19.097</text:p>
          </table:table-cell>
          <table:table-cell office:value-type="float" office:value="47182.76" table:style-name="ce13">
            <text:p>47.183</text:p>
          </table:table-cell>
          <table:table-cell office:value-type="float" office:value="39358.53" table:style-name="ce13">
            <text:p>39.35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68579" table:style-name="ce13">
            <text:p>68.579</text:p>
          </table:table-cell>
          <table:table-cell office:value-type="float" office:value="234093.88" table:style-name="ce13">
            <text:p>234.094</text:p>
          </table:table-cell>
          <table:table-cell office:value-type="float" office:value="115909.5" table:style-name="ce13">
            <text:p>115.9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8" table:style-name="ce13">
            <text:p>58</text:p>
          </table:table-cell>
          <table:table-cell office:value-type="float" office:value="1008" table:style-name="ce13">
            <text:p>1.008</text:p>
          </table:table-cell>
          <table:table-cell office:value-type="float" office:value="6743.67" table:style-name="ce13">
            <text:p>6.74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15933" table:style-name="ce13">
            <text:p>215.933</text:p>
          </table:table-cell>
          <table:table-cell office:value-type="float" office:value="967203.37" table:style-name="ce13">
            <text:p>967.203</text:p>
          </table:table-cell>
          <table:table-cell office:value-type="float" office:value="460857.42" table:style-name="ce13">
            <text:p>460.8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4369" table:style-name="ce13">
            <text:p>14.369</text:p>
          </table:table-cell>
          <table:table-cell office:value-type="float" office:value="394516.77" table:style-name="ce13">
            <text:p>394.517</text:p>
          </table:table-cell>
          <table:table-cell office:value-type="float" office:value="283621.64" table:style-name="ce13">
            <text:p>283.6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432" table:style-name="ce13">
            <text:p>3.432</text:p>
          </table:table-cell>
          <table:table-cell office:value-type="float" office:value="228782.5" table:style-name="ce13">
            <text:p>228.783</text:p>
          </table:table-cell>
          <table:table-cell office:value-type="float" office:value="199826.17" table:style-name="ce13">
            <text:p>199.8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72" table:style-name="ce13">
            <text:p>72</text:p>
          </table:table-cell>
          <table:table-cell office:value-type="float" office:value="73070.09" table:style-name="ce13">
            <text:p>73.070</text:p>
          </table:table-cell>
          <table:table-cell office:value-type="float" office:value="135040.63" table:style-name="ce13">
            <text:p>135.04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2" table:style-name="ce13">
            <text:p>22</text:p>
          </table:table-cell>
          <table:table-cell office:value-type="float" office:value="18005" table:style-name="ce13">
            <text:p>18.005</text:p>
          </table:table-cell>
          <table:table-cell office:value-type="float" office:value="25072" table:style-name="ce13">
            <text:p>25.0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23" table:style-name="ce13">
            <text:p>123</text:p>
          </table:table-cell>
          <table:table-cell office:value-type="float" office:value="37468.61" table:style-name="ce13">
            <text:p>37.469</text:p>
          </table:table-cell>
          <table:table-cell office:value-type="float" office:value="77677.87" table:style-name="ce13">
            <text:p>77.67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2" table:style-name="ce13">
            <text:p>2</text:p>
          </table:table-cell>
          <table:table-cell office:value-type="float" office:value="158" table:style-name="ce13">
            <text:p>158</text:p>
          </table:table-cell>
          <table:table-cell office:value-type="float" office:value="673.1" table:style-name="ce13">
            <text:p>6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5" table:style-name="ce13">
            <text:p>5</text:p>
          </table:table-cell>
          <table:table-cell office:value-type="float" office:value="12100" table:style-name="ce13">
            <text:p>12.100</text:p>
          </table:table-cell>
          <table:table-cell office:value-type="float" office:value="29061.68" table:style-name="ce13">
            <text:p>29.06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21692" table:style-name="ce13">
            <text:p>321.692</text:p>
          </table:table-cell>
          <table:table-cell office:value-type="float" office:value="2013588.98" table:style-name="ce13">
            <text:p>2.013.589</text:p>
          </table:table-cell>
          <table:table-cell office:value-type="float" office:value="1373842.21" table:style-name="ce13">
            <text:p>1.373.842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ÁDIZ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9114" table:style-name="ce13">
            <text:p>29.114</text:p>
          </table:table-cell>
          <table:table-cell office:value-type="float" office:value="101440.1" table:style-name="ce13">
            <text:p>101.440</text:p>
          </table:table-cell>
          <table:table-cell office:value-type="float" office:value="72705.39" table:style-name="ce13">
            <text:p>72.7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263167" table:style-name="ce13">
            <text:p>263.167</text:p>
          </table:table-cell>
          <table:table-cell office:value-type="float" office:value="968894.59" table:style-name="ce13">
            <text:p>968.895</text:p>
          </table:table-cell>
          <table:table-cell office:value-type="float" office:value="627500.77" table:style-name="ce13">
            <text:p>627.50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585" table:style-name="ce13">
            <text:p>1.585</text:p>
          </table:table-cell>
          <table:table-cell office:value-type="float" office:value="28431.32" table:style-name="ce13">
            <text:p>28.431</text:p>
          </table:table-cell>
          <table:table-cell office:value-type="float" office:value="29120.55" table:style-name="ce13">
            <text:p>29.1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81011" table:style-name="ce13">
            <text:p>381.011</text:p>
          </table:table-cell>
          <table:table-cell office:value-type="float" office:value="1862552.64" table:style-name="ce13">
            <text:p>1.862.553</text:p>
          </table:table-cell>
          <table:table-cell office:value-type="float" office:value="990968.5" table:style-name="ce13">
            <text:p>990.9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7937" table:style-name="ce13">
            <text:p>27.937</text:p>
          </table:table-cell>
          <table:table-cell office:value-type="float" office:value="1225586.3400000001" table:style-name="ce13">
            <text:p>1.225.586</text:p>
          </table:table-cell>
          <table:table-cell office:value-type="float" office:value="821839.21" table:style-name="ce13">
            <text:p>821.8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359" table:style-name="ce13">
            <text:p>1.359</text:p>
          </table:table-cell>
          <table:table-cell office:value-type="float" office:value="283194.09999999998" table:style-name="ce13">
            <text:p>283.194</text:p>
          </table:table-cell>
          <table:table-cell office:value-type="float" office:value="307143.8" table:style-name="ce13">
            <text:p>307.14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93" table:style-name="ce13">
            <text:p>293</text:p>
          </table:table-cell>
          <table:table-cell office:value-type="float" office:value="402510.14" table:style-name="ce13">
            <text:p>402.510</text:p>
          </table:table-cell>
          <table:table-cell office:value-type="float" office:value="661085.47" table:style-name="ce13">
            <text:p>661.08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42" table:style-name="ce13">
            <text:p>42</text:p>
          </table:table-cell>
          <table:table-cell office:value-type="float" office:value="26251" table:style-name="ce13">
            <text:p>26.251</text:p>
          </table:table-cell>
          <table:table-cell office:value-type="float" office:value="98551" table:style-name="ce13">
            <text:p>98.5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93" table:style-name="ce13">
            <text:p>93</text:p>
          </table:table-cell>
          <table:table-cell office:value-type="float" office:value="470144" table:style-name="ce13">
            <text:p>470.144</text:p>
          </table:table-cell>
          <table:table-cell office:value-type="float" office:value="1211295.54" table:style-name="ce13">
            <text:p>1.211.2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6500" table:style-name="ce13">
            <text:p>6.500</text:p>
          </table:table-cell>
          <table:table-cell office:value-type="float" office:value="215.41" table:style-name="ce13">
            <text:p>2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46" table:style-name="ce13">
            <text:p>46</text:p>
          </table:table-cell>
          <table:table-cell office:value-type="float" office:value="168303" table:style-name="ce13">
            <text:p>168.303</text:p>
          </table:table-cell>
          <table:table-cell office:value-type="float" office:value="849896.52" table:style-name="ce13">
            <text:p>849.8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704648" table:style-name="ce13">
            <text:p>704.648</text:p>
          </table:table-cell>
          <table:table-cell office:value-type="float" office:value="5543807.2300000004" table:style-name="ce13">
            <text:p>5.543.807</text:p>
          </table:table-cell>
          <table:table-cell office:value-type="float" office:value="5670322.1600000001" table:style-name="ce13">
            <text:p>5.670.322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ASTELLÓN-CASTELLÒ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3819" table:style-name="ce13">
            <text:p>13.819</text:p>
          </table:table-cell>
          <table:table-cell office:value-type="float" office:value="37475.31" table:style-name="ce13">
            <text:p>37.475</text:p>
          </table:table-cell>
          <table:table-cell office:value-type="float" office:value="38656.93" table:style-name="ce13">
            <text:p>38.6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35477" table:style-name="ce13">
            <text:p>135.477</text:p>
          </table:table-cell>
          <table:table-cell office:value-type="float" office:value="543758.01" table:style-name="ce13">
            <text:p>543.758</text:p>
          </table:table-cell>
          <table:table-cell office:value-type="float" office:value="240119.02" table:style-name="ce13">
            <text:p>240.1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07" table:style-name="ce13">
            <text:p>107</text:p>
          </table:table-cell>
          <table:table-cell office:value-type="float" office:value="2171.0100000000002" table:style-name="ce13">
            <text:p>2.171</text:p>
          </table:table-cell>
          <table:table-cell office:value-type="float" office:value="9123.44" table:style-name="ce13">
            <text:p>9.12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09521" table:style-name="ce13">
            <text:p>309.521</text:p>
          </table:table-cell>
          <table:table-cell office:value-type="float" office:value="1394866.82" table:style-name="ce13">
            <text:p>1.394.867</text:p>
          </table:table-cell>
          <table:table-cell office:value-type="float" office:value="692432.21" table:style-name="ce13">
            <text:p>692.4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0121" table:style-name="ce13">
            <text:p>20.121</text:p>
          </table:table-cell>
          <table:table-cell office:value-type="float" office:value="539119.85" table:style-name="ce13">
            <text:p>539.120</text:p>
          </table:table-cell>
          <table:table-cell office:value-type="float" office:value="462158.56" table:style-name="ce13">
            <text:p>462.15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692" table:style-name="ce13">
            <text:p>2.692</text:p>
          </table:table-cell>
          <table:table-cell office:value-type="float" office:value="370332.97" table:style-name="ce13">
            <text:p>370.333</text:p>
          </table:table-cell>
          <table:table-cell office:value-type="float" office:value="372772.25" table:style-name="ce13">
            <text:p>372.7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34" table:style-name="ce13">
            <text:p>334</text:p>
          </table:table-cell>
          <table:table-cell office:value-type="float" office:value="987835.43" table:style-name="ce13">
            <text:p>987.835</text:p>
          </table:table-cell>
          <table:table-cell office:value-type="float" office:value="1456230.18" table:style-name="ce13">
            <text:p>1.456.2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43" table:style-name="ce13">
            <text:p>143</text:p>
          </table:table-cell>
          <table:table-cell office:value-type="float" office:value="187467" table:style-name="ce13">
            <text:p>187.467</text:p>
          </table:table-cell>
          <table:table-cell office:value-type="float" office:value="597034" table:style-name="ce13">
            <text:p>597.0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52" table:style-name="ce13">
            <text:p>52</text:p>
          </table:table-cell>
          <table:table-cell office:value-type="float" office:value="307291" table:style-name="ce13">
            <text:p>307.291</text:p>
          </table:table-cell>
          <table:table-cell office:value-type="float" office:value="341372.01" table:style-name="ce13">
            <text:p>341.3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5650" table:style-name="ce13">
            <text:p>5.650</text:p>
          </table:table-cell>
          <table:table-cell office:value-type="float" office:value="460.34" table:style-name="ce13">
            <text:p>4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4" table:style-name="ce13">
            <text:p>14</text:p>
          </table:table-cell>
          <table:table-cell office:value-type="float" office:value="3023" table:style-name="ce13">
            <text:p>3.023</text:p>
          </table:table-cell>
          <table:table-cell office:value-type="float" office:value="5441.91" table:style-name="ce13">
            <text:p>5.44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82281" table:style-name="ce13">
            <text:p>482.281</text:p>
          </table:table-cell>
          <table:table-cell office:value-type="float" office:value="4378990.4000000004" table:style-name="ce13">
            <text:p>4.378.990</text:p>
          </table:table-cell>
          <table:table-cell office:value-type="float" office:value="4215800.8499999996" table:style-name="ce13">
            <text:p>4.215.801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IUDAD_REAL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604" table:style-name="ce13">
            <text:p>2.604</text:p>
          </table:table-cell>
          <table:table-cell office:value-type="float" office:value="104688.53" table:style-name="ce13">
            <text:p>104.689</text:p>
          </table:table-cell>
          <table:table-cell office:value-type="float" office:value="51215.78" table:style-name="ce13">
            <text:p>51.2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77083" table:style-name="ce13">
            <text:p>177.083</text:p>
          </table:table-cell>
          <table:table-cell office:value-type="float" office:value="745687.97" table:style-name="ce13">
            <text:p>745.688</text:p>
          </table:table-cell>
          <table:table-cell office:value-type="float" office:value="351964.31" table:style-name="ce13">
            <text:p>351.9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20" table:style-name="ce13">
            <text:p>20</text:p>
          </table:table-cell>
          <table:table-cell office:value-type="float" office:value="249.47" table:style-name="ce13">
            <text:p>249</text:p>
          </table:table-cell>
          <table:table-cell office:value-type="float" office:value="5819.21" table:style-name="ce13">
            <text:p>5.8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32939" table:style-name="ce13">
            <text:p>132.939</text:p>
          </table:table-cell>
          <table:table-cell office:value-type="float" office:value="681783.1" table:style-name="ce13">
            <text:p>681.783</text:p>
          </table:table-cell>
          <table:table-cell office:value-type="float" office:value="381822.66" table:style-name="ce13">
            <text:p>381.82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7915" table:style-name="ce13">
            <text:p>17.915</text:p>
          </table:table-cell>
          <table:table-cell office:value-type="float" office:value="573588.39" table:style-name="ce13">
            <text:p>573.588</text:p>
          </table:table-cell>
          <table:table-cell office:value-type="float" office:value="385345.98" table:style-name="ce13">
            <text:p>385.34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375" table:style-name="ce13">
            <text:p>3.375</text:p>
          </table:table-cell>
          <table:table-cell office:value-type="float" office:value="380095.57" table:style-name="ce13">
            <text:p>380.096</text:p>
          </table:table-cell>
          <table:table-cell office:value-type="float" office:value="269737.34000000003" table:style-name="ce13">
            <text:p>269.7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00" table:style-name="ce13">
            <text:p>200</text:p>
          </table:table-cell>
          <table:table-cell office:value-type="float" office:value="248551.76" table:style-name="ce13">
            <text:p>248.552</text:p>
          </table:table-cell>
          <table:table-cell office:value-type="float" office:value="436727.62" table:style-name="ce13">
            <text:p>436.7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9" table:style-name="ce13">
            <text:p>29</text:p>
          </table:table-cell>
          <table:table-cell office:value-type="float" office:value="22320" table:style-name="ce13">
            <text:p>22.320</text:p>
          </table:table-cell>
          <table:table-cell office:value-type="float" office:value="76529" table:style-name="ce13">
            <text:p>76.5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51" table:style-name="ce13">
            <text:p>51</text:p>
          </table:table-cell>
          <table:table-cell office:value-type="float" office:value="103749" table:style-name="ce13">
            <text:p>103.749</text:p>
          </table:table-cell>
          <table:table-cell office:value-type="float" office:value="150944.28" table:style-name="ce13">
            <text:p>150.94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2" table:style-name="ce13">
            <text:p>12</text:p>
          </table:table-cell>
          <table:table-cell office:value-type="float" office:value="103426" table:style-name="ce13">
            <text:p>103.426</text:p>
          </table:table-cell>
          <table:table-cell office:value-type="float" office:value="226028.18" table:style-name="ce13">
            <text:p>226.0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3" table:style-name="ce13">
            <text:p>13</text:p>
          </table:table-cell>
          <table:table-cell office:value-type="float" office:value="65013" table:style-name="ce13">
            <text:p>65.013</text:p>
          </table:table-cell>
          <table:table-cell office:value-type="float" office:value="110339.99" table:style-name="ce13">
            <text:p>110.34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34241" table:style-name="ce13">
            <text:p>334.241</text:p>
          </table:table-cell>
          <table:table-cell office:value-type="float" office:value="3029152.79" table:style-name="ce13">
            <text:p>3.029.153</text:p>
          </table:table-cell>
          <table:table-cell office:value-type="float" office:value="2446474.35" table:style-name="ce13">
            <text:p>2.446.47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ÓRDOB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2820" table:style-name="ce13">
            <text:p>22.820</text:p>
          </table:table-cell>
          <table:table-cell office:value-type="float" office:value="90021.92" table:style-name="ce13">
            <text:p>90.022</text:p>
          </table:table-cell>
          <table:table-cell office:value-type="float" office:value="72853.91" table:style-name="ce13">
            <text:p>72.85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83982" table:style-name="ce13">
            <text:p>183.982</text:p>
          </table:table-cell>
          <table:table-cell office:value-type="float" office:value="713310.19" table:style-name="ce13">
            <text:p>713.310</text:p>
          </table:table-cell>
          <table:table-cell office:value-type="float" office:value="506718.88" table:style-name="ce13">
            <text:p>506.7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108" table:style-name="ce13">
            <text:p>1.108</text:p>
          </table:table-cell>
          <table:table-cell office:value-type="float" office:value="19582.91" table:style-name="ce13">
            <text:p>19.583</text:p>
          </table:table-cell>
          <table:table-cell office:value-type="float" office:value="15798.85" table:style-name="ce13">
            <text:p>15.7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34983" table:style-name="ce13">
            <text:p>234.983</text:p>
          </table:table-cell>
          <table:table-cell office:value-type="float" office:value="1146365.17" table:style-name="ce13">
            <text:p>1.146.365</text:p>
          </table:table-cell>
          <table:table-cell office:value-type="float" office:value="771295.02" table:style-name="ce13">
            <text:p>771.2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9650" table:style-name="ce13">
            <text:p>19.650</text:p>
          </table:table-cell>
          <table:table-cell office:value-type="float" office:value="706274.76" table:style-name="ce13">
            <text:p>706.275</text:p>
          </table:table-cell>
          <table:table-cell office:value-type="float" office:value="564318.93000000005" table:style-name="ce13">
            <text:p>564.3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266" table:style-name="ce13">
            <text:p>2.266</text:p>
          </table:table-cell>
          <table:table-cell office:value-type="float" office:value="268835.98" table:style-name="ce13">
            <text:p>268.836</text:p>
          </table:table-cell>
          <table:table-cell office:value-type="float" office:value="297963.21999999997" table:style-name="ce13">
            <text:p>297.9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31" table:style-name="ce13">
            <text:p>231</text:p>
          </table:table-cell>
          <table:table-cell office:value-type="float" office:value="261972.6" table:style-name="ce13">
            <text:p>261.973</text:p>
          </table:table-cell>
          <table:table-cell office:value-type="float" office:value="487026.96" table:style-name="ce13">
            <text:p>487.0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2" table:style-name="ce13">
            <text:p>22</text:p>
          </table:table-cell>
          <table:table-cell office:value-type="float" office:value="9943" table:style-name="ce13">
            <text:p>9.943</text:p>
          </table:table-cell>
          <table:table-cell office:value-type="float" office:value="22082" table:style-name="ce13">
            <text:p>22.0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30" table:style-name="ce13">
            <text:p>30</text:p>
          </table:table-cell>
          <table:table-cell office:value-type="float" office:value="145497.20000000001" table:style-name="ce13">
            <text:p>145.497</text:p>
          </table:table-cell>
          <table:table-cell office:value-type="float" office:value="137445.37" table:style-name="ce13">
            <text:p>137.4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20" table:style-name="ce13">
            <text:p>20</text:p>
          </table:table-cell>
          <table:table-cell office:value-type="float" office:value="55743" table:style-name="ce13">
            <text:p>55.743</text:p>
          </table:table-cell>
          <table:table-cell office:value-type="float" office:value="108918.2" table:style-name="ce13">
            <text:p>108.9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3" table:style-name="ce13">
            <text:p>13</text:p>
          </table:table-cell>
          <table:table-cell office:value-type="float" office:value="64573.75" table:style-name="ce13">
            <text:p>64.574</text:p>
          </table:table-cell>
          <table:table-cell office:value-type="float" office:value="76965.81" table:style-name="ce13">
            <text:p>76.96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65125" table:style-name="ce13">
            <text:p>465.125</text:p>
          </table:table-cell>
          <table:table-cell office:value-type="float" office:value="3482120.48" table:style-name="ce13">
            <text:p>3.482.120</text:p>
          </table:table-cell>
          <table:table-cell office:value-type="float" office:value="3061387.15" table:style-name="ce13">
            <text:p>3.061.387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ORUÑA_(A)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829" table:style-name="ce13">
            <text:p>2.829</text:p>
          </table:table-cell>
          <table:table-cell office:value-type="float" office:value="213712.84" table:style-name="ce13">
            <text:p>213.713</text:p>
          </table:table-cell>
          <table:table-cell office:value-type="float" office:value="118207.07" table:style-name="ce13">
            <text:p>118.2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452603" table:style-name="ce13">
            <text:p>452.603</text:p>
          </table:table-cell>
          <table:table-cell office:value-type="float" office:value="1823756.25" table:style-name="ce13">
            <text:p>1.823.756</text:p>
          </table:table-cell>
          <table:table-cell office:value-type="float" office:value="1033886.13" table:style-name="ce13">
            <text:p>1.033.88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20" table:style-name="ce13">
            <text:p>20</text:p>
          </table:table-cell>
          <table:table-cell office:value-type="float" office:value="192.54" table:style-name="ce13">
            <text:p>193</text:p>
          </table:table-cell>
          <table:table-cell office:value-type="float" office:value="9976.77" table:style-name="ce13">
            <text:p>9.9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55998" table:style-name="ce13">
            <text:p>255.998</text:p>
          </table:table-cell>
          <table:table-cell office:value-type="float" office:value="1403983.78" table:style-name="ce13">
            <text:p>1.403.984</text:p>
          </table:table-cell>
          <table:table-cell office:value-type="float" office:value="755474.26" table:style-name="ce13">
            <text:p>755.4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1319" table:style-name="ce13">
            <text:p>31.319</text:p>
          </table:table-cell>
          <table:table-cell office:value-type="float" office:value="1140738.83" table:style-name="ce13">
            <text:p>1.140.739</text:p>
          </table:table-cell>
          <table:table-cell office:value-type="float" office:value="816927.42" table:style-name="ce13">
            <text:p>816.9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460" table:style-name="ce13">
            <text:p>1.460</text:p>
          </table:table-cell>
          <table:table-cell office:value-type="float" office:value="265576.28999999998" table:style-name="ce13">
            <text:p>265.576</text:p>
          </table:table-cell>
          <table:table-cell office:value-type="float" office:value="365864.01" table:style-name="ce13">
            <text:p>365.8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24" table:style-name="ce13">
            <text:p>424</text:p>
          </table:table-cell>
          <table:table-cell office:value-type="float" office:value="385517.2" table:style-name="ce13">
            <text:p>385.517</text:p>
          </table:table-cell>
          <table:table-cell office:value-type="float" office:value="967269.43" table:style-name="ce13">
            <text:p>967.2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53" table:style-name="ce13">
            <text:p>53</text:p>
          </table:table-cell>
          <table:table-cell office:value-type="float" office:value="31262" table:style-name="ce13">
            <text:p>31.262</text:p>
          </table:table-cell>
          <table:table-cell office:value-type="float" office:value="120563" table:style-name="ce13">
            <text:p>120.5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53" table:style-name="ce13">
            <text:p>53</text:p>
          </table:table-cell>
          <table:table-cell office:value-type="float" office:value="149220" table:style-name="ce13">
            <text:p>149.220</text:p>
          </table:table-cell>
          <table:table-cell office:value-type="float" office:value="567774.07999999996" table:style-name="ce13">
            <text:p>567.7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4" table:style-name="ce13">
            <text:p>14</text:p>
          </table:table-cell>
          <table:table-cell office:value-type="float" office:value="104136" table:style-name="ce13">
            <text:p>104.136</text:p>
          </table:table-cell>
          <table:table-cell office:value-type="float" office:value="388716.69" table:style-name="ce13">
            <text:p>388.7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20" table:style-name="ce13">
            <text:p>20</text:p>
          </table:table-cell>
          <table:table-cell office:value-type="float" office:value="427406.5" table:style-name="ce13">
            <text:p>427.407</text:p>
          </table:table-cell>
          <table:table-cell office:value-type="float" office:value="2821096.22" table:style-name="ce13">
            <text:p>2.821.0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744793" table:style-name="ce13">
            <text:p>744.793</text:p>
          </table:table-cell>
          <table:table-cell office:value-type="float" office:value="5945502.2300000004" table:style-name="ce13">
            <text:p>5.945.502</text:p>
          </table:table-cell>
          <table:table-cell office:value-type="float" office:value="7965755.0800000001" table:style-name="ce13">
            <text:p>7.965.755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UENC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8258" table:style-name="ce13">
            <text:p>8.258</text:p>
          </table:table-cell>
          <table:table-cell office:value-type="float" office:value="45138.85" table:style-name="ce13">
            <text:p>45.139</text:p>
          </table:table-cell>
          <table:table-cell office:value-type="float" office:value="22176.36" table:style-name="ce13">
            <text:p>22.1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73817" table:style-name="ce13">
            <text:p>73.817</text:p>
          </table:table-cell>
          <table:table-cell office:value-type="float" office:value="257713.98" table:style-name="ce13">
            <text:p>257.714</text:p>
          </table:table-cell>
          <table:table-cell office:value-type="float" office:value="104441.68" table:style-name="ce13">
            <text:p>104.4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72" table:style-name="ce13">
            <text:p>72</text:p>
          </table:table-cell>
          <table:table-cell office:value-type="float" office:value="1466" table:style-name="ce13">
            <text:p>1.466</text:p>
          </table:table-cell>
          <table:table-cell office:value-type="float" office:value="4918" table:style-name="ce13">
            <text:p>4.9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90810" table:style-name="ce13">
            <text:p>90.810</text:p>
          </table:table-cell>
          <table:table-cell office:value-type="float" office:value="380584.75" table:style-name="ce13">
            <text:p>380.585</text:p>
          </table:table-cell>
          <table:table-cell office:value-type="float" office:value="188475.91" table:style-name="ce13">
            <text:p>188.4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8885" table:style-name="ce13">
            <text:p>8.885</text:p>
          </table:table-cell>
          <table:table-cell office:value-type="float" office:value="220083.89" table:style-name="ce13">
            <text:p>220.084</text:p>
          </table:table-cell>
          <table:table-cell office:value-type="float" office:value="178948.6" table:style-name="ce13">
            <text:p>178.94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811" table:style-name="ce13">
            <text:p>1.811</text:p>
          </table:table-cell>
          <table:table-cell office:value-type="float" office:value="200570.66" table:style-name="ce13">
            <text:p>200.571</text:p>
          </table:table-cell>
          <table:table-cell office:value-type="float" office:value="176922.12" table:style-name="ce13">
            <text:p>176.9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75" table:style-name="ce13">
            <text:p>75</text:p>
          </table:table-cell>
          <table:table-cell office:value-type="float" office:value="118131" table:style-name="ce13">
            <text:p>118.131</text:p>
          </table:table-cell>
          <table:table-cell office:value-type="float" office:value="203183.33" table:style-name="ce13">
            <text:p>203.1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5" table:style-name="ce13">
            <text:p>35</text:p>
          </table:table-cell>
          <table:table-cell office:value-type="float" office:value="23841" table:style-name="ce13">
            <text:p>23.841</text:p>
          </table:table-cell>
          <table:table-cell office:value-type="float" office:value="48534" table:style-name="ce13">
            <text:p>48.5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" table:style-name="ce13">
            <text:p>4</text:p>
          </table:table-cell>
          <table:table-cell office:value-type="float" office:value="6736" table:style-name="ce13">
            <text:p>6.736</text:p>
          </table:table-cell>
          <table:table-cell office:value-type="float" office:value="20493.12" table:style-name="ce13">
            <text:p>20.4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1" table:style-name="ce13">
            <text:p>11</text:p>
          </table:table-cell>
          <table:table-cell office:value-type="float" office:value="8381" table:style-name="ce13">
            <text:p>8.381</text:p>
          </table:table-cell>
          <table:table-cell office:value-type="float" office:value="29143.96" table:style-name="ce13">
            <text:p>29.14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7" table:style-name="ce13">
            <text:p>7</text:p>
          </table:table-cell>
          <table:table-cell office:value-type="float" office:value="71425" table:style-name="ce13">
            <text:p>71.425</text:p>
          </table:table-cell>
          <table:table-cell office:value-type="float" office:value="110101.17" table:style-name="ce13">
            <text:p>110.10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83785" table:style-name="ce13">
            <text:p>183.785</text:p>
          </table:table-cell>
          <table:table-cell office:value-type="float" office:value="1334072.1299999999" table:style-name="ce13">
            <text:p>1.334.072</text:p>
          </table:table-cell>
          <table:table-cell office:value-type="float" office:value="1087338.25" table:style-name="ce13">
            <text:p>1.087.338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GIRON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6891" table:style-name="ce13">
            <text:p>6.891</text:p>
          </table:table-cell>
          <table:table-cell office:value-type="float" office:value="30363.040000000001" table:style-name="ce13">
            <text:p>30.363</text:p>
          </table:table-cell>
          <table:table-cell office:value-type="float" office:value="20327.150000000001" table:style-name="ce13">
            <text:p>20.3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210684" table:style-name="ce13">
            <text:p>210.684</text:p>
          </table:table-cell>
          <table:table-cell office:value-type="float" office:value="941295.49" table:style-name="ce13">
            <text:p>941.295</text:p>
          </table:table-cell>
          <table:table-cell office:value-type="float" office:value="471739.53" table:style-name="ce13">
            <text:p>471.7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2737" table:style-name="ce13">
            <text:p>2.737</text:p>
          </table:table-cell>
          <table:table-cell office:value-type="float" office:value="43980.59" table:style-name="ce13">
            <text:p>43.981</text:p>
          </table:table-cell>
          <table:table-cell office:value-type="float" office:value="36193.699999999997" table:style-name="ce13">
            <text:p>36.1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15553" table:style-name="ce13">
            <text:p>315.553</text:p>
          </table:table-cell>
          <table:table-cell office:value-type="float" office:value="1630706.38" table:style-name="ce13">
            <text:p>1.630.706</text:p>
          </table:table-cell>
          <table:table-cell office:value-type="float" office:value="841474.33" table:style-name="ce13">
            <text:p>841.4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1466" table:style-name="ce13">
            <text:p>41.466</text:p>
          </table:table-cell>
          <table:table-cell office:value-type="float" office:value="1369630.52" table:style-name="ce13">
            <text:p>1.369.631</text:p>
          </table:table-cell>
          <table:table-cell office:value-type="float" office:value="1287506.5900000001" table:style-name="ce13">
            <text:p>1.287.5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54" table:style-name="ce13">
            <text:p>254</text:p>
          </table:table-cell>
          <table:table-cell office:value-type="float" office:value="49122.8" table:style-name="ce13">
            <text:p>49.123</text:p>
          </table:table-cell>
          <table:table-cell office:value-type="float" office:value="106082.5" table:style-name="ce13">
            <text:p>106.0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17" table:style-name="ce13">
            <text:p>417</text:p>
          </table:table-cell>
          <table:table-cell office:value-type="float" office:value="393883.88" table:style-name="ce13">
            <text:p>393.884</text:p>
          </table:table-cell>
          <table:table-cell office:value-type="float" office:value="1538158.39" table:style-name="ce13">
            <text:p>1.538.1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56" table:style-name="ce13">
            <text:p>56</text:p>
          </table:table-cell>
          <table:table-cell office:value-type="float" office:value="36109" table:style-name="ce13">
            <text:p>36.109</text:p>
          </table:table-cell>
          <table:table-cell office:value-type="float" office:value="113795" table:style-name="ce13">
            <text:p>113.7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" table:style-name="ce13">
            <text:p>2</text:p>
          </table:table-cell>
          <table:table-cell office:value-type="float" office:value="65.099999999999994" table:style-name="ce13">
            <text:p>65</text:p>
          </table:table-cell>
          <table:table-cell office:value-type="float" office:value="256.56" table:style-name="ce13">
            <text:p>2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6" table:style-name="ce13">
            <text:p>6</text:p>
          </table:table-cell>
          <table:table-cell office:value-type="float" office:value="38516" table:style-name="ce13">
            <text:p>38.516</text:p>
          </table:table-cell>
          <table:table-cell office:value-type="float" office:value="214240.5" table:style-name="ce13">
            <text:p>214.24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" table:style-name="ce13">
            <text:p>1</text:p>
          </table:table-cell>
          <table:table-cell office:value-type="float" office:value="15000" table:style-name="ce13">
            <text:p>15.000</text:p>
          </table:table-cell>
          <table:table-cell office:value-type="float" office:value="9350" table:style-name="ce13">
            <text:p>9.35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578067" table:style-name="ce13">
            <text:p>578.067</text:p>
          </table:table-cell>
          <table:table-cell office:value-type="float" office:value="4548672.8" table:style-name="ce13">
            <text:p>4.548.673</text:p>
          </table:table-cell>
          <table:table-cell office:value-type="float" office:value="4639124.25" table:style-name="ce13">
            <text:p>4.639.12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GRANAD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6411" table:style-name="ce13">
            <text:p>26.411</text:p>
          </table:table-cell>
          <table:table-cell office:value-type="float" office:value="88718.080000000002" table:style-name="ce13">
            <text:p>88.718</text:p>
          </table:table-cell>
          <table:table-cell office:value-type="float" office:value="71659.59" table:style-name="ce13">
            <text:p>71.6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235611" table:style-name="ce13">
            <text:p>235.611</text:p>
          </table:table-cell>
          <table:table-cell office:value-type="float" office:value="829480.68" table:style-name="ce13">
            <text:p>829.481</text:p>
          </table:table-cell>
          <table:table-cell office:value-type="float" office:value="559027.68000000005" table:style-name="ce13">
            <text:p>559.0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872" table:style-name="ce13">
            <text:p>872</text:p>
          </table:table-cell>
          <table:table-cell office:value-type="float" office:value="14542.33" table:style-name="ce13">
            <text:p>14.542</text:p>
          </table:table-cell>
          <table:table-cell office:value-type="float" office:value="12977.81" table:style-name="ce13">
            <text:p>12.97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12305" table:style-name="ce13">
            <text:p>312.305</text:p>
          </table:table-cell>
          <table:table-cell office:value-type="float" office:value="1665946.34" table:style-name="ce13">
            <text:p>1.665.946</text:p>
          </table:table-cell>
          <table:table-cell office:value-type="float" office:value="891612.01" table:style-name="ce13">
            <text:p>891.6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0771" table:style-name="ce13">
            <text:p>20.771</text:p>
          </table:table-cell>
          <table:table-cell office:value-type="float" office:value="1304037.19" table:style-name="ce13">
            <text:p>1.304.037</text:p>
          </table:table-cell>
          <table:table-cell office:value-type="float" office:value="658199.76" table:style-name="ce13">
            <text:p>658.2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275" table:style-name="ce13">
            <text:p>1.275</text:p>
          </table:table-cell>
          <table:table-cell office:value-type="float" office:value="263386.19" table:style-name="ce13">
            <text:p>263.386</text:p>
          </table:table-cell>
          <table:table-cell office:value-type="float" office:value="239307.56" table:style-name="ce13">
            <text:p>239.3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63" table:style-name="ce13">
            <text:p>263</text:p>
          </table:table-cell>
          <table:table-cell office:value-type="float" office:value="182888.84" table:style-name="ce13">
            <text:p>182.889</text:p>
          </table:table-cell>
          <table:table-cell office:value-type="float" office:value="544227.04" table:style-name="ce13">
            <text:p>544.2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8" table:style-name="ce13">
            <text:p>38</text:p>
          </table:table-cell>
          <table:table-cell office:value-type="float" office:value="13598" table:style-name="ce13">
            <text:p>13.598</text:p>
          </table:table-cell>
          <table:table-cell office:value-type="float" office:value="46438" table:style-name="ce13">
            <text:p>46.43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6" table:style-name="ce13">
            <text:p>16</text:p>
          </table:table-cell>
          <table:table-cell office:value-type="float" office:value="19251.03" table:style-name="ce13">
            <text:p>19.251</text:p>
          </table:table-cell>
          <table:table-cell office:value-type="float" office:value="45056.959999999999" table:style-name="ce13">
            <text:p>45.0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7" table:style-name="ce13">
            <text:p>7</text:p>
          </table:table-cell>
          <table:table-cell office:value-type="float" office:value="15700" table:style-name="ce13">
            <text:p>15.700</text:p>
          </table:table-cell>
          <table:table-cell office:value-type="float" office:value="213400.63" table:style-name="ce13">
            <text:p>213.40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9" table:style-name="ce13">
            <text:p>9</text:p>
          </table:table-cell>
          <table:table-cell office:value-type="float" office:value="14325" table:style-name="ce13">
            <text:p>14.325</text:p>
          </table:table-cell>
          <table:table-cell office:value-type="float" office:value="11408.83" table:style-name="ce13">
            <text:p>11.4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597578" table:style-name="ce13">
            <text:p>597.578</text:p>
          </table:table-cell>
          <table:table-cell office:value-type="float" office:value="4411873.68" table:style-name="ce13">
            <text:p>4.411.874</text:p>
          </table:table-cell>
          <table:table-cell office:value-type="float" office:value="3293315.87" table:style-name="ce13">
            <text:p>3.293.316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GUADALAJAR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3407" table:style-name="ce13">
            <text:p>3.407</text:p>
          </table:table-cell>
          <table:table-cell office:value-type="float" office:value="38437.85" table:style-name="ce13">
            <text:p>38.438</text:p>
          </table:table-cell>
          <table:table-cell office:value-type="float" office:value="16889.3" table:style-name="ce13">
            <text:p>16.8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85291" table:style-name="ce13">
            <text:p>85.291</text:p>
          </table:table-cell>
          <table:table-cell office:value-type="float" office:value="327342.86" table:style-name="ce13">
            <text:p>327.343</text:p>
          </table:table-cell>
          <table:table-cell office:value-type="float" office:value="148860.29999999999" table:style-name="ce13">
            <text:p>148.8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9" table:style-name="ce13">
            <text:p>19</text:p>
          </table:table-cell>
          <table:table-cell office:value-type="float" office:value="405.19" table:style-name="ce13">
            <text:p>405</text:p>
          </table:table-cell>
          <table:table-cell office:value-type="float" office:value="4855.67" table:style-name="ce13">
            <text:p>4.85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01322" table:style-name="ce13">
            <text:p>101.322</text:p>
          </table:table-cell>
          <table:table-cell office:value-type="float" office:value="467131.26" table:style-name="ce13">
            <text:p>467.131</text:p>
          </table:table-cell>
          <table:table-cell office:value-type="float" office:value="239696.79" table:style-name="ce13">
            <text:p>239.6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7544" table:style-name="ce13">
            <text:p>7.544</text:p>
          </table:table-cell>
          <table:table-cell office:value-type="float" office:value="275686.57" table:style-name="ce13">
            <text:p>275.687</text:p>
          </table:table-cell>
          <table:table-cell office:value-type="float" office:value="191522.05" table:style-name="ce13">
            <text:p>191.5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074" table:style-name="ce13">
            <text:p>1.074</text:p>
          </table:table-cell>
          <table:table-cell office:value-type="float" office:value="105356.05" table:style-name="ce13">
            <text:p>105.356</text:p>
          </table:table-cell>
          <table:table-cell office:value-type="float" office:value="112876.29" table:style-name="ce13">
            <text:p>112.8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85" table:style-name="ce13">
            <text:p>85</text:p>
          </table:table-cell>
          <table:table-cell office:value-type="float" office:value="193643.9" table:style-name="ce13">
            <text:p>193.644</text:p>
          </table:table-cell>
          <table:table-cell office:value-type="float" office:value="326628.40999999997" table:style-name="ce13">
            <text:p>326.6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8" table:style-name="ce13">
            <text:p>38</text:p>
          </table:table-cell>
          <table:table-cell office:value-type="float" office:value="25761" table:style-name="ce13">
            <text:p>25.761</text:p>
          </table:table-cell>
          <table:table-cell office:value-type="float" office:value="61852" table:style-name="ce13">
            <text:p>61.85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8" table:style-name="ce13">
            <text:p>18</text:p>
          </table:table-cell>
          <table:table-cell office:value-type="float" office:value="53738" table:style-name="ce13">
            <text:p>53.738</text:p>
          </table:table-cell>
          <table:table-cell office:value-type="float" office:value="279850.19" table:style-name="ce13">
            <text:p>279.8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6" table:style-name="ce13">
            <text:p>6</text:p>
          </table:table-cell>
          <table:table-cell office:value-type="float" office:value="38057" table:style-name="ce13">
            <text:p>38.057</text:p>
          </table:table-cell>
          <table:table-cell office:value-type="float" office:value="79995.09" table:style-name="ce13">
            <text:p>79.9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6" table:style-name="ce13">
            <text:p>6</text:p>
          </table:table-cell>
          <table:table-cell office:value-type="float" office:value="13207" table:style-name="ce13">
            <text:p>13.207</text:p>
          </table:table-cell>
          <table:table-cell office:value-type="float" office:value="26809.73" table:style-name="ce13">
            <text:p>26.81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98810" table:style-name="ce13">
            <text:p>198.810</text:p>
          </table:table-cell>
          <table:table-cell office:value-type="float" office:value="1538766.68" table:style-name="ce13">
            <text:p>1.538.767</text:p>
          </table:table-cell>
          <table:table-cell office:value-type="float" office:value="1489835.82" table:style-name="ce13">
            <text:p>1.489.836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GIPUZKO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1841" table:style-name="ce13">
            <text:p>11.841</text:p>
          </table:table-cell>
          <table:table-cell office:value-type="float" office:value="37562.71" table:style-name="ce13">
            <text:p>37.563</text:p>
          </table:table-cell>
          <table:table-cell office:value-type="float" office:value="33792.04" table:style-name="ce13">
            <text:p>33.7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27163" table:style-name="ce13">
            <text:p>127.163</text:p>
          </table:table-cell>
          <table:table-cell office:value-type="float" office:value="509183.14" table:style-name="ce13">
            <text:p>509.183</text:p>
          </table:table-cell>
          <table:table-cell office:value-type="float" office:value="261328.92" table:style-name="ce13">
            <text:p>261.3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67" table:style-name="ce13">
            <text:p>167</text:p>
          </table:table-cell>
          <table:table-cell office:value-type="float" office:value="5582" table:style-name="ce13">
            <text:p>5.582</text:p>
          </table:table-cell>
          <table:table-cell office:value-type="float" office:value="15382.48" table:style-name="ce13">
            <text:p>15.3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76332" table:style-name="ce13">
            <text:p>276.332</text:p>
          </table:table-cell>
          <table:table-cell office:value-type="float" office:value="1184614.69" table:style-name="ce13">
            <text:p>1.184.615</text:p>
          </table:table-cell>
          <table:table-cell office:value-type="float" office:value="633312.5" table:style-name="ce13">
            <text:p>633.3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9946" table:style-name="ce13">
            <text:p>29.946</text:p>
          </table:table-cell>
          <table:table-cell office:value-type="float" office:value="4384550.1100000003" table:style-name="ce13">
            <text:p>4.384.550</text:p>
          </table:table-cell>
          <table:table-cell office:value-type="float" office:value="862839.09" table:style-name="ce13">
            <text:p>862.8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791" table:style-name="ce13">
            <text:p>791</text:p>
          </table:table-cell>
          <table:table-cell office:value-type="float" office:value="326752.26" table:style-name="ce13">
            <text:p>326.752</text:p>
          </table:table-cell>
          <table:table-cell office:value-type="float" office:value="221824.16" table:style-name="ce13">
            <text:p>221.8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81" table:style-name="ce13">
            <text:p>181</text:p>
          </table:table-cell>
          <table:table-cell office:value-type="float" office:value="121685" table:style-name="ce13">
            <text:p>121.685</text:p>
          </table:table-cell>
          <table:table-cell office:value-type="float" office:value="335429.71999999997" table:style-name="ce13">
            <text:p>335.4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71" table:style-name="ce13">
            <text:p>171</text:p>
          </table:table-cell>
          <table:table-cell office:value-type="float" office:value="190686" table:style-name="ce13">
            <text:p>190.686</text:p>
          </table:table-cell>
          <table:table-cell office:value-type="float" office:value="674883.28" table:style-name="ce13">
            <text:p>674.8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73" table:style-name="ce13">
            <text:p>273</text:p>
          </table:table-cell>
          <table:table-cell office:value-type="float" office:value="307569" table:style-name="ce13">
            <text:p>307.569</text:p>
          </table:table-cell>
          <table:table-cell office:value-type="float" office:value="900459.47" table:style-name="ce13">
            <text:p>900.45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4" table:style-name="ce13">
            <text:p>14</text:p>
          </table:table-cell>
          <table:table-cell office:value-type="float" office:value="155090" table:style-name="ce13">
            <text:p>155.090</text:p>
          </table:table-cell>
          <table:table-cell office:value-type="float" office:value="906994.8" table:style-name="ce13">
            <text:p>906.9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3" table:style-name="ce13">
            <text:p>3</text:p>
          </table:table-cell>
          <table:table-cell office:value-type="float" office:value="128150" table:style-name="ce13">
            <text:p>128.150</text:p>
          </table:table-cell>
          <table:table-cell office:value-type="float" office:value="602657.96" table:style-name="ce13">
            <text:p>602.6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46882" table:style-name="ce13">
            <text:p>446.882</text:p>
          </table:table-cell>
          <table:table-cell office:value-type="float" office:value="7351424.9100000001" table:style-name="ce13">
            <text:p>7.351.425</text:p>
          </table:table-cell>
          <table:table-cell office:value-type="float" office:value="5448904.4199999999" table:style-name="ce13">
            <text:p>5.448.90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HUELV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1525" table:style-name="ce13">
            <text:p>11.525</text:p>
          </table:table-cell>
          <table:table-cell office:value-type="float" office:value="39491.58" table:style-name="ce13">
            <text:p>39.492</text:p>
          </table:table-cell>
          <table:table-cell office:value-type="float" office:value="27822.45" table:style-name="ce13">
            <text:p>27.8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41664" table:style-name="ce13">
            <text:p>141.664</text:p>
          </table:table-cell>
          <table:table-cell office:value-type="float" office:value="496523.98" table:style-name="ce13">
            <text:p>496.524</text:p>
          </table:table-cell>
          <table:table-cell office:value-type="float" office:value="280783.06" table:style-name="ce13">
            <text:p>280.7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658" table:style-name="ce13">
            <text:p>658</text:p>
          </table:table-cell>
          <table:table-cell office:value-type="float" office:value="10752.84" table:style-name="ce13">
            <text:p>10.753</text:p>
          </table:table-cell>
          <table:table-cell office:value-type="float" office:value="13191.64" table:style-name="ce13">
            <text:p>13.1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76079" table:style-name="ce13">
            <text:p>176.079</text:p>
          </table:table-cell>
          <table:table-cell office:value-type="float" office:value="814608.4" table:style-name="ce13">
            <text:p>814.608</text:p>
          </table:table-cell>
          <table:table-cell office:value-type="float" office:value="441436.92" table:style-name="ce13">
            <text:p>441.43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1355" table:style-name="ce13">
            <text:p>11.355</text:p>
          </table:table-cell>
          <table:table-cell office:value-type="float" office:value="704741.17" table:style-name="ce13">
            <text:p>704.741</text:p>
          </table:table-cell>
          <table:table-cell office:value-type="float" office:value="370275.66" table:style-name="ce13">
            <text:p>370.2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199" table:style-name="ce13">
            <text:p>1.199</text:p>
          </table:table-cell>
          <table:table-cell office:value-type="float" office:value="154191.75" table:style-name="ce13">
            <text:p>154.192</text:p>
          </table:table-cell>
          <table:table-cell office:value-type="float" office:value="173080.13" table:style-name="ce13">
            <text:p>173.0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18" table:style-name="ce13">
            <text:p>218</text:p>
          </table:table-cell>
          <table:table-cell office:value-type="float" office:value="341727.09" table:style-name="ce13">
            <text:p>341.727</text:p>
          </table:table-cell>
          <table:table-cell office:value-type="float" office:value="416697.08" table:style-name="ce13">
            <text:p>416.6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4" table:style-name="ce13">
            <text:p>14</text:p>
          </table:table-cell>
          <table:table-cell office:value-type="float" office:value="27567" table:style-name="ce13">
            <text:p>27.567</text:p>
          </table:table-cell>
          <table:table-cell office:value-type="float" office:value="91729" table:style-name="ce13">
            <text:p>91.7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4" table:style-name="ce13">
            <text:p>44</text:p>
          </table:table-cell>
          <table:table-cell office:value-type="float" office:value="195132" table:style-name="ce13">
            <text:p>195.132</text:p>
          </table:table-cell>
          <table:table-cell office:value-type="float" office:value="1370502.14" table:style-name="ce13">
            <text:p>1.370.5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" table:style-name="ce13">
            <text:p>3</text:p>
          </table:table-cell>
          <table:table-cell office:value-type="float" office:value="29770" table:style-name="ce13">
            <text:p>29.770</text:p>
          </table:table-cell>
          <table:table-cell office:value-type="float" office:value="285580.03000000003" table:style-name="ce13">
            <text:p>285.5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1" table:style-name="ce13">
            <text:p>11</text:p>
          </table:table-cell>
          <table:table-cell office:value-type="float" office:value="49839" table:style-name="ce13">
            <text:p>49.839</text:p>
          </table:table-cell>
          <table:table-cell office:value-type="float" office:value="294039.34999999998" table:style-name="ce13">
            <text:p>294.039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42770" table:style-name="ce13">
            <text:p>342.770</text:p>
          </table:table-cell>
          <table:table-cell office:value-type="float" office:value="2864344.81" table:style-name="ce13">
            <text:p>2.864.345</text:p>
          </table:table-cell>
          <table:table-cell office:value-type="float" office:value="3765137.46" table:style-name="ce13">
            <text:p>3.765.137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HUESC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4206" table:style-name="ce13">
            <text:p>4.206</text:p>
          </table:table-cell>
          <table:table-cell office:value-type="float" office:value="17622.259999999998" table:style-name="ce13">
            <text:p>17.622</text:p>
          </table:table-cell>
          <table:table-cell office:value-type="float" office:value="10119.459999999999" table:style-name="ce13">
            <text:p>10.1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68748" table:style-name="ce13">
            <text:p>68.748</text:p>
          </table:table-cell>
          <table:table-cell office:value-type="float" office:value="287753.51" table:style-name="ce13">
            <text:p>287.754</text:p>
          </table:table-cell>
          <table:table-cell office:value-type="float" office:value="126424.95" table:style-name="ce13">
            <text:p>126.4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49" table:style-name="ce13">
            <text:p>549</text:p>
          </table:table-cell>
          <table:table-cell office:value-type="float" office:value="9390.58" table:style-name="ce13">
            <text:p>9.391</text:p>
          </table:table-cell>
          <table:table-cell office:value-type="float" office:value="7545.36" table:style-name="ce13">
            <text:p>7.5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09435" table:style-name="ce13">
            <text:p>109.435</text:p>
          </table:table-cell>
          <table:table-cell office:value-type="float" office:value="651870.51" table:style-name="ce13">
            <text:p>651.871</text:p>
          </table:table-cell>
          <table:table-cell office:value-type="float" office:value="224098.83" table:style-name="ce13">
            <text:p>224.0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0991" table:style-name="ce13">
            <text:p>10.991</text:p>
          </table:table-cell>
          <table:table-cell office:value-type="float" office:value="563533.61" table:style-name="ce13">
            <text:p>563.534</text:p>
          </table:table-cell>
          <table:table-cell office:value-type="float" office:value="329793.61" table:style-name="ce13">
            <text:p>329.7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94" table:style-name="ce13">
            <text:p>594</text:p>
          </table:table-cell>
          <table:table-cell office:value-type="float" office:value="83298.289999999994" table:style-name="ce13">
            <text:p>83.298</text:p>
          </table:table-cell>
          <table:table-cell office:value-type="float" office:value="101016.65" table:style-name="ce13">
            <text:p>101.0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68" table:style-name="ce13">
            <text:p>168</text:p>
          </table:table-cell>
          <table:table-cell office:value-type="float" office:value="214128.95" table:style-name="ce13">
            <text:p>214.129</text:p>
          </table:table-cell>
          <table:table-cell office:value-type="float" office:value="317186.75" table:style-name="ce13">
            <text:p>317.1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0" table:style-name="ce13">
            <text:p>30</text:p>
          </table:table-cell>
          <table:table-cell office:value-type="float" office:value="18442" table:style-name="ce13">
            <text:p>18.442</text:p>
          </table:table-cell>
          <table:table-cell office:value-type="float" office:value="94688" table:style-name="ce13">
            <text:p>94.6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30" table:style-name="ce13">
            <text:p>30</text:p>
          </table:table-cell>
          <table:table-cell office:value-type="float" office:value="42719" table:style-name="ce13">
            <text:p>42.719</text:p>
          </table:table-cell>
          <table:table-cell office:value-type="float" office:value="165986.84" table:style-name="ce13">
            <text:p>165.9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7" table:style-name="ce13">
            <text:p>7</text:p>
          </table:table-cell>
          <table:table-cell office:value-type="float" office:value="53650" table:style-name="ce13">
            <text:p>53.650</text:p>
          </table:table-cell>
          <table:table-cell office:value-type="float" office:value="282124.78000000003" table:style-name="ce13">
            <text:p>282.1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1" table:style-name="ce13">
            <text:p>11</text:p>
          </table:table-cell>
          <table:table-cell office:value-type="float" office:value="135818.9" table:style-name="ce13">
            <text:p>135.819</text:p>
          </table:table-cell>
          <table:table-cell office:value-type="float" office:value="733611.38" table:style-name="ce13">
            <text:p>733.61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94769" table:style-name="ce13">
            <text:p>194.769</text:p>
          </table:table-cell>
          <table:table-cell office:value-type="float" office:value="2078227.61" table:style-name="ce13">
            <text:p>2.078.228</text:p>
          </table:table-cell>
          <table:table-cell office:value-type="float" office:value="2392596.61" table:style-name="ce13">
            <text:p>2.392.597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JAÉ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5566" table:style-name="ce13">
            <text:p>25.566</text:p>
          </table:table-cell>
          <table:table-cell office:value-type="float" office:value="90168.99" table:style-name="ce13">
            <text:p>90.169</text:p>
          </table:table-cell>
          <table:table-cell office:value-type="float" office:value="75779.09" table:style-name="ce13">
            <text:p>75.7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79088" table:style-name="ce13">
            <text:p>179.088</text:p>
          </table:table-cell>
          <table:table-cell office:value-type="float" office:value="622690.44999999995" table:style-name="ce13">
            <text:p>622.690</text:p>
          </table:table-cell>
          <table:table-cell office:value-type="float" office:value="437531.92" table:style-name="ce13">
            <text:p>437.5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717" table:style-name="ce13">
            <text:p>717</text:p>
          </table:table-cell>
          <table:table-cell office:value-type="float" office:value="13776.79" table:style-name="ce13">
            <text:p>13.777</text:p>
          </table:table-cell>
          <table:table-cell office:value-type="float" office:value="13990.14" table:style-name="ce13">
            <text:p>13.99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88532" table:style-name="ce13">
            <text:p>188.532</text:p>
          </table:table-cell>
          <table:table-cell office:value-type="float" office:value="936528.53" table:style-name="ce13">
            <text:p>936.529</text:p>
          </table:table-cell>
          <table:table-cell office:value-type="float" office:value="618115.05000000005" table:style-name="ce13">
            <text:p>618.1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4995" table:style-name="ce13">
            <text:p>14.995</text:p>
          </table:table-cell>
          <table:table-cell office:value-type="float" office:value="600484.49" table:style-name="ce13">
            <text:p>600.484</text:p>
          </table:table-cell>
          <table:table-cell office:value-type="float" office:value="450979.69" table:style-name="ce13">
            <text:p>450.9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817" table:style-name="ce13">
            <text:p>1.817</text:p>
          </table:table-cell>
          <table:table-cell office:value-type="float" office:value="205393.64" table:style-name="ce13">
            <text:p>205.394</text:p>
          </table:table-cell>
          <table:table-cell office:value-type="float" office:value="278796.95" table:style-name="ce13">
            <text:p>278.7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80" table:style-name="ce13">
            <text:p>280</text:p>
          </table:table-cell>
          <table:table-cell office:value-type="float" office:value="267020" table:style-name="ce13">
            <text:p>267.020</text:p>
          </table:table-cell>
          <table:table-cell office:value-type="float" office:value="525840.02" table:style-name="ce13">
            <text:p>525.8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64" table:style-name="ce13">
            <text:p>64</text:p>
          </table:table-cell>
          <table:table-cell office:value-type="float" office:value="40503" table:style-name="ce13">
            <text:p>40.503</text:p>
          </table:table-cell>
          <table:table-cell office:value-type="float" office:value="63766" table:style-name="ce13">
            <text:p>63.76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6" table:style-name="ce13">
            <text:p>6</text:p>
          </table:table-cell>
          <table:table-cell office:value-type="float" office:value="11450" table:style-name="ce13">
            <text:p>11.450</text:p>
          </table:table-cell>
          <table:table-cell office:value-type="float" office:value="41853.129999999997" table:style-name="ce13">
            <text:p>41.8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7" table:style-name="ce13">
            <text:p>17</text:p>
          </table:table-cell>
          <table:table-cell office:value-type="float" office:value="63811" table:style-name="ce13">
            <text:p>63.811</text:p>
          </table:table-cell>
          <table:table-cell office:value-type="float" office:value="218271.42" table:style-name="ce13">
            <text:p>218.27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11082" table:style-name="ce13">
            <text:p>411.082</text:p>
          </table:table-cell>
          <table:table-cell office:value-type="float" office:value="2851826.89" table:style-name="ce13">
            <text:p>2.851.827</text:p>
          </table:table-cell>
          <table:table-cell office:value-type="float" office:value="2724923.41" table:style-name="ce13">
            <text:p>2.724.923</text:p>
          </table:table-cell>
          <table:table-cell table:number-columns-repeated="16380"/>
        </table:table-row>
        <table:table-row table:style-name="ro1">
          <table:table-cell table:style-name="ce14"/>
          <table:table-cell table:number-columns-repeated="3" table:style-name="ce13"/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LEÓ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7830" table:style-name="ce13">
            <text:p>7.830</text:p>
          </table:table-cell>
          <table:table-cell office:value-type="float" office:value="74898.009999999995" table:style-name="ce13">
            <text:p>74.898</text:p>
          </table:table-cell>
          <table:table-cell office:value-type="float" office:value="32161.919999999998" table:style-name="ce13">
            <text:p>32.16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66627" table:style-name="ce13">
            <text:p>166.627</text:p>
          </table:table-cell>
          <table:table-cell office:value-type="float" office:value="578495.86" table:style-name="ce13">
            <text:p>578.496</text:p>
          </table:table-cell>
          <table:table-cell office:value-type="float" office:value="235438.9" table:style-name="ce13">
            <text:p>235.4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73" table:style-name="ce13">
            <text:p>73</text:p>
          </table:table-cell>
          <table:table-cell office:value-type="float" office:value="1536.71" table:style-name="ce13">
            <text:p>1.537</text:p>
          </table:table-cell>
          <table:table-cell office:value-type="float" office:value="5420.4" table:style-name="ce13">
            <text:p>5.42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90908" table:style-name="ce13">
            <text:p>190.908</text:p>
          </table:table-cell>
          <table:table-cell office:value-type="float" office:value="1058146.44" table:style-name="ce13">
            <text:p>1.058.146</text:p>
          </table:table-cell>
          <table:table-cell office:value-type="float" office:value="383040.31" table:style-name="ce13">
            <text:p>383.0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8084" table:style-name="ce13">
            <text:p>18.084</text:p>
          </table:table-cell>
          <table:table-cell office:value-type="float" office:value="1205109.3799999999" table:style-name="ce13">
            <text:p>1.205.109</text:p>
          </table:table-cell>
          <table:table-cell office:value-type="float" office:value="407074.5" table:style-name="ce13">
            <text:p>407.0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396" table:style-name="ce13">
            <text:p>1.396</text:p>
          </table:table-cell>
          <table:table-cell office:value-type="float" office:value="253920.16" table:style-name="ce13">
            <text:p>253.920</text:p>
          </table:table-cell>
          <table:table-cell office:value-type="float" office:value="168941.53" table:style-name="ce13">
            <text:p>168.9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19" table:style-name="ce13">
            <text:p>119</text:p>
          </table:table-cell>
          <table:table-cell office:value-type="float" office:value="114370" table:style-name="ce13">
            <text:p>114.370</text:p>
          </table:table-cell>
          <table:table-cell office:value-type="float" office:value="173375.18" table:style-name="ce13">
            <text:p>173.3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1" table:style-name="ce13">
            <text:p>31</text:p>
          </table:table-cell>
          <table:table-cell office:value-type="float" office:value="23572" table:style-name="ce13">
            <text:p>23.572</text:p>
          </table:table-cell>
          <table:table-cell office:value-type="float" office:value="54698.21" table:style-name="ce13">
            <text:p>54.6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01" table:style-name="ce13">
            <text:p>101</text:p>
          </table:table-cell>
          <table:table-cell office:value-type="float" office:value="154550.20000000001" table:style-name="ce13">
            <text:p>154.550</text:p>
          </table:table-cell>
          <table:table-cell office:value-type="float" office:value="394926.29" table:style-name="ce13">
            <text:p>394.9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66594" table:style-name="ce13">
            <text:p>66.594</text:p>
          </table:table-cell>
          <table:table-cell office:value-type="float" office:value="205363.25" table:style-name="ce13">
            <text:p>205.3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3" table:style-name="ce13">
            <text:p>13</text:p>
          </table:table-cell>
          <table:table-cell office:value-type="float" office:value="26635" table:style-name="ce13">
            <text:p>26.635</text:p>
          </table:table-cell>
          <table:table-cell office:value-type="float" office:value="8379.58" table:style-name="ce13">
            <text:p>8.3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85195" table:style-name="ce13">
            <text:p>385.195</text:p>
          </table:table-cell>
          <table:table-cell office:value-type="float" office:value="3557827.76" table:style-name="ce13">
            <text:p>3.557.828</text:p>
          </table:table-cell>
          <table:table-cell office:value-type="float" office:value="2068820.07" table:style-name="ce13">
            <text:p>2.068.820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LLEID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4861" table:style-name="ce13">
            <text:p>4.861</text:p>
          </table:table-cell>
          <table:table-cell office:value-type="float" office:value="21421.24" table:style-name="ce13">
            <text:p>21.421</text:p>
          </table:table-cell>
          <table:table-cell office:value-type="float" office:value="13952.2" table:style-name="ce13">
            <text:p>13.95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82753" table:style-name="ce13">
            <text:p>82.753</text:p>
          </table:table-cell>
          <table:table-cell office:value-type="float" office:value="365429.02" table:style-name="ce13">
            <text:p>365.429</text:p>
          </table:table-cell>
          <table:table-cell office:value-type="float" office:value="186845.25" table:style-name="ce13">
            <text:p>186.84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195" table:style-name="ce13">
            <text:p>1.195</text:p>
          </table:table-cell>
          <table:table-cell office:value-type="float" office:value="17760.490000000002" table:style-name="ce13">
            <text:p>17.760</text:p>
          </table:table-cell>
          <table:table-cell office:value-type="float" office:value="14595.48" table:style-name="ce13">
            <text:p>14.5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79896" table:style-name="ce13">
            <text:p>179.896</text:p>
          </table:table-cell>
          <table:table-cell office:value-type="float" office:value="1491856.62" table:style-name="ce13">
            <text:p>1.491.857</text:p>
          </table:table-cell>
          <table:table-cell office:value-type="float" office:value="489307.34" table:style-name="ce13">
            <text:p>489.3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4109" table:style-name="ce13">
            <text:p>24.109</text:p>
          </table:table-cell>
          <table:table-cell office:value-type="float" office:value="1780144.72" table:style-name="ce13">
            <text:p>1.780.145</text:p>
          </table:table-cell>
          <table:table-cell office:value-type="float" office:value="683131.63" table:style-name="ce13">
            <text:p>683.1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20" table:style-name="ce13">
            <text:p>420</text:p>
          </table:table-cell>
          <table:table-cell office:value-type="float" office:value="122515.07" table:style-name="ce13">
            <text:p>122.515</text:p>
          </table:table-cell>
          <table:table-cell office:value-type="float" office:value="101905.92" table:style-name="ce13">
            <text:p>101.90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00" table:style-name="ce13">
            <text:p>300</text:p>
          </table:table-cell>
          <table:table-cell office:value-type="float" office:value="668009.93000000005" table:style-name="ce13">
            <text:p>668.010</text:p>
          </table:table-cell>
          <table:table-cell office:value-type="float" office:value="795274.78" table:style-name="ce13">
            <text:p>795.2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1" table:style-name="ce13">
            <text:p>31</text:p>
          </table:table-cell>
          <table:table-cell office:value-type="float" office:value="8975" table:style-name="ce13">
            <text:p>8.975</text:p>
          </table:table-cell>
          <table:table-cell office:value-type="float" office:value="18083" table:style-name="ce13">
            <text:p>18.08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" table:style-name="ce13">
            <text:p>4</text:p>
          </table:table-cell>
          <table:table-cell office:value-type="float" office:value="685" table:style-name="ce13">
            <text:p>685</text:p>
          </table:table-cell>
          <table:table-cell office:value-type="float" office:value="2607.4" table:style-name="ce13">
            <text:p>2.6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25" table:style-name="ce13">
            <text:p>25</text:p>
          </table:table-cell>
          <table:table-cell office:value-type="float" office:value="27899" table:style-name="ce13">
            <text:p>27.899</text:p>
          </table:table-cell>
          <table:table-cell office:value-type="float" office:value="113524.71" table:style-name="ce13">
            <text:p>113.5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71" table:style-name="ce13">
            <text:p>71</text:p>
          </table:table-cell>
          <table:table-cell office:value-type="float" office:value="39134" table:style-name="ce13">
            <text:p>39.134</text:p>
          </table:table-cell>
          <table:table-cell office:value-type="float" office:value="42901.7" table:style-name="ce13">
            <text:p>42.902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93665" table:style-name="ce13">
            <text:p>293.665</text:p>
          </table:table-cell>
          <table:table-cell office:value-type="float" office:value="4543830.09" table:style-name="ce13">
            <text:p>4.543.830</text:p>
          </table:table-cell>
          <table:table-cell office:value-type="float" office:value="2462129.41" table:style-name="ce13">
            <text:p>2.462.129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RIOJA_(LA)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8647" table:style-name="ce13">
            <text:p>8.647</text:p>
          </table:table-cell>
          <table:table-cell office:value-type="float" office:value="24567.06" table:style-name="ce13">
            <text:p>24.567</text:p>
          </table:table-cell>
          <table:table-cell office:value-type="float" office:value="13548.2" table:style-name="ce13">
            <text:p>13.5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71330" table:style-name="ce13">
            <text:p>71.330</text:p>
          </table:table-cell>
          <table:table-cell office:value-type="float" office:value="264864.23" table:style-name="ce13">
            <text:p>264.864</text:p>
          </table:table-cell>
          <table:table-cell office:value-type="float" office:value="118759.4" table:style-name="ce13">
            <text:p>118.75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61" table:style-name="ce13">
            <text:p>61</text:p>
          </table:table-cell>
          <table:table-cell office:value-type="float" office:value="1113" table:style-name="ce13">
            <text:p>1.113</text:p>
          </table:table-cell>
          <table:table-cell office:value-type="float" office:value="9581" table:style-name="ce13">
            <text:p>9.5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50258" table:style-name="ce13">
            <text:p>150.258</text:p>
          </table:table-cell>
          <table:table-cell office:value-type="float" office:value="598271.13" table:style-name="ce13">
            <text:p>598.271</text:p>
          </table:table-cell>
          <table:table-cell office:value-type="float" office:value="273664.28000000003" table:style-name="ce13">
            <text:p>273.6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4573" table:style-name="ce13">
            <text:p>14.573</text:p>
          </table:table-cell>
          <table:table-cell office:value-type="float" office:value="377622.9" table:style-name="ce13">
            <text:p>377.623</text:p>
          </table:table-cell>
          <table:table-cell office:value-type="float" office:value="363060.88" table:style-name="ce13">
            <text:p>363.06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272" table:style-name="ce13">
            <text:p>1.272</text:p>
          </table:table-cell>
          <table:table-cell office:value-type="float" office:value="116831.19" table:style-name="ce13">
            <text:p>116.831</text:p>
          </table:table-cell>
          <table:table-cell office:value-type="float" office:value="180139.66" table:style-name="ce13">
            <text:p>180.1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53" table:style-name="ce13">
            <text:p>153</text:p>
          </table:table-cell>
          <table:table-cell office:value-type="float" office:value="99178.23" table:style-name="ce13">
            <text:p>99.178</text:p>
          </table:table-cell>
          <table:table-cell office:value-type="float" office:value="227320.77" table:style-name="ce13">
            <text:p>227.3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65" table:style-name="ce13">
            <text:p>65</text:p>
          </table:table-cell>
          <table:table-cell office:value-type="float" office:value="37271" table:style-name="ce13">
            <text:p>37.271</text:p>
          </table:table-cell>
          <table:table-cell office:value-type="float" office:value="91794.4" table:style-name="ce13">
            <text:p>91.7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66" table:style-name="ce13">
            <text:p>66</text:p>
          </table:table-cell>
          <table:table-cell office:value-type="float" office:value="80547" table:style-name="ce13">
            <text:p>80.547</text:p>
          </table:table-cell>
          <table:table-cell office:value-type="float" office:value="261164.92" table:style-name="ce13">
            <text:p>261.1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15" table:style-name="ce13">
            <text:p>15</text:p>
          </table:table-cell>
          <table:table-cell office:value-type="float" office:value="53.21" table:style-name="ce1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1" table:style-name="ce13">
            <text:p>11</text:p>
          </table:table-cell>
          <table:table-cell office:value-type="float" office:value="2836" table:style-name="ce13">
            <text:p>2.836</text:p>
          </table:table-cell>
          <table:table-cell office:value-type="float" office:value="3617" table:style-name="ce13">
            <text:p>3.61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46437" table:style-name="ce13">
            <text:p>246.437</text:p>
          </table:table-cell>
          <table:table-cell office:value-type="float" office:value="1603116.74" table:style-name="ce13">
            <text:p>1.603.117</text:p>
          </table:table-cell>
          <table:table-cell office:value-type="float" office:value="1542703.72" table:style-name="ce13">
            <text:p>1.542.70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LUGO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607" table:style-name="ce13">
            <text:p>2.607</text:p>
          </table:table-cell>
          <table:table-cell office:value-type="float" office:value="60287.519999999997" table:style-name="ce13">
            <text:p>60.288</text:p>
          </table:table-cell>
          <table:table-cell office:value-type="float" office:value="24067.07" table:style-name="ce13">
            <text:p>24.06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34647" table:style-name="ce13">
            <text:p>134.647</text:p>
          </table:table-cell>
          <table:table-cell office:value-type="float" office:value="501446.59" table:style-name="ce13">
            <text:p>501.447</text:p>
          </table:table-cell>
          <table:table-cell office:value-type="float" office:value="224471.17" table:style-name="ce13">
            <text:p>224.4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36" table:style-name="ce13">
            <text:p>136</text:p>
          </table:table-cell>
          <table:table-cell office:value-type="float" office:value="9663.51" table:style-name="ce13">
            <text:p>9.664</text:p>
          </table:table-cell>
          <table:table-cell office:value-type="float" office:value="6655.17" table:style-name="ce13">
            <text:p>6.6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05979" table:style-name="ce13">
            <text:p>105.979</text:p>
          </table:table-cell>
          <table:table-cell office:value-type="float" office:value="595334.88" table:style-name="ce13">
            <text:p>595.335</text:p>
          </table:table-cell>
          <table:table-cell office:value-type="float" office:value="260093.3" table:style-name="ce13">
            <text:p>260.0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2070" table:style-name="ce13">
            <text:p>12.070</text:p>
          </table:table-cell>
          <table:table-cell office:value-type="float" office:value="362853.2" table:style-name="ce13">
            <text:p>362.853</text:p>
          </table:table-cell>
          <table:table-cell office:value-type="float" office:value="297715.94" table:style-name="ce13">
            <text:p>297.7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89" table:style-name="ce13">
            <text:p>389</text:p>
          </table:table-cell>
          <table:table-cell office:value-type="float" office:value="76082.11" table:style-name="ce13">
            <text:p>76.082</text:p>
          </table:table-cell>
          <table:table-cell office:value-type="float" office:value="85097.49" table:style-name="ce13">
            <text:p>85.09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40" table:style-name="ce13">
            <text:p>140</text:p>
          </table:table-cell>
          <table:table-cell office:value-type="float" office:value="163582.20000000001" table:style-name="ce13">
            <text:p>163.582</text:p>
          </table:table-cell>
          <table:table-cell office:value-type="float" office:value="315282.2" table:style-name="ce13">
            <text:p>315.2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8" table:style-name="ce13">
            <text:p>18</text:p>
          </table:table-cell>
          <table:table-cell office:value-type="float" office:value="10436" table:style-name="ce13">
            <text:p>10.436</text:p>
          </table:table-cell>
          <table:table-cell office:value-type="float" office:value="26750" table:style-name="ce13">
            <text:p>26.7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" table:style-name="ce13">
            <text:p>1</text:p>
          </table:table-cell>
          <table:table-cell office:value-type="float" office:value="40" table:style-name="ce13">
            <text:p>40</text:p>
          </table:table-cell>
          <table:table-cell office:value-type="float" office:value="24.32" table:style-name="ce1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5" table:style-name="ce13">
            <text:p>45</text:p>
          </table:table-cell>
          <table:table-cell office:value-type="float" office:value="17809" table:style-name="ce13">
            <text:p>17.809</text:p>
          </table:table-cell>
          <table:table-cell office:value-type="float" office:value="29426.95" table:style-name="ce13">
            <text:p>29.4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" table:style-name="ce13">
            <text:p>1</text:p>
          </table:table-cell>
          <table:table-cell office:value-type="float" office:value="410000" table:style-name="ce13">
            <text:p>410.000</text:p>
          </table:table-cell>
          <table:table-cell office:value-type="float" office:value="3657196.47" table:style-name="ce13">
            <text:p>3.657.196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56033" table:style-name="ce13">
            <text:p>256.033</text:p>
          </table:table-cell>
          <table:table-cell office:value-type="float" office:value="2207535.0099999998" table:style-name="ce13">
            <text:p>2.207.535</text:p>
          </table:table-cell>
          <table:table-cell office:value-type="float" office:value="4926780.08" table:style-name="ce13">
            <text:p>4.926.780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MADRID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80508" table:style-name="ce13">
            <text:p>80.508</text:p>
          </table:table-cell>
          <table:table-cell office:value-type="float" office:value="451724.13" table:style-name="ce13">
            <text:p>451.724</text:p>
          </table:table-cell>
          <table:table-cell office:value-type="float" office:value="299499.62" table:style-name="ce13">
            <text:p>299.5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120840" table:style-name="ce13">
            <text:p>1.120.840</text:p>
          </table:table-cell>
          <table:table-cell office:value-type="float" office:value="5465641.0999999996" table:style-name="ce13">
            <text:p>5.465.641</text:p>
          </table:table-cell>
          <table:table-cell office:value-type="float" office:value="2767907.01" table:style-name="ce13">
            <text:p>2.767.9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694" table:style-name="ce13">
            <text:p>694</text:p>
          </table:table-cell>
          <table:table-cell office:value-type="float" office:value="14585.69" table:style-name="ce13">
            <text:p>14.586</text:p>
          </table:table-cell>
          <table:table-cell office:value-type="float" office:value="90149.04" table:style-name="ce13">
            <text:p>90.14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926217" table:style-name="ce13">
            <text:p>1.926.217</text:p>
          </table:table-cell>
          <table:table-cell office:value-type="float" office:value="9199500.7200000007" table:style-name="ce13">
            <text:p>9.199.501</text:p>
          </table:table-cell>
          <table:table-cell office:value-type="float" office:value="5227269.5" table:style-name="ce13">
            <text:p>5.227.27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12518" table:style-name="ce13">
            <text:p>212.518</text:p>
          </table:table-cell>
          <table:table-cell office:value-type="float" office:value="7926354.9299999997" table:style-name="ce13">
            <text:p>7.926.355</text:p>
          </table:table-cell>
          <table:table-cell office:value-type="float" office:value="6224731.5700000003" table:style-name="ce13">
            <text:p>6.224.7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6054" table:style-name="ce13">
            <text:p>6.054</text:p>
          </table:table-cell>
          <table:table-cell office:value-type="float" office:value="1107740.1499999999" table:style-name="ce13">
            <text:p>1.107.740</text:p>
          </table:table-cell>
          <table:table-cell office:value-type="float" office:value="1576034.21" table:style-name="ce13">
            <text:p>1.576.0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516" table:style-name="ce13">
            <text:p>2.516</text:p>
          </table:table-cell>
          <table:table-cell office:value-type="float" office:value="2772443.51" table:style-name="ce13">
            <text:p>2.772.444</text:p>
          </table:table-cell>
          <table:table-cell office:value-type="float" office:value="5292050.67" table:style-name="ce13">
            <text:p>5.292.0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740" table:style-name="ce13">
            <text:p>740</text:p>
          </table:table-cell>
          <table:table-cell office:value-type="float" office:value="716147" table:style-name="ce13">
            <text:p>716.147</text:p>
          </table:table-cell>
          <table:table-cell office:value-type="float" office:value="1862155.01" table:style-name="ce13">
            <text:p>1.862.1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66" table:style-name="ce13">
            <text:p>166</text:p>
          </table:table-cell>
          <table:table-cell office:value-type="float" office:value="523871" table:style-name="ce13">
            <text:p>523.871</text:p>
          </table:table-cell>
          <table:table-cell office:value-type="float" office:value="2015511.63" table:style-name="ce13">
            <text:p>2.015.5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2" table:style-name="ce13">
            <text:p>2</text:p>
          </table:table-cell>
          <table:table-cell office:value-type="float" office:value="29238" table:style-name="ce13">
            <text:p>29.238</text:p>
          </table:table-cell>
          <table:table-cell office:value-type="float" office:value="87708.42" table:style-name="ce13">
            <text:p>87.7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23" table:style-name="ce13">
            <text:p>23</text:p>
          </table:table-cell>
          <table:table-cell office:value-type="float" office:value="243651" table:style-name="ce13">
            <text:p>243.651</text:p>
          </table:table-cell>
          <table:table-cell office:value-type="float" office:value="290886.86" table:style-name="ce13">
            <text:p>290.8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350278" table:style-name="ce13">
            <text:p>3.350.278</text:p>
          </table:table-cell>
          <table:table-cell office:value-type="float" office:value="28450897.23" table:style-name="ce13">
            <text:p>28.450.897</text:p>
          </table:table-cell>
          <table:table-cell office:value-type="float" office:value="25733903.539999999" table:style-name="ce13">
            <text:p>25.733.90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MÁLAG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32239" table:style-name="ce13">
            <text:p>32.239</text:p>
          </table:table-cell>
          <table:table-cell office:value-type="float" office:value="105278.27" table:style-name="ce13">
            <text:p>105.278</text:p>
          </table:table-cell>
          <table:table-cell office:value-type="float" office:value="82445.740000000005" table:style-name="ce13">
            <text:p>82.44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463729" table:style-name="ce13">
            <text:p>463.729</text:p>
          </table:table-cell>
          <table:table-cell office:value-type="float" office:value="1790349.48" table:style-name="ce13">
            <text:p>1.790.349</text:p>
          </table:table-cell>
          <table:table-cell office:value-type="float" office:value="1212023.8400000001" table:style-name="ce13">
            <text:p>1.212.0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6470" table:style-name="ce13">
            <text:p>6.470</text:p>
          </table:table-cell>
          <table:table-cell office:value-type="float" office:value="90127.18" table:style-name="ce13">
            <text:p>90.127</text:p>
          </table:table-cell>
          <table:table-cell office:value-type="float" office:value="70580.240000000005" table:style-name="ce13">
            <text:p>70.5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14853" table:style-name="ce13">
            <text:p>514.853</text:p>
          </table:table-cell>
          <table:table-cell office:value-type="float" office:value="2729106.84" table:style-name="ce13">
            <text:p>2.729.107</text:p>
          </table:table-cell>
          <table:table-cell office:value-type="float" office:value="1515577.47" table:style-name="ce13">
            <text:p>1.515.5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2627" table:style-name="ce13">
            <text:p>62.627</text:p>
          </table:table-cell>
          <table:table-cell office:value-type="float" office:value="1991529.8" table:style-name="ce13">
            <text:p>1.991.530</text:p>
          </table:table-cell>
          <table:table-cell office:value-type="float" office:value="1593688.64" table:style-name="ce13">
            <text:p>1.593.6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428" table:style-name="ce13">
            <text:p>1.428</text:p>
          </table:table-cell>
          <table:table-cell office:value-type="float" office:value="244967.21" table:style-name="ce13">
            <text:p>244.967</text:p>
          </table:table-cell>
          <table:table-cell office:value-type="float" office:value="408956.58" table:style-name="ce13">
            <text:p>408.9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512" table:style-name="ce13">
            <text:p>512</text:p>
          </table:table-cell>
          <table:table-cell office:value-type="float" office:value="409349.85" table:style-name="ce13">
            <text:p>409.350</text:p>
          </table:table-cell>
          <table:table-cell office:value-type="float" office:value="979798.09" table:style-name="ce13">
            <text:p>979.7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85" table:style-name="ce13">
            <text:p>85</text:p>
          </table:table-cell>
          <table:table-cell office:value-type="float" office:value="51981" table:style-name="ce13">
            <text:p>51.981</text:p>
          </table:table-cell>
          <table:table-cell office:value-type="float" office:value="136662" table:style-name="ce13">
            <text:p>136.66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2" table:style-name="ce13">
            <text:p>42</text:p>
          </table:table-cell>
          <table:table-cell office:value-type="float" office:value="71237" table:style-name="ce13">
            <text:p>71.237</text:p>
          </table:table-cell>
          <table:table-cell office:value-type="float" office:value="193127.04000000001" table:style-name="ce13">
            <text:p>193.1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350" table:style-name="ce13">
            <text:p>350</text:p>
          </table:table-cell>
          <table:table-cell office:value-type="float" office:value="372.02" table:style-name="ce13">
            <text:p>3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4" table:style-name="ce13">
            <text:p>14</text:p>
          </table:table-cell>
          <table:table-cell office:value-type="float" office:value="64706" table:style-name="ce13">
            <text:p>64.706</text:p>
          </table:table-cell>
          <table:table-cell office:value-type="float" office:value="103628.37" table:style-name="ce13">
            <text:p>103.6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082000" table:style-name="ce13">
            <text:p>1.082.000</text:p>
          </table:table-cell>
          <table:table-cell office:value-type="float" office:value="7548982.6299999999" table:style-name="ce13">
            <text:p>7.548.983</text:p>
          </table:table-cell>
          <table:table-cell office:value-type="float" office:value="6296860.0300000003" table:style-name="ce13">
            <text:p>6.296.860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MURCI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43250" table:style-name="ce13">
            <text:p>43.250</text:p>
          </table:table-cell>
          <table:table-cell office:value-type="float" office:value="120034.66" table:style-name="ce13">
            <text:p>120.035</text:p>
          </table:table-cell>
          <table:table-cell office:value-type="float" office:value="143515.15" table:style-name="ce13">
            <text:p>143.5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215539" table:style-name="ce13">
            <text:p>215.539</text:p>
          </table:table-cell>
          <table:table-cell office:value-type="float" office:value="829283.69" table:style-name="ce13">
            <text:p>829.284</text:p>
          </table:table-cell>
          <table:table-cell office:value-type="float" office:value="513719.73" table:style-name="ce13">
            <text:p>513.72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416" table:style-name="ce13">
            <text:p>416</text:p>
          </table:table-cell>
          <table:table-cell office:value-type="float" office:value="6715" table:style-name="ce13">
            <text:p>6.715</text:p>
          </table:table-cell>
          <table:table-cell office:value-type="float" office:value="34333" table:style-name="ce13">
            <text:p>34.33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74927" table:style-name="ce13">
            <text:p>574.927</text:p>
          </table:table-cell>
          <table:table-cell office:value-type="float" office:value="2505358.27" table:style-name="ce13">
            <text:p>2.505.358</text:p>
          </table:table-cell>
          <table:table-cell office:value-type="float" office:value="1628636.2" table:style-name="ce13">
            <text:p>1.628.6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7855" table:style-name="ce13">
            <text:p>47.855</text:p>
          </table:table-cell>
          <table:table-cell office:value-type="float" office:value="1019981.99" table:style-name="ce13">
            <text:p>1.019.982</text:p>
          </table:table-cell>
          <table:table-cell office:value-type="float" office:value="1073721.74" table:style-name="ce13">
            <text:p>1.073.7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6837" table:style-name="ce13">
            <text:p>6.837</text:p>
          </table:table-cell>
          <table:table-cell office:value-type="float" office:value="669714.52" table:style-name="ce13">
            <text:p>669.715</text:p>
          </table:table-cell>
          <table:table-cell office:value-type="float" office:value="1084987.71" table:style-name="ce13">
            <text:p>1.084.9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530" table:style-name="ce13">
            <text:p>530</text:p>
          </table:table-cell>
          <table:table-cell office:value-type="float" office:value="494495.8" table:style-name="ce13">
            <text:p>494.496</text:p>
          </table:table-cell>
          <table:table-cell office:value-type="float" office:value="1376672.36" table:style-name="ce13">
            <text:p>1.376.6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91" table:style-name="ce13">
            <text:p>291</text:p>
          </table:table-cell>
          <table:table-cell office:value-type="float" office:value="207593" table:style-name="ce13">
            <text:p>207.593</text:p>
          </table:table-cell>
          <table:table-cell office:value-type="float" office:value="583680" table:style-name="ce13">
            <text:p>583.6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30" table:style-name="ce13">
            <text:p>30</text:p>
          </table:table-cell>
          <table:table-cell office:value-type="float" office:value="192618" table:style-name="ce13">
            <text:p>192.618</text:p>
          </table:table-cell>
          <table:table-cell office:value-type="float" office:value="403727.1" table:style-name="ce13">
            <text:p>403.7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7" table:style-name="ce13">
            <text:p>17</text:p>
          </table:table-cell>
          <table:table-cell office:value-type="float" office:value="261921" table:style-name="ce13">
            <text:p>261.921</text:p>
          </table:table-cell>
          <table:table-cell office:value-type="float" office:value="1184925.6599999999" table:style-name="ce13">
            <text:p>1.184.9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" table:style-name="ce13">
            <text:p>1</text:p>
          </table:table-cell>
          <table:table-cell office:value-type="float" office:value="540" table:style-name="ce13">
            <text:p>540</text:p>
          </table:table-cell>
          <table:table-cell office:value-type="float" office:value="562" table:style-name="ce13">
            <text:p>56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889693" table:style-name="ce13">
            <text:p>889.693</text:p>
          </table:table-cell>
          <table:table-cell office:value-type="float" office:value="6308255.9299999997" table:style-name="ce13">
            <text:p>6.308.256</text:p>
          </table:table-cell>
          <table:table-cell office:value-type="float" office:value="8028480.6500000004" table:style-name="ce13">
            <text:p>8.028.481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NAVARR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3891" table:style-name="ce13">
            <text:p>13.891</text:p>
          </table:table-cell>
          <table:table-cell office:value-type="float" office:value="45880.15" table:style-name="ce13">
            <text:p>45.880</text:p>
          </table:table-cell>
          <table:table-cell office:value-type="float" office:value="29196.1" table:style-name="ce13">
            <text:p>29.1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10903" table:style-name="ce13">
            <text:p>110.903</text:p>
          </table:table-cell>
          <table:table-cell office:value-type="float" office:value="452596.27" table:style-name="ce13">
            <text:p>452.596</text:p>
          </table:table-cell>
          <table:table-cell office:value-type="float" office:value="229428.3" table:style-name="ce13">
            <text:p>229.4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96" table:style-name="ce13">
            <text:p>96</text:p>
          </table:table-cell>
          <table:table-cell office:value-type="float" office:value="1996.84" table:style-name="ce13">
            <text:p>1.997</text:p>
          </table:table-cell>
          <table:table-cell office:value-type="float" office:value="9159.89" table:style-name="ce13">
            <text:p>9.1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38043" table:style-name="ce13">
            <text:p>238.043</text:p>
          </table:table-cell>
          <table:table-cell office:value-type="float" office:value="1170150.46" table:style-name="ce13">
            <text:p>1.170.150</text:p>
          </table:table-cell>
          <table:table-cell office:value-type="float" office:value="539351.1" table:style-name="ce13">
            <text:p>539.3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4910" table:style-name="ce13">
            <text:p>24.910</text:p>
          </table:table-cell>
          <table:table-cell office:value-type="float" office:value="1517320.1" table:style-name="ce13">
            <text:p>1.517.320</text:p>
          </table:table-cell>
          <table:table-cell office:value-type="float" office:value="695211.21" table:style-name="ce13">
            <text:p>695.21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059" table:style-name="ce13">
            <text:p>2.059</text:p>
          </table:table-cell>
          <table:table-cell office:value-type="float" office:value="276075.8" table:style-name="ce13">
            <text:p>276.076</text:p>
          </table:table-cell>
          <table:table-cell office:value-type="float" office:value="307687.09999999998" table:style-name="ce13">
            <text:p>307.6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35" table:style-name="ce13">
            <text:p>335</text:p>
          </table:table-cell>
          <table:table-cell office:value-type="float" office:value="400071" table:style-name="ce13">
            <text:p>400.071</text:p>
          </table:table-cell>
          <table:table-cell office:value-type="float" office:value="628195.55000000005" table:style-name="ce13">
            <text:p>628.1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24" table:style-name="ce13">
            <text:p>124</text:p>
          </table:table-cell>
          <table:table-cell office:value-type="float" office:value="87119" table:style-name="ce13">
            <text:p>87.119</text:p>
          </table:table-cell>
          <table:table-cell office:value-type="float" office:value="255290.26" table:style-name="ce13">
            <text:p>255.29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58" table:style-name="ce13">
            <text:p>258</text:p>
          </table:table-cell>
          <table:table-cell office:value-type="float" office:value="389760.25" table:style-name="ce13">
            <text:p>389.760</text:p>
          </table:table-cell>
          <table:table-cell office:value-type="float" office:value="1692758.62" table:style-name="ce13">
            <text:p>1.692.75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8500" table:style-name="ce13">
            <text:p>8.500</text:p>
          </table:table-cell>
          <table:table-cell office:value-type="float" office:value="46392.58" table:style-name="ce13">
            <text:p>46.3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33" table:style-name="ce13">
            <text:p>33</text:p>
          </table:table-cell>
          <table:table-cell office:value-type="float" office:value="91210" table:style-name="ce13">
            <text:p>91.210</text:p>
          </table:table-cell>
          <table:table-cell office:value-type="float" office:value="287567.75" table:style-name="ce13">
            <text:p>287.56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90653" table:style-name="ce13">
            <text:p>390.653</text:p>
          </table:table-cell>
          <table:table-cell office:value-type="float" office:value="4440679.87" table:style-name="ce13">
            <text:p>4.440.680</text:p>
          </table:table-cell>
          <table:table-cell office:value-type="float" office:value="4720238.46" table:style-name="ce13">
            <text:p>4.720.238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OURENSE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425" table:style-name="ce13">
            <text:p>425</text:p>
          </table:table-cell>
          <table:table-cell office:value-type="float" office:value="96777.44" table:style-name="ce13">
            <text:p>96.777</text:p>
          </table:table-cell>
          <table:table-cell office:value-type="float" office:value="34576.6" table:style-name="ce13">
            <text:p>34.5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77641" table:style-name="ce13">
            <text:p>177.641</text:p>
          </table:table-cell>
          <table:table-cell office:value-type="float" office:value="666420.97" table:style-name="ce13">
            <text:p>666.421</text:p>
          </table:table-cell>
          <table:table-cell office:value-type="float" office:value="315578.90999999997" table:style-name="ce13">
            <text:p>315.57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5" table:style-name="ce13">
            <text:p>15</text:p>
          </table:table-cell>
          <table:table-cell office:value-type="float" office:value="1495.38" table:style-name="ce13">
            <text:p>1.495</text:p>
          </table:table-cell>
          <table:table-cell office:value-type="float" office:value="2437.89" table:style-name="ce13">
            <text:p>2.43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68969" table:style-name="ce13">
            <text:p>68.969</text:p>
          </table:table-cell>
          <table:table-cell office:value-type="float" office:value="329458.39" table:style-name="ce13">
            <text:p>329.458</text:p>
          </table:table-cell>
          <table:table-cell office:value-type="float" office:value="181506.96" table:style-name="ce13">
            <text:p>181.5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9422" table:style-name="ce13">
            <text:p>9.422</text:p>
          </table:table-cell>
          <table:table-cell office:value-type="float" office:value="256862.81" table:style-name="ce13">
            <text:p>256.863</text:p>
          </table:table-cell>
          <table:table-cell office:value-type="float" office:value="245828.95" table:style-name="ce13">
            <text:p>245.8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51" table:style-name="ce13">
            <text:p>551</text:p>
          </table:table-cell>
          <table:table-cell office:value-type="float" office:value="71722.58" table:style-name="ce13">
            <text:p>71.723</text:p>
          </table:table-cell>
          <table:table-cell office:value-type="float" office:value="89580.35" table:style-name="ce13">
            <text:p>89.5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06" table:style-name="ce13">
            <text:p>106</text:p>
          </table:table-cell>
          <table:table-cell office:value-type="float" office:value="190931.05" table:style-name="ce13">
            <text:p>190.931</text:p>
          </table:table-cell>
          <table:table-cell office:value-type="float" office:value="241138.96" table:style-name="ce13">
            <text:p>241.13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6" table:style-name="ce13">
            <text:p>16</text:p>
          </table:table-cell>
          <table:table-cell office:value-type="float" office:value="11538" table:style-name="ce13">
            <text:p>11.538</text:p>
          </table:table-cell>
          <table:table-cell office:value-type="float" office:value="46234" table:style-name="ce13">
            <text:p>46.23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" table:style-name="ce13">
            <text:p>4</text:p>
          </table:table-cell>
          <table:table-cell office:value-type="float" office:value="14080" table:style-name="ce13">
            <text:p>14.080</text:p>
          </table:table-cell>
          <table:table-cell office:value-type="float" office:value="25714" table:style-name="ce13">
            <text:p>25.7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3" table:style-name="ce13">
            <text:p>3</text:p>
          </table:table-cell>
          <table:table-cell office:value-type="float" office:value="10300" table:style-name="ce13">
            <text:p>10.300</text:p>
          </table:table-cell>
          <table:table-cell office:value-type="float" office:value="6089" table:style-name="ce13">
            <text:p>6.0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57152" table:style-name="ce13">
            <text:p>257.152</text:p>
          </table:table-cell>
          <table:table-cell office:value-type="float" office:value="1649586.62" table:style-name="ce13">
            <text:p>1.649.587</text:p>
          </table:table-cell>
          <table:table-cell office:value-type="float" office:value="1188685.6200000001" table:style-name="ce13">
            <text:p>1.188.686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ASTURIAS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5448" table:style-name="ce13">
            <text:p>25.448</text:p>
          </table:table-cell>
          <table:table-cell office:value-type="float" office:value="68445.710000000006" table:style-name="ce13">
            <text:p>68.446</text:p>
          </table:table-cell>
          <table:table-cell office:value-type="float" office:value="68328.94" table:style-name="ce13">
            <text:p>68.32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88990" table:style-name="ce13">
            <text:p>188.990</text:p>
          </table:table-cell>
          <table:table-cell office:value-type="float" office:value="709510.64" table:style-name="ce13">
            <text:p>709.511</text:p>
          </table:table-cell>
          <table:table-cell office:value-type="float" office:value="335039.86" table:style-name="ce13">
            <text:p>335.0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712" table:style-name="ce13">
            <text:p>712</text:p>
          </table:table-cell>
          <table:table-cell office:value-type="float" office:value="20215" table:style-name="ce13">
            <text:p>20.215</text:p>
          </table:table-cell>
          <table:table-cell office:value-type="float" office:value="25753.24" table:style-name="ce13">
            <text:p>25.7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472247" table:style-name="ce13">
            <text:p>472.247</text:p>
          </table:table-cell>
          <table:table-cell office:value-type="float" office:value="2397069.9900000002" table:style-name="ce13">
            <text:p>2.397.070</text:p>
          </table:table-cell>
          <table:table-cell office:value-type="float" office:value="1070443.05" table:style-name="ce13">
            <text:p>1.070.4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1573" table:style-name="ce13">
            <text:p>41.573</text:p>
          </table:table-cell>
          <table:table-cell office:value-type="float" office:value="3623919.83" table:style-name="ce13">
            <text:p>3.623.920</text:p>
          </table:table-cell>
          <table:table-cell office:value-type="float" office:value="979726.38" table:style-name="ce13">
            <text:p>979.72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817" table:style-name="ce13">
            <text:p>817</text:p>
          </table:table-cell>
          <table:table-cell office:value-type="float" office:value="291155.20000000001" table:style-name="ce13">
            <text:p>291.155</text:p>
          </table:table-cell>
          <table:table-cell office:value-type="float" office:value="207242.56" table:style-name="ce13">
            <text:p>207.2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31" table:style-name="ce13">
            <text:p>431</text:p>
          </table:table-cell>
          <table:table-cell office:value-type="float" office:value="833139.45" table:style-name="ce13">
            <text:p>833.139</text:p>
          </table:table-cell>
          <table:table-cell office:value-type="float" office:value="828408.16" table:style-name="ce13">
            <text:p>828.4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94" table:style-name="ce13">
            <text:p>94</text:p>
          </table:table-cell>
          <table:table-cell office:value-type="float" office:value="128455" table:style-name="ce13">
            <text:p>128.455</text:p>
          </table:table-cell>
          <table:table-cell office:value-type="float" office:value="243852.56" table:style-name="ce13">
            <text:p>243.8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38" table:style-name="ce13">
            <text:p>38</text:p>
          </table:table-cell>
          <table:table-cell office:value-type="float" office:value="371722" table:style-name="ce13">
            <text:p>371.722</text:p>
          </table:table-cell>
          <table:table-cell office:value-type="float" office:value="185186.87" table:style-name="ce13">
            <text:p>185.1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2" table:style-name="ce13">
            <text:p>42</text:p>
          </table:table-cell>
          <table:table-cell office:value-type="float" office:value="408898" table:style-name="ce13">
            <text:p>408.898</text:p>
          </table:table-cell>
          <table:table-cell office:value-type="float" office:value="494980.34" table:style-name="ce13">
            <text:p>494.9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4" table:style-name="ce13">
            <text:p>4</text:p>
          </table:table-cell>
          <table:table-cell office:value-type="float" office:value="664500" table:style-name="ce13">
            <text:p>664.500</text:p>
          </table:table-cell>
          <table:table-cell office:value-type="float" office:value="5326053.72" table:style-name="ce13">
            <text:p>5.326.05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730396" table:style-name="ce13">
            <text:p>730.396</text:p>
          </table:table-cell>
          <table:table-cell office:value-type="float" office:value="9517030.8200000003" table:style-name="ce13">
            <text:p>9.517.031</text:p>
          </table:table-cell>
          <table:table-cell office:value-type="float" office:value="9765015.6799999997" table:style-name="ce13">
            <text:p>9.765.016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PALENCI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5074" table:style-name="ce13">
            <text:p>5.074</text:p>
          </table:table-cell>
          <table:table-cell office:value-type="float" office:value="14220.87" table:style-name="ce13">
            <text:p>14.221</text:p>
          </table:table-cell>
          <table:table-cell office:value-type="float" office:value="7583.99" table:style-name="ce13">
            <text:p>7.58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39866" table:style-name="ce13">
            <text:p>39.866</text:p>
          </table:table-cell>
          <table:table-cell office:value-type="float" office:value="133547.97" table:style-name="ce13">
            <text:p>133.548</text:p>
          </table:table-cell>
          <table:table-cell office:value-type="float" office:value="55508.21" table:style-name="ce13">
            <text:p>55.5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36" table:style-name="ce13">
            <text:p>36</text:p>
          </table:table-cell>
          <table:table-cell office:value-type="float" office:value="645.77" table:style-name="ce13">
            <text:p>646</text:p>
          </table:table-cell>
          <table:table-cell office:value-type="float" office:value="2422.06" table:style-name="ce13">
            <text:p>2.4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79646" table:style-name="ce13">
            <text:p>79.646</text:p>
          </table:table-cell>
          <table:table-cell office:value-type="float" office:value="470031.34" table:style-name="ce13">
            <text:p>470.031</text:p>
          </table:table-cell>
          <table:table-cell office:value-type="float" office:value="145956.69" table:style-name="ce13">
            <text:p>145.95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059" table:style-name="ce13">
            <text:p>6.059</text:p>
          </table:table-cell>
          <table:table-cell office:value-type="float" office:value="542689.15" table:style-name="ce13">
            <text:p>542.689</text:p>
          </table:table-cell>
          <table:table-cell office:value-type="float" office:value="163186.87" table:style-name="ce13">
            <text:p>163.1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716" table:style-name="ce13">
            <text:p>716</text:p>
          </table:table-cell>
          <table:table-cell office:value-type="float" office:value="141333.43" table:style-name="ce13">
            <text:p>141.333</text:p>
          </table:table-cell>
          <table:table-cell office:value-type="float" office:value="55417.88" table:style-name="ce13">
            <text:p>55.4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64" table:style-name="ce13">
            <text:p>64</text:p>
          </table:table-cell>
          <table:table-cell office:value-type="float" office:value="148357" table:style-name="ce13">
            <text:p>148.357</text:p>
          </table:table-cell>
          <table:table-cell office:value-type="float" office:value="63914.71" table:style-name="ce13">
            <text:p>63.9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7" table:style-name="ce13">
            <text:p>17</text:p>
          </table:table-cell>
          <table:table-cell office:value-type="float" office:value="9844" table:style-name="ce13">
            <text:p>9.844</text:p>
          </table:table-cell>
          <table:table-cell office:value-type="float" office:value="19669" table:style-name="ce13">
            <text:p>19.6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53" table:style-name="ce13">
            <text:p>53</text:p>
          </table:table-cell>
          <table:table-cell office:value-type="float" office:value="219000" table:style-name="ce13">
            <text:p>219.000</text:p>
          </table:table-cell>
          <table:table-cell office:value-type="float" office:value="544710.14" table:style-name="ce13">
            <text:p>544.7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21" table:style-name="ce13">
            <text:p>21</text:p>
          </table:table-cell>
          <table:table-cell office:value-type="float" office:value="48865" table:style-name="ce13">
            <text:p>48.865</text:p>
          </table:table-cell>
          <table:table-cell office:value-type="float" office:value="18386.939999999999" table:style-name="ce13">
            <text:p>18.3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31552" table:style-name="ce13">
            <text:p>131.552</text:p>
          </table:table-cell>
          <table:table-cell office:value-type="float" office:value="1728534.53" table:style-name="ce13">
            <text:p>1.728.535</text:p>
          </table:table-cell>
          <table:table-cell office:value-type="float" office:value="1076756.49" table:style-name="ce13">
            <text:p>1.076.756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PALMAS_(LAS)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3536" table:style-name="ce13">
            <text:p>13.536</text:p>
          </table:table-cell>
          <table:table-cell office:value-type="float" office:value="50894.22" table:style-name="ce13">
            <text:p>50.894</text:p>
          </table:table-cell>
          <table:table-cell office:value-type="float" office:value="38648.160000000003" table:style-name="ce13">
            <text:p>38.6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261789" table:style-name="ce13">
            <text:p>261.789</text:p>
          </table:table-cell>
          <table:table-cell office:value-type="float" office:value="1008519.9" table:style-name="ce13">
            <text:p>1.008.520</text:p>
          </table:table-cell>
          <table:table-cell office:value-type="float" office:value="661588.44999999995" table:style-name="ce13">
            <text:p>661.5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3144" table:style-name="ce13">
            <text:p>3.144</text:p>
          </table:table-cell>
          <table:table-cell office:value-type="float" office:value="58871.23" table:style-name="ce13">
            <text:p>58.871</text:p>
          </table:table-cell>
          <table:table-cell office:value-type="float" office:value="58310.31" table:style-name="ce13">
            <text:p>58.3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01185" table:style-name="ce13">
            <text:p>301.185</text:p>
          </table:table-cell>
          <table:table-cell office:value-type="float" office:value="1354867.68" table:style-name="ce13">
            <text:p>1.354.868</text:p>
          </table:table-cell>
          <table:table-cell office:value-type="float" office:value="788381.77" table:style-name="ce13">
            <text:p>788.3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8816" table:style-name="ce13">
            <text:p>28.816</text:p>
          </table:table-cell>
          <table:table-cell office:value-type="float" office:value="787537.41" table:style-name="ce13">
            <text:p>787.537</text:p>
          </table:table-cell>
          <table:table-cell office:value-type="float" office:value="1191778" table:style-name="ce13">
            <text:p>1.191.77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20" table:style-name="ce13">
            <text:p>520</text:p>
          </table:table-cell>
          <table:table-cell office:value-type="float" office:value="160133.95000000001" table:style-name="ce13">
            <text:p>160.134</text:p>
          </table:table-cell>
          <table:table-cell office:value-type="float" office:value="314729.61" table:style-name="ce13">
            <text:p>314.7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40" table:style-name="ce13">
            <text:p>440</text:p>
          </table:table-cell>
          <table:table-cell office:value-type="float" office:value="1044128.74" table:style-name="ce13">
            <text:p>1.044.129</text:p>
          </table:table-cell>
          <table:table-cell office:value-type="float" office:value="1337749.02" table:style-name="ce13">
            <text:p>1.337.74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93" table:style-name="ce13">
            <text:p>93</text:p>
          </table:table-cell>
          <table:table-cell office:value-type="float" office:value="48875" table:style-name="ce13">
            <text:p>48.875</text:p>
          </table:table-cell>
          <table:table-cell office:value-type="float" office:value="165451" table:style-name="ce13">
            <text:p>165.4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7" table:style-name="ce13">
            <text:p>7</text:p>
          </table:table-cell>
          <table:table-cell office:value-type="float" office:value="25239" table:style-name="ce13">
            <text:p>25.239</text:p>
          </table:table-cell>
          <table:table-cell office:value-type="float" office:value="107598.32" table:style-name="ce13">
            <text:p>107.5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609530" table:style-name="ce13">
            <text:p>609.530</text:p>
          </table:table-cell>
          <table:table-cell office:value-type="float" office:value="4539067.13" table:style-name="ce13">
            <text:p>4.539.067</text:p>
          </table:table-cell>
          <table:table-cell office:value-type="float" office:value="4664234.6399999997" table:style-name="ce13">
            <text:p>4.664.235</text:p>
          </table:table-cell>
          <table:table-cell table:number-columns-repeated="16380"/>
        </table:table-row>
        <table:table-row table:style-name="ro1">
          <table:table-cell table:style-name="ce14"/>
          <table:table-cell table:number-columns-repeated="3" table:style-name="ce13"/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PONTEVEDR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952" table:style-name="ce13">
            <text:p>1.952</text:p>
          </table:table-cell>
          <table:table-cell office:value-type="float" office:value="167003.39000000001" table:style-name="ce13">
            <text:p>167.003</text:p>
          </table:table-cell>
          <table:table-cell office:value-type="float" office:value="103336.07" table:style-name="ce13">
            <text:p>103.3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319231" table:style-name="ce13">
            <text:p>319.231</text:p>
          </table:table-cell>
          <table:table-cell office:value-type="float" office:value="1289248.73" table:style-name="ce13">
            <text:p>1.289.249</text:p>
          </table:table-cell>
          <table:table-cell office:value-type="float" office:value="715622.14" table:style-name="ce13">
            <text:p>715.6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9" table:style-name="ce13">
            <text:p>9</text:p>
          </table:table-cell>
          <table:table-cell office:value-type="float" office:value="181" table:style-name="ce13">
            <text:p>181</text:p>
          </table:table-cell>
          <table:table-cell office:value-type="float" office:value="9082.33" table:style-name="ce13">
            <text:p>9.0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28804" table:style-name="ce13">
            <text:p>228.804</text:p>
          </table:table-cell>
          <table:table-cell office:value-type="float" office:value="1062102.18" table:style-name="ce13">
            <text:p>1.062.102</text:p>
          </table:table-cell>
          <table:table-cell office:value-type="float" office:value="720062.7" table:style-name="ce13">
            <text:p>720.0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2438" table:style-name="ce13">
            <text:p>22.438</text:p>
          </table:table-cell>
          <table:table-cell office:value-type="float" office:value="599453.27" table:style-name="ce13">
            <text:p>599.453</text:p>
          </table:table-cell>
          <table:table-cell office:value-type="float" office:value="632265.19999999995" table:style-name="ce13">
            <text:p>632.26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352" table:style-name="ce13">
            <text:p>1.352</text:p>
          </table:table-cell>
          <table:table-cell office:value-type="float" office:value="231097.98" table:style-name="ce13">
            <text:p>231.098</text:p>
          </table:table-cell>
          <table:table-cell office:value-type="float" office:value="309355.15000000002" table:style-name="ce13">
            <text:p>309.3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91" table:style-name="ce13">
            <text:p>491</text:p>
          </table:table-cell>
          <table:table-cell office:value-type="float" office:value="416991.06" table:style-name="ce13">
            <text:p>416.991</text:p>
          </table:table-cell>
          <table:table-cell office:value-type="float" office:value="1046407.58" table:style-name="ce13">
            <text:p>1.046.40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4" table:style-name="ce13">
            <text:p>14</text:p>
          </table:table-cell>
          <table:table-cell office:value-type="float" office:value="11599" table:style-name="ce13">
            <text:p>11.599</text:p>
          </table:table-cell>
          <table:table-cell office:value-type="float" office:value="6719.44" table:style-name="ce13">
            <text:p>6.7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6" table:style-name="ce13">
            <text:p>6</text:p>
          </table:table-cell>
          <table:table-cell office:value-type="float" office:value="42892" table:style-name="ce13">
            <text:p>42.892</text:p>
          </table:table-cell>
          <table:table-cell office:value-type="float" office:value="166570.5" table:style-name="ce13">
            <text:p>166.5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0" table:style-name="ce13">
            <text:p>10</text:p>
          </table:table-cell>
          <table:table-cell office:value-type="float" office:value="10784" table:style-name="ce13">
            <text:p>10.784</text:p>
          </table:table-cell>
          <table:table-cell office:value-type="float" office:value="7803.42" table:style-name="ce13">
            <text:p>7.80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574307" table:style-name="ce13">
            <text:p>574.307</text:p>
          </table:table-cell>
          <table:table-cell office:value-type="float" office:value="3831352.61" table:style-name="ce13">
            <text:p>3.831.353</text:p>
          </table:table-cell>
          <table:table-cell office:value-type="float" office:value="3717224.53" table:style-name="ce13">
            <text:p>3.717.225</text:p>
          </table:table-cell>
          <table:table-cell table:number-columns-repeated="16380"/>
        </table:table-row>
        <table:table-row table:style-name="ro1">
          <table:table-cell table:style-name="ce14"/>
          <table:table-cell table:number-columns-repeated="3" table:style-name="ce13"/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SALAMANC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4532" table:style-name="ce13">
            <text:p>14.532</text:p>
          </table:table-cell>
          <table:table-cell office:value-type="float" office:value="40319.64" table:style-name="ce13">
            <text:p>40.320</text:p>
          </table:table-cell>
          <table:table-cell office:value-type="float" office:value="25668.95" table:style-name="ce13">
            <text:p>25.6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71200" table:style-name="ce13">
            <text:p>71.200</text:p>
          </table:table-cell>
          <table:table-cell office:value-type="float" office:value="247848.35" table:style-name="ce13">
            <text:p>247.848</text:p>
          </table:table-cell>
          <table:table-cell office:value-type="float" office:value="129439.97" table:style-name="ce13">
            <text:p>129.44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8" table:style-name="ce13">
            <text:p>58</text:p>
          </table:table-cell>
          <table:table-cell office:value-type="float" office:value="1027" table:style-name="ce13">
            <text:p>1.027</text:p>
          </table:table-cell>
          <table:table-cell office:value-type="float" office:value="8422" table:style-name="ce13">
            <text:p>8.4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83499" table:style-name="ce13">
            <text:p>183.499</text:p>
          </table:table-cell>
          <table:table-cell office:value-type="float" office:value="764536.43" table:style-name="ce13">
            <text:p>764.536</text:p>
          </table:table-cell>
          <table:table-cell office:value-type="float" office:value="362464.3" table:style-name="ce13">
            <text:p>362.46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3655" table:style-name="ce13">
            <text:p>13.655</text:p>
          </table:table-cell>
          <table:table-cell office:value-type="float" office:value="493088.6" table:style-name="ce13">
            <text:p>493.089</text:p>
          </table:table-cell>
          <table:table-cell office:value-type="float" office:value="317135.25" table:style-name="ce13">
            <text:p>317.13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944" table:style-name="ce13">
            <text:p>1.944</text:p>
          </table:table-cell>
          <table:table-cell office:value-type="float" office:value="192922.27" table:style-name="ce13">
            <text:p>192.922</text:p>
          </table:table-cell>
          <table:table-cell office:value-type="float" office:value="177617.63" table:style-name="ce13">
            <text:p>177.6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61" table:style-name="ce13">
            <text:p>61</text:p>
          </table:table-cell>
          <table:table-cell office:value-type="float" office:value="37926" table:style-name="ce13">
            <text:p>37.926</text:p>
          </table:table-cell>
          <table:table-cell office:value-type="float" office:value="134068.56" table:style-name="ce13">
            <text:p>134.0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46" table:style-name="ce13">
            <text:p>46</text:p>
          </table:table-cell>
          <table:table-cell office:value-type="float" office:value="23910" table:style-name="ce13">
            <text:p>23.910</text:p>
          </table:table-cell>
          <table:table-cell office:value-type="float" office:value="68281" table:style-name="ce13">
            <text:p>68.2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3" table:style-name="ce13">
            <text:p>43</text:p>
          </table:table-cell>
          <table:table-cell office:value-type="float" office:value="43968" table:style-name="ce13">
            <text:p>43.968</text:p>
          </table:table-cell>
          <table:table-cell office:value-type="float" office:value="157687.75" table:style-name="ce13">
            <text:p>157.6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" table:style-name="ce13">
            <text:p>3</text:p>
          </table:table-cell>
          <table:table-cell office:value-type="float" office:value="135300" table:style-name="ce13">
            <text:p>135.300</text:p>
          </table:table-cell>
          <table:table-cell office:value-type="float" office:value="72608.63" table:style-name="ce13">
            <text:p>72.6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4" table:style-name="ce13">
            <text:p>4</text:p>
          </table:table-cell>
          <table:table-cell office:value-type="float" office:value="10402" table:style-name="ce13">
            <text:p>10.402</text:p>
          </table:table-cell>
          <table:table-cell office:value-type="float" office:value="3131.36" table:style-name="ce13">
            <text:p>3.13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285045" table:style-name="ce13">
            <text:p>285.045</text:p>
          </table:table-cell>
          <table:table-cell office:value-type="float" office:value="1991248.29" table:style-name="ce13">
            <text:p>1.991.248</text:p>
          </table:table-cell>
          <table:table-cell office:value-type="float" office:value="1456525.4" table:style-name="ce13">
            <text:p>1.456.525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SANTA_CRUZ_TENERIFE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2254" table:style-name="ce13">
            <text:p>12.254</text:p>
          </table:table-cell>
          <table:table-cell office:value-type="float" office:value="40742.33" table:style-name="ce13">
            <text:p>40.742</text:p>
          </table:table-cell>
          <table:table-cell office:value-type="float" office:value="35793.51" table:style-name="ce13">
            <text:p>35.7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265830" table:style-name="ce13">
            <text:p>265.830</text:p>
          </table:table-cell>
          <table:table-cell office:value-type="float" office:value="936301.57" table:style-name="ce13">
            <text:p>936.302</text:p>
          </table:table-cell>
          <table:table-cell office:value-type="float" office:value="590976.25" table:style-name="ce13">
            <text:p>590.9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2177" table:style-name="ce13">
            <text:p>2.177</text:p>
          </table:table-cell>
          <table:table-cell office:value-type="float" office:value="35757.910000000003" table:style-name="ce13">
            <text:p>35.758</text:p>
          </table:table-cell>
          <table:table-cell office:value-type="float" office:value="36502.370000000003" table:style-name="ce13">
            <text:p>36.5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82017" table:style-name="ce13">
            <text:p>282.017</text:p>
          </table:table-cell>
          <table:table-cell office:value-type="float" office:value="1204163.22" table:style-name="ce13">
            <text:p>1.204.163</text:p>
          </table:table-cell>
          <table:table-cell office:value-type="float" office:value="719714.62" table:style-name="ce13">
            <text:p>719.7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3979" table:style-name="ce13">
            <text:p>23.979</text:p>
          </table:table-cell>
          <table:table-cell office:value-type="float" office:value="577123.57999999996" table:style-name="ce13">
            <text:p>577.124</text:p>
          </table:table-cell>
          <table:table-cell office:value-type="float" office:value="807534.68" table:style-name="ce13">
            <text:p>807.53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801" table:style-name="ce13">
            <text:p>801</text:p>
          </table:table-cell>
          <table:table-cell office:value-type="float" office:value="160535.9" table:style-name="ce13">
            <text:p>160.536</text:p>
          </table:table-cell>
          <table:table-cell office:value-type="float" office:value="388301.76" table:style-name="ce13">
            <text:p>388.3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67" table:style-name="ce13">
            <text:p>267</text:p>
          </table:table-cell>
          <table:table-cell office:value-type="float" office:value="271548" table:style-name="ce13">
            <text:p>271.548</text:p>
          </table:table-cell>
          <table:table-cell office:value-type="float" office:value="828917.52" table:style-name="ce13">
            <text:p>828.91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81" table:style-name="ce13">
            <text:p>81</text:p>
          </table:table-cell>
          <table:table-cell office:value-type="float" office:value="36621" table:style-name="ce13">
            <text:p>36.621</text:p>
          </table:table-cell>
          <table:table-cell office:value-type="float" office:value="143171.85999999999" table:style-name="ce13">
            <text:p>143.1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" table:style-name="ce13">
            <text:p>2</text:p>
          </table:table-cell>
          <table:table-cell office:value-type="float" office:value="15584" table:style-name="ce13">
            <text:p>15.584</text:p>
          </table:table-cell>
          <table:table-cell office:value-type="float" office:value="3493.87" table:style-name="ce13">
            <text:p>3.49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MERCADO LIBRE 6.4 <text:s/>-6.5 mayor o igual a 145 kV</text:p>
          </table:table-cell>
          <table:table-cell office:value-type="float" office:value="2" table:style-name="ce13">
            <text:p>2</text:p>
          </table:table-cell>
          <table:table-cell office:value-type="float" office:value="462" table:style-name="ce13">
            <text:p>462</text:p>
          </table:table-cell>
          <table:table-cell office:value-type="float" office:value="27.18" table:style-name="ce1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587410" table:style-name="ce13">
            <text:p>587.410</text:p>
          </table:table-cell>
          <table:table-cell office:value-type="float" office:value="3278839.51" table:style-name="ce13">
            <text:p>3.278.840</text:p>
          </table:table-cell>
          <table:table-cell office:value-type="float" office:value="3554433.62" table:style-name="ce13">
            <text:p>3.554.43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ANTABRI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8745" table:style-name="ce13">
            <text:p>8.745</text:p>
          </table:table-cell>
          <table:table-cell office:value-type="float" office:value="35988.39" table:style-name="ce13">
            <text:p>35.988</text:p>
          </table:table-cell>
          <table:table-cell office:value-type="float" office:value="17381.580000000002" table:style-name="ce13">
            <text:p>17.3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30852" table:style-name="ce13">
            <text:p>130.852</text:p>
          </table:table-cell>
          <table:table-cell office:value-type="float" office:value="485780.45" table:style-name="ce13">
            <text:p>485.780</text:p>
          </table:table-cell>
          <table:table-cell office:value-type="float" office:value="187481.26" table:style-name="ce13">
            <text:p>187.4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312" table:style-name="ce13">
            <text:p>312</text:p>
          </table:table-cell>
          <table:table-cell office:value-type="float" office:value="11768.12" table:style-name="ce13">
            <text:p>11.768</text:p>
          </table:table-cell>
          <table:table-cell office:value-type="float" office:value="11797.5" table:style-name="ce13">
            <text:p>11.7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70996" table:style-name="ce13">
            <text:p>270.996</text:p>
          </table:table-cell>
          <table:table-cell office:value-type="float" office:value="1227031.07" table:style-name="ce13">
            <text:p>1.227.031</text:p>
          </table:table-cell>
          <table:table-cell office:value-type="float" office:value="567507.03" table:style-name="ce13">
            <text:p>567.50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2169" table:style-name="ce13">
            <text:p>22.169</text:p>
          </table:table-cell>
          <table:table-cell office:value-type="float" office:value="708487.68000000005" table:style-name="ce13">
            <text:p>708.488</text:p>
          </table:table-cell>
          <table:table-cell office:value-type="float" office:value="549135.81000000006" table:style-name="ce13">
            <text:p>549.1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43" table:style-name="ce13">
            <text:p>443</text:p>
          </table:table-cell>
          <table:table-cell office:value-type="float" office:value="139464.51999999999" table:style-name="ce13">
            <text:p>139.465</text:p>
          </table:table-cell>
          <table:table-cell office:value-type="float" office:value="147286.38" table:style-name="ce13">
            <text:p>147.28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207" table:style-name="ce13">
            <text:p>207</text:p>
          </table:table-cell>
          <table:table-cell office:value-type="float" office:value="313039" table:style-name="ce13">
            <text:p>313.039</text:p>
          </table:table-cell>
          <table:table-cell office:value-type="float" office:value="460924.91" table:style-name="ce13">
            <text:p>460.9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33" table:style-name="ce13">
            <text:p>33</text:p>
          </table:table-cell>
          <table:table-cell office:value-type="float" office:value="24468" table:style-name="ce13">
            <text:p>24.468</text:p>
          </table:table-cell>
          <table:table-cell office:value-type="float" office:value="56266.8" table:style-name="ce13">
            <text:p>56.26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3" table:style-name="ce13">
            <text:p>43</text:p>
          </table:table-cell>
          <table:table-cell office:value-type="float" office:value="159150" table:style-name="ce13">
            <text:p>159.150</text:p>
          </table:table-cell>
          <table:table-cell office:value-type="float" office:value="614904.37" table:style-name="ce13">
            <text:p>614.9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" table:style-name="ce13">
            <text:p>4</text:p>
          </table:table-cell>
          <table:table-cell office:value-type="float" office:value="61272" table:style-name="ce13">
            <text:p>61.272</text:p>
          </table:table-cell>
          <table:table-cell office:value-type="float" office:value="116074.06" table:style-name="ce13">
            <text:p>116.0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7" table:style-name="ce13">
            <text:p>7</text:p>
          </table:table-cell>
          <table:table-cell office:value-type="float" office:value="184146" table:style-name="ce13">
            <text:p>184.146</text:p>
          </table:table-cell>
          <table:table-cell office:value-type="float" office:value="939768.55" table:style-name="ce13">
            <text:p>939.7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433811" table:style-name="ce13">
            <text:p>433.811</text:p>
          </table:table-cell>
          <table:table-cell office:value-type="float" office:value="3350595.23" table:style-name="ce13">
            <text:p>3.350.595</text:p>
          </table:table-cell>
          <table:table-cell office:value-type="float" office:value="3668528.25" table:style-name="ce13">
            <text:p>3.668.528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SEGOVI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552" table:style-name="ce13">
            <text:p>552</text:p>
          </table:table-cell>
          <table:table-cell office:value-type="float" office:value="30082.639999999999" table:style-name="ce13">
            <text:p>30.083</text:p>
          </table:table-cell>
          <table:table-cell office:value-type="float" office:value="10455.09" table:style-name="ce13">
            <text:p>10.45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78819" table:style-name="ce13">
            <text:p>78.819</text:p>
          </table:table-cell>
          <table:table-cell office:value-type="float" office:value="303204.83" table:style-name="ce13">
            <text:p>303.205</text:p>
          </table:table-cell>
          <table:table-cell office:value-type="float" office:value="125887.9" table:style-name="ce13">
            <text:p>125.8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9" table:style-name="ce13">
            <text:p>19</text:p>
          </table:table-cell>
          <table:table-cell office:value-type="float" office:value="403.39" table:style-name="ce13">
            <text:p>403</text:p>
          </table:table-cell>
          <table:table-cell office:value-type="float" office:value="1514.75" table:style-name="ce13">
            <text:p>1.51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9848" table:style-name="ce13">
            <text:p>59.848</text:p>
          </table:table-cell>
          <table:table-cell office:value-type="float" office:value="403349.29" table:style-name="ce13">
            <text:p>403.349</text:p>
          </table:table-cell>
          <table:table-cell office:value-type="float" office:value="134202.32" table:style-name="ce13">
            <text:p>134.2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5877" table:style-name="ce13">
            <text:p>5.877</text:p>
          </table:table-cell>
          <table:table-cell office:value-type="float" office:value="246940.35" table:style-name="ce13">
            <text:p>246.940</text:p>
          </table:table-cell>
          <table:table-cell office:value-type="float" office:value="144472.44" table:style-name="ce13">
            <text:p>144.4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728" table:style-name="ce13">
            <text:p>1.728</text:p>
          </table:table-cell>
          <table:table-cell office:value-type="float" office:value="157626.95000000001" table:style-name="ce13">
            <text:p>157.627</text:p>
          </table:table-cell>
          <table:table-cell office:value-type="float" office:value="181090.64" table:style-name="ce13">
            <text:p>181.0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86" table:style-name="ce13">
            <text:p>86</text:p>
          </table:table-cell>
          <table:table-cell office:value-type="float" office:value="214161" table:style-name="ce13">
            <text:p>214.161</text:p>
          </table:table-cell>
          <table:table-cell office:value-type="float" office:value="225149.9" table:style-name="ce13">
            <text:p>225.1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" table:style-name="ce13">
            <text:p>1</text:p>
          </table:table-cell>
          <table:table-cell office:value-type="float" office:value="1670" table:style-name="ce13">
            <text:p>1.670</text:p>
          </table:table-cell>
          <table:table-cell office:value-type="float" office:value="3676.57" table:style-name="ce13">
            <text:p>3.67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5" table:style-name="ce13">
            <text:p>15</text:p>
          </table:table-cell>
          <table:table-cell office:value-type="float" office:value="44875" table:style-name="ce13">
            <text:p>44.875</text:p>
          </table:table-cell>
          <table:table-cell office:value-type="float" office:value="91574.16" table:style-name="ce13">
            <text:p>91.5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320" table:style-name="ce13">
            <text:p>320</text:p>
          </table:table-cell>
          <table:table-cell office:value-type="float" office:value="435.95" table:style-name="ce13">
            <text:p>4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4" table:style-name="ce13">
            <text:p>4</text:p>
          </table:table-cell>
          <table:table-cell office:value-type="float" office:value="28874" table:style-name="ce13">
            <text:p>28.874</text:p>
          </table:table-cell>
          <table:table-cell office:value-type="float" office:value="50261.05" table:style-name="ce13">
            <text:p>50.261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46950" table:style-name="ce13">
            <text:p>146.950</text:p>
          </table:table-cell>
          <table:table-cell office:value-type="float" office:value="1431507.45" table:style-name="ce13">
            <text:p>1.431.507</text:p>
          </table:table-cell>
          <table:table-cell office:value-type="float" office:value="968720.77" table:style-name="ce13">
            <text:p>968.721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SEVILL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46071" table:style-name="ce13">
            <text:p>46.071</text:p>
          </table:table-cell>
          <table:table-cell office:value-type="float" office:value="178043.19" table:style-name="ce13">
            <text:p>178.043</text:p>
          </table:table-cell>
          <table:table-cell office:value-type="float" office:value="132830.5" table:style-name="ce13">
            <text:p>132.83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377810" table:style-name="ce13">
            <text:p>377.810</text:p>
          </table:table-cell>
          <table:table-cell office:value-type="float" office:value="1496466.06" table:style-name="ce13">
            <text:p>1.496.466</text:p>
          </table:table-cell>
          <table:table-cell office:value-type="float" office:value="1108190.92" table:style-name="ce13">
            <text:p>1.108.1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2747" table:style-name="ce13">
            <text:p>2.747</text:p>
          </table:table-cell>
          <table:table-cell office:value-type="float" office:value="51498.1" table:style-name="ce13">
            <text:p>51.498</text:p>
          </table:table-cell>
          <table:table-cell office:value-type="float" office:value="55292.21" table:style-name="ce13">
            <text:p>55.2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08056" table:style-name="ce13">
            <text:p>508.056</text:p>
          </table:table-cell>
          <table:table-cell office:value-type="float" office:value="2797819.45" table:style-name="ce13">
            <text:p>2.797.819</text:p>
          </table:table-cell>
          <table:table-cell office:value-type="float" office:value="1639398.05" table:style-name="ce13">
            <text:p>1.639.3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1742" table:style-name="ce13">
            <text:p>41.742</text:p>
          </table:table-cell>
          <table:table-cell office:value-type="float" office:value="2836616.57" table:style-name="ce13">
            <text:p>2.836.617</text:p>
          </table:table-cell>
          <table:table-cell office:value-type="float" office:value="1205000.3600000001" table:style-name="ce13">
            <text:p>1.205.0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366" table:style-name="ce13">
            <text:p>3.366</text:p>
          </table:table-cell>
          <table:table-cell office:value-type="float" office:value="742244.26" table:style-name="ce13">
            <text:p>742.244</text:p>
          </table:table-cell>
          <table:table-cell office:value-type="float" office:value="543174.56000000006" table:style-name="ce13">
            <text:p>543.1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645" table:style-name="ce13">
            <text:p>645</text:p>
          </table:table-cell>
          <table:table-cell office:value-type="float" office:value="884450.11" table:style-name="ce13">
            <text:p>884.450</text:p>
          </table:table-cell>
          <table:table-cell office:value-type="float" office:value="1341609.68" table:style-name="ce13">
            <text:p>1.341.6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86" table:style-name="ce13">
            <text:p>86</text:p>
          </table:table-cell>
          <table:table-cell office:value-type="float" office:value="85074" table:style-name="ce13">
            <text:p>85.074</text:p>
          </table:table-cell>
          <table:table-cell office:value-type="float" office:value="281168" table:style-name="ce13">
            <text:p>281.16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54" table:style-name="ce13">
            <text:p>54</text:p>
          </table:table-cell>
          <table:table-cell office:value-type="float" office:value="149705" table:style-name="ce13">
            <text:p>149.705</text:p>
          </table:table-cell>
          <table:table-cell office:value-type="float" office:value="401051.45" table:style-name="ce13">
            <text:p>401.0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3" table:style-name="ce13">
            <text:p>13</text:p>
          </table:table-cell>
          <table:table-cell office:value-type="float" office:value="144602" table:style-name="ce13">
            <text:p>144.602</text:p>
          </table:table-cell>
          <table:table-cell office:value-type="float" office:value="168697.82" table:style-name="ce13">
            <text:p>168.6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0" table:style-name="ce13">
            <text:p>10</text:p>
          </table:table-cell>
          <table:table-cell office:value-type="float" office:value="1615616" table:style-name="ce13">
            <text:p>1.615.616</text:p>
          </table:table-cell>
          <table:table-cell office:value-type="float" office:value="496502.76" table:style-name="ce13">
            <text:p>496.50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980600" table:style-name="ce13">
            <text:p>980.600</text:p>
          </table:table-cell>
          <table:table-cell office:value-type="float" office:value="10982134.74" table:style-name="ce13">
            <text:p>10.982.135</text:p>
          </table:table-cell>
          <table:table-cell office:value-type="float" office:value="7372916.3099999996" table:style-name="ce13">
            <text:p>7.372.916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SORI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495" table:style-name="ce13">
            <text:p>2.495</text:p>
          </table:table-cell>
          <table:table-cell office:value-type="float" office:value="9803.48" table:style-name="ce13">
            <text:p>9.803</text:p>
          </table:table-cell>
          <table:table-cell office:value-type="float" office:value="4713.8999999999996" table:style-name="ce13">
            <text:p>4.71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33874" table:style-name="ce13">
            <text:p>33.874</text:p>
          </table:table-cell>
          <table:table-cell office:value-type="float" office:value="113668.59" table:style-name="ce13">
            <text:p>113.669</text:p>
          </table:table-cell>
          <table:table-cell office:value-type="float" office:value="42080.67" table:style-name="ce13">
            <text:p>42.0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03" table:style-name="ce13">
            <text:p>103</text:p>
          </table:table-cell>
          <table:table-cell office:value-type="float" office:value="1983.68" table:style-name="ce13">
            <text:p>1.984</text:p>
          </table:table-cell>
          <table:table-cell office:value-type="float" office:value="2566.65" table:style-name="ce13">
            <text:p>2.56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51291" table:style-name="ce13">
            <text:p>51.291</text:p>
          </table:table-cell>
          <table:table-cell office:value-type="float" office:value="210929.78" table:style-name="ce13">
            <text:p>210.930</text:p>
          </table:table-cell>
          <table:table-cell office:value-type="float" office:value="89947.16" table:style-name="ce13">
            <text:p>89.94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439" table:style-name="ce13">
            <text:p>4.439</text:p>
          </table:table-cell>
          <table:table-cell office:value-type="float" office:value="161823.15" table:style-name="ce13">
            <text:p>161.823</text:p>
          </table:table-cell>
          <table:table-cell office:value-type="float" office:value="113524.82" table:style-name="ce13">
            <text:p>113.52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55" table:style-name="ce13">
            <text:p>455</text:p>
          </table:table-cell>
          <table:table-cell office:value-type="float" office:value="69475.350000000006" table:style-name="ce13">
            <text:p>69.475</text:p>
          </table:table-cell>
          <table:table-cell office:value-type="float" office:value="38827.14" table:style-name="ce13">
            <text:p>38.8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54" table:style-name="ce13">
            <text:p>54</text:p>
          </table:table-cell>
          <table:table-cell office:value-type="float" office:value="172603" table:style-name="ce13">
            <text:p>172.603</text:p>
          </table:table-cell>
          <table:table-cell office:value-type="float" office:value="141147.91" table:style-name="ce13">
            <text:p>141.1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8" table:style-name="ce13">
            <text:p>28</text:p>
          </table:table-cell>
          <table:table-cell office:value-type="float" office:value="83169" table:style-name="ce13">
            <text:p>83.169</text:p>
          </table:table-cell>
          <table:table-cell office:value-type="float" office:value="294292.36" table:style-name="ce13">
            <text:p>294.2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3" table:style-name="ce13">
            <text:p>3</text:p>
          </table:table-cell>
          <table:table-cell office:value-type="float" office:value="450" table:style-name="ce13">
            <text:p>450</text:p>
          </table:table-cell>
          <table:table-cell office:value-type="float" office:value="579.55999999999995" table:style-name="ce13">
            <text:p>5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0" table:style-name="ce13">
            <text:p>10</text:p>
          </table:table-cell>
          <table:table-cell office:value-type="float" office:value="26473" table:style-name="ce13">
            <text:p>26.473</text:p>
          </table:table-cell>
          <table:table-cell office:value-type="float" office:value="49731.77" table:style-name="ce13">
            <text:p>49.73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92752" table:style-name="ce13">
            <text:p>92.752</text:p>
          </table:table-cell>
          <table:table-cell office:value-type="float" office:value="850379.03" table:style-name="ce13">
            <text:p>850.379</text:p>
          </table:table-cell>
          <table:table-cell office:value-type="float" office:value="777411.94" table:style-name="ce13">
            <text:p>777.412</text:p>
          </table:table-cell>
          <table:table-cell table:number-columns-repeated="16380"/>
        </table:table-row>
        <table:table-row table:style-name="ro1">
          <table:table-cell table:style-name="ce12"/>
          <table:table-cell table:number-columns-repeated="3" table:style-name="ce13"/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TARRAGON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1132" table:style-name="ce13">
            <text:p>11.132</text:p>
          </table:table-cell>
          <table:table-cell office:value-type="float" office:value="47686.21" table:style-name="ce13">
            <text:p>47.686</text:p>
          </table:table-cell>
          <table:table-cell office:value-type="float" office:value="32121.48" table:style-name="ce13">
            <text:p>32.1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206446" table:style-name="ce13">
            <text:p>206.446</text:p>
          </table:table-cell>
          <table:table-cell office:value-type="float" office:value="838475.04" table:style-name="ce13">
            <text:p>838.475</text:p>
          </table:table-cell>
          <table:table-cell office:value-type="float" office:value="421771.59" table:style-name="ce13">
            <text:p>421.7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538" table:style-name="ce13">
            <text:p>1.538</text:p>
          </table:table-cell>
          <table:table-cell office:value-type="float" office:value="23335.51" table:style-name="ce13">
            <text:p>23.336</text:p>
          </table:table-cell>
          <table:table-cell office:value-type="float" office:value="20181.95" table:style-name="ce13">
            <text:p>20.1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47151" table:style-name="ce13">
            <text:p>347.151</text:p>
          </table:table-cell>
          <table:table-cell office:value-type="float" office:value="1735174.04" table:style-name="ce13">
            <text:p>1.735.174</text:p>
          </table:table-cell>
          <table:table-cell office:value-type="float" office:value="901283.74" table:style-name="ce13">
            <text:p>901.28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5857" table:style-name="ce13">
            <text:p>35.857</text:p>
          </table:table-cell>
          <table:table-cell office:value-type="float" office:value="1142842.23" table:style-name="ce13">
            <text:p>1.142.842</text:p>
          </table:table-cell>
          <table:table-cell office:value-type="float" office:value="1104357.58" table:style-name="ce13">
            <text:p>1.104.35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03" table:style-name="ce13">
            <text:p>303</text:p>
          </table:table-cell>
          <table:table-cell office:value-type="float" office:value="81562.490000000005" table:style-name="ce13">
            <text:p>81.562</text:p>
          </table:table-cell>
          <table:table-cell office:value-type="float" office:value="133168.72" table:style-name="ce13">
            <text:p>133.1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520" table:style-name="ce13">
            <text:p>520</text:p>
          </table:table-cell>
          <table:table-cell office:value-type="float" office:value="767481.1" table:style-name="ce13">
            <text:p>767.481</text:p>
          </table:table-cell>
          <table:table-cell office:value-type="float" office:value="1757053.43" table:style-name="ce13">
            <text:p>1.757.05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90" table:style-name="ce13">
            <text:p>90</text:p>
          </table:table-cell>
          <table:table-cell office:value-type="float" office:value="149392" table:style-name="ce13">
            <text:p>149.392</text:p>
          </table:table-cell>
          <table:table-cell office:value-type="float" office:value="719599" table:style-name="ce13">
            <text:p>719.59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3" table:style-name="ce13">
            <text:p>3</text:p>
          </table:table-cell>
          <table:table-cell office:value-type="float" office:value="33500" table:style-name="ce13">
            <text:p>33.500</text:p>
          </table:table-cell>
          <table:table-cell office:value-type="float" office:value="248709.38" table:style-name="ce13">
            <text:p>248.70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1" table:style-name="ce13">
            <text:p>11</text:p>
          </table:table-cell>
          <table:table-cell office:value-type="float" office:value="182588" table:style-name="ce13">
            <text:p>182.588</text:p>
          </table:table-cell>
          <table:table-cell office:value-type="float" office:value="453894.72" table:style-name="ce13">
            <text:p>453.8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9" table:style-name="ce13">
            <text:p>19</text:p>
          </table:table-cell>
          <table:table-cell office:value-type="float" office:value="138843" table:style-name="ce13">
            <text:p>138.843</text:p>
          </table:table-cell>
          <table:table-cell office:value-type="float" office:value="770904.84" table:style-name="ce13">
            <text:p>770.90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603070" table:style-name="ce13">
            <text:p>603.070</text:p>
          </table:table-cell>
          <table:table-cell office:value-type="float" office:value="5140879.62" table:style-name="ce13">
            <text:p>5.140.880</text:p>
          </table:table-cell>
          <table:table-cell office:value-type="float" office:value="6563046.4299999997" table:style-name="ce13">
            <text:p>6.563.046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TERUEL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3552" table:style-name="ce13">
            <text:p>3.552</text:p>
          </table:table-cell>
          <table:table-cell office:value-type="float" office:value="13243.97" table:style-name="ce13">
            <text:p>13.244</text:p>
          </table:table-cell>
          <table:table-cell office:value-type="float" office:value="8386.27" table:style-name="ce13">
            <text:p>8.38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62948" table:style-name="ce13">
            <text:p>62.948</text:p>
          </table:table-cell>
          <table:table-cell office:value-type="float" office:value="214109.86" table:style-name="ce13">
            <text:p>214.110</text:p>
          </table:table-cell>
          <table:table-cell office:value-type="float" office:value="87603.98" table:style-name="ce13">
            <text:p>87.60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270" table:style-name="ce13">
            <text:p>270</text:p>
          </table:table-cell>
          <table:table-cell office:value-type="float" office:value="5528.81" table:style-name="ce13">
            <text:p>5.529</text:p>
          </table:table-cell>
          <table:table-cell office:value-type="float" office:value="3866.47" table:style-name="ce13">
            <text:p>3.86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60203" table:style-name="ce13">
            <text:p>60.203</text:p>
          </table:table-cell>
          <table:table-cell office:value-type="float" office:value="257789.02" table:style-name="ce13">
            <text:p>257.789</text:p>
          </table:table-cell>
          <table:table-cell office:value-type="float" office:value="125723.06" table:style-name="ce13">
            <text:p>125.72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427" table:style-name="ce13">
            <text:p>6.427</text:p>
          </table:table-cell>
          <table:table-cell office:value-type="float" office:value="161308.23000000001" table:style-name="ce13">
            <text:p>161.308</text:p>
          </table:table-cell>
          <table:table-cell office:value-type="float" office:value="169418.96" table:style-name="ce13">
            <text:p>169.4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54" table:style-name="ce13">
            <text:p>454</text:p>
          </table:table-cell>
          <table:table-cell office:value-type="float" office:value="40841.050000000003" table:style-name="ce13">
            <text:p>40.841</text:p>
          </table:table-cell>
          <table:table-cell office:value-type="float" office:value="61915.5" table:style-name="ce13">
            <text:p>61.9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65" table:style-name="ce13">
            <text:p>65</text:p>
          </table:table-cell>
          <table:table-cell office:value-type="float" office:value="186649.74" table:style-name="ce13">
            <text:p>186.650</text:p>
          </table:table-cell>
          <table:table-cell office:value-type="float" office:value="198742.1" table:style-name="ce13">
            <text:p>198.7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6" table:style-name="ce13">
            <text:p>6</text:p>
          </table:table-cell>
          <table:table-cell office:value-type="float" office:value="11881" table:style-name="ce13">
            <text:p>11.881</text:p>
          </table:table-cell>
          <table:table-cell office:value-type="float" office:value="51716.1" table:style-name="ce13">
            <text:p>51.7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28" table:style-name="ce13">
            <text:p>28</text:p>
          </table:table-cell>
          <table:table-cell office:value-type="float" office:value="29661" table:style-name="ce13">
            <text:p>29.661</text:p>
          </table:table-cell>
          <table:table-cell office:value-type="float" office:value="100304.79" table:style-name="ce13">
            <text:p>100.30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4" table:style-name="ce13">
            <text:p>4</text:p>
          </table:table-cell>
          <table:table-cell office:value-type="float" office:value="38160" table:style-name="ce13">
            <text:p>38.160</text:p>
          </table:table-cell>
          <table:table-cell office:value-type="float" office:value="151400.73000000001" table:style-name="ce13">
            <text:p>151.40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3" table:style-name="ce13">
            <text:p>3</text:p>
          </table:table-cell>
          <table:table-cell office:value-type="float" office:value="951" table:style-name="ce13">
            <text:p>951</text:p>
          </table:table-cell>
          <table:table-cell office:value-type="float" office:value="896.17" table:style-name="ce13">
            <text:p>89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133960" table:style-name="ce13">
            <text:p>133.960</text:p>
          </table:table-cell>
          <table:table-cell office:value-type="float" office:value="960123.68" table:style-name="ce13">
            <text:p>960.124</text:p>
          </table:table-cell>
          <table:table-cell office:value-type="float" office:value="959974.13" table:style-name="ce13">
            <text:p>959.974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TOLEDO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4687" table:style-name="ce13">
            <text:p>14.687</text:p>
          </table:table-cell>
          <table:table-cell office:value-type="float" office:value="90133.13" table:style-name="ce13">
            <text:p>90.133</text:p>
          </table:table-cell>
          <table:table-cell office:value-type="float" office:value="56511.91" table:style-name="ce13">
            <text:p>56.51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67018" table:style-name="ce13">
            <text:p>167.018</text:p>
          </table:table-cell>
          <table:table-cell office:value-type="float" office:value="708103.81" table:style-name="ce13">
            <text:p>708.104</text:p>
          </table:table-cell>
          <table:table-cell office:value-type="float" office:value="410741.68" table:style-name="ce13">
            <text:p>410.74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27" table:style-name="ce13">
            <text:p>127</text:p>
          </table:table-cell>
          <table:table-cell office:value-type="float" office:value="2262.25" table:style-name="ce13">
            <text:p>2.262</text:p>
          </table:table-cell>
          <table:table-cell office:value-type="float" office:value="13573.42" table:style-name="ce13">
            <text:p>13.5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41683" table:style-name="ce13">
            <text:p>241.683</text:p>
          </table:table-cell>
          <table:table-cell office:value-type="float" office:value="1202721.5" table:style-name="ce13">
            <text:p>1.202.722</text:p>
          </table:table-cell>
          <table:table-cell office:value-type="float" office:value="709028.36" table:style-name="ce13">
            <text:p>709.0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5792" table:style-name="ce13">
            <text:p>25.792</text:p>
          </table:table-cell>
          <table:table-cell office:value-type="float" office:value="864111.68" table:style-name="ce13">
            <text:p>864.112</text:p>
          </table:table-cell>
          <table:table-cell office:value-type="float" office:value="586446.24" table:style-name="ce13">
            <text:p>586.44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3837" table:style-name="ce13">
            <text:p>3.837</text:p>
          </table:table-cell>
          <table:table-cell office:value-type="float" office:value="486247.21" table:style-name="ce13">
            <text:p>486.247</text:p>
          </table:table-cell>
          <table:table-cell office:value-type="float" office:value="404767.35" table:style-name="ce13">
            <text:p>404.76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325" table:style-name="ce13">
            <text:p>325</text:p>
          </table:table-cell>
          <table:table-cell office:value-type="float" office:value="745492.14" table:style-name="ce13">
            <text:p>745.492</text:p>
          </table:table-cell>
          <table:table-cell office:value-type="float" office:value="703063.47" table:style-name="ce13">
            <text:p>703.0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86" table:style-name="ce13">
            <text:p>86</text:p>
          </table:table-cell>
          <table:table-cell office:value-type="float" office:value="75590" table:style-name="ce13">
            <text:p>75.590</text:p>
          </table:table-cell>
          <table:table-cell office:value-type="float" office:value="200327" table:style-name="ce13">
            <text:p>200.3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0" table:style-name="ce13">
            <text:p>40</text:p>
          </table:table-cell>
          <table:table-cell office:value-type="float" office:value="125922" table:style-name="ce13">
            <text:p>125.922</text:p>
          </table:table-cell>
          <table:table-cell office:value-type="float" office:value="318827.25" table:style-name="ce13">
            <text:p>318.8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7" table:style-name="ce13">
            <text:p>7</text:p>
          </table:table-cell>
          <table:table-cell office:value-type="float" office:value="39170" table:style-name="ce13">
            <text:p>39.170</text:p>
          </table:table-cell>
          <table:table-cell office:value-type="float" office:value="153111.04999999999" table:style-name="ce13">
            <text:p>153.11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6" table:style-name="ce13">
            <text:p>6</text:p>
          </table:table-cell>
          <table:table-cell office:value-type="float" office:value="40629" table:style-name="ce13">
            <text:p>40.629</text:p>
          </table:table-cell>
          <table:table-cell office:value-type="float" office:value="83533.19" table:style-name="ce13">
            <text:p>83.533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453608" table:style-name="ce13">
            <text:p>453.608</text:p>
          </table:table-cell>
          <table:table-cell office:value-type="float" office:value="4380382.72" table:style-name="ce13">
            <text:p>4.380.383</text:p>
          </table:table-cell>
          <table:table-cell office:value-type="float" office:value="3639930.92" table:style-name="ce13">
            <text:p>3.639.931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VALENCIA-VALÈNCI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70410" table:style-name="ce13">
            <text:p>70.410</text:p>
          </table:table-cell>
          <table:table-cell office:value-type="float" office:value="189918" table:style-name="ce13">
            <text:p>189.918</text:p>
          </table:table-cell>
          <table:table-cell office:value-type="float" office:value="188772.75" table:style-name="ce13">
            <text:p>188.7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479707" table:style-name="ce13">
            <text:p>479.707</text:p>
          </table:table-cell>
          <table:table-cell office:value-type="float" office:value="1891214.54" table:style-name="ce13">
            <text:p>1.891.215</text:p>
          </table:table-cell>
          <table:table-cell office:value-type="float" office:value="1039544.13" table:style-name="ce13">
            <text:p>1.039.54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12" table:style-name="ce13">
            <text:p>512</text:p>
          </table:table-cell>
          <table:table-cell office:value-type="float" office:value="9529.2800000000007" table:style-name="ce13">
            <text:p>9.529</text:p>
          </table:table-cell>
          <table:table-cell office:value-type="float" office:value="35087.15" table:style-name="ce13">
            <text:p>35.08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997795" table:style-name="ce13">
            <text:p>997.795</text:p>
          </table:table-cell>
          <table:table-cell office:value-type="float" office:value="4377166.24" table:style-name="ce13">
            <text:p>4.377.166</text:p>
          </table:table-cell>
          <table:table-cell office:value-type="float" office:value="2601950.06" table:style-name="ce13">
            <text:p>2.601.9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9026" table:style-name="ce13">
            <text:p>69.026</text:p>
          </table:table-cell>
          <table:table-cell office:value-type="float" office:value="1878927.35" table:style-name="ce13">
            <text:p>1.878.927</text:p>
          </table:table-cell>
          <table:table-cell office:value-type="float" office:value="1762121.95" table:style-name="ce13">
            <text:p>1.762.1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9202" table:style-name="ce13">
            <text:p>9.202</text:p>
          </table:table-cell>
          <table:table-cell office:value-type="float" office:value="1015413.62" table:style-name="ce13">
            <text:p>1.015.414</text:p>
          </table:table-cell>
          <table:table-cell office:value-type="float" office:value="1349224.44" table:style-name="ce13">
            <text:p>1.349.2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973" table:style-name="ce13">
            <text:p>973</text:p>
          </table:table-cell>
          <table:table-cell office:value-type="float" office:value="1690607.03" table:style-name="ce13">
            <text:p>1.690.607</text:p>
          </table:table-cell>
          <table:table-cell office:value-type="float" office:value="2215809.94" table:style-name="ce13">
            <text:p>2.215.81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423" table:style-name="ce13">
            <text:p>423</text:p>
          </table:table-cell>
          <table:table-cell office:value-type="float" office:value="386486" table:style-name="ce13">
            <text:p>386.486</text:p>
          </table:table-cell>
          <table:table-cell office:value-type="float" office:value="1207263" table:style-name="ce13">
            <text:p>1.207.26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9" table:style-name="ce13">
            <text:p>9</text:p>
          </table:table-cell>
          <table:table-cell office:value-type="float" office:value="50313" table:style-name="ce13">
            <text:p>50.313</text:p>
          </table:table-cell>
          <table:table-cell office:value-type="float" office:value="152397.68" table:style-name="ce13">
            <text:p>152.39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8" table:style-name="ce13">
            <text:p>18</text:p>
          </table:table-cell>
          <table:table-cell office:value-type="float" office:value="169836" table:style-name="ce13">
            <text:p>169.836</text:p>
          </table:table-cell>
          <table:table-cell office:value-type="float" office:value="630551.26" table:style-name="ce13">
            <text:p>630.55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5" table:style-name="ce13">
            <text:p>15</text:p>
          </table:table-cell>
          <table:table-cell office:value-type="float" office:value="91880" table:style-name="ce13">
            <text:p>91.880</text:p>
          </table:table-cell>
          <table:table-cell office:value-type="float" office:value="271884.61" table:style-name="ce13">
            <text:p>271.88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628090" table:style-name="ce13">
            <text:p>1.628.090</text:p>
          </table:table-cell>
          <table:table-cell office:value-type="float" office:value="11751291.060000001" table:style-name="ce13">
            <text:p>11.751.291</text:p>
          </table:table-cell>
          <table:table-cell office:value-type="float" office:value="11454606.970000001" table:style-name="ce13">
            <text:p>11.454.607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VALLADOLID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13309" table:style-name="ce13">
            <text:p>13.309</text:p>
          </table:table-cell>
          <table:table-cell office:value-type="float" office:value="35835.53" table:style-name="ce13">
            <text:p>35.836</text:p>
          </table:table-cell>
          <table:table-cell office:value-type="float" office:value="21588.02" table:style-name="ce13">
            <text:p>21.5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77431" table:style-name="ce13">
            <text:p>77.431</text:p>
          </table:table-cell>
          <table:table-cell office:value-type="float" office:value="287496.55" table:style-name="ce13">
            <text:p>287.497</text:p>
          </table:table-cell>
          <table:table-cell office:value-type="float" office:value="144884.45000000001" table:style-name="ce13">
            <text:p>144.88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78" table:style-name="ce13">
            <text:p>78</text:p>
          </table:table-cell>
          <table:table-cell office:value-type="float" office:value="1012.5" table:style-name="ce13">
            <text:p>1.013</text:p>
          </table:table-cell>
          <table:table-cell office:value-type="float" office:value="38728.129999999997" table:style-name="ce13">
            <text:p>38.7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25760" table:style-name="ce13">
            <text:p>225.760</text:p>
          </table:table-cell>
          <table:table-cell office:value-type="float" office:value="1191119.49" table:style-name="ce13">
            <text:p>1.191.119</text:p>
          </table:table-cell>
          <table:table-cell office:value-type="float" office:value="463219.33" table:style-name="ce13">
            <text:p>463.2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18423" table:style-name="ce13">
            <text:p>18.423</text:p>
          </table:table-cell>
          <table:table-cell office:value-type="float" office:value="1475089.38" table:style-name="ce13">
            <text:p>1.475.089</text:p>
          </table:table-cell>
          <table:table-cell office:value-type="float" office:value="440075.37" table:style-name="ce13">
            <text:p>440.07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681" table:style-name="ce13">
            <text:p>2.681</text:p>
          </table:table-cell>
          <table:table-cell office:value-type="float" office:value="474520.43" table:style-name="ce13">
            <text:p>474.520</text:p>
          </table:table-cell>
          <table:table-cell office:value-type="float" office:value="241174.15" table:style-name="ce13">
            <text:p>241.1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48" table:style-name="ce13">
            <text:p>148</text:p>
          </table:table-cell>
          <table:table-cell office:value-type="float" office:value="515577" table:style-name="ce13">
            <text:p>515.577</text:p>
          </table:table-cell>
          <table:table-cell office:value-type="float" office:value="332430.82" table:style-name="ce13">
            <text:p>332.43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90" table:style-name="ce13">
            <text:p>90</text:p>
          </table:table-cell>
          <table:table-cell office:value-type="float" office:value="47485" table:style-name="ce13">
            <text:p>47.485</text:p>
          </table:table-cell>
          <table:table-cell office:value-type="float" office:value="121936.09" table:style-name="ce13">
            <text:p>121.9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04" table:style-name="ce13">
            <text:p>104</text:p>
          </table:table-cell>
          <table:table-cell office:value-type="float" office:value="310073" table:style-name="ce13">
            <text:p>310.073</text:p>
          </table:table-cell>
          <table:table-cell office:value-type="float" office:value="909284.1" table:style-name="ce13">
            <text:p>909.28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7500" table:style-name="ce13">
            <text:p>7.500</text:p>
          </table:table-cell>
          <table:table-cell office:value-type="float" office:value="54616.27" table:style-name="ce13">
            <text:p>54.61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5" table:style-name="ce13">
            <text:p>5</text:p>
          </table:table-cell>
          <table:table-cell office:value-type="float" office:value="16375" table:style-name="ce13">
            <text:p>16.375</text:p>
          </table:table-cell>
          <table:table-cell office:value-type="float" office:value="31048" table:style-name="ce13">
            <text:p>31.0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338030" table:style-name="ce13">
            <text:p>338.030</text:p>
          </table:table-cell>
          <table:table-cell office:value-type="float" office:value="4362083.88" table:style-name="ce13">
            <text:p>4.362.084</text:p>
          </table:table-cell>
          <table:table-cell office:value-type="float" office:value="2798984.73" table:style-name="ce13">
            <text:p>2.798.985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BIZKAI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3132" table:style-name="ce13">
            <text:p>23.132</text:p>
          </table:table-cell>
          <table:table-cell office:value-type="float" office:value="66505.09" table:style-name="ce13">
            <text:p>66.505</text:p>
          </table:table-cell>
          <table:table-cell office:value-type="float" office:value="61673.51" table:style-name="ce13">
            <text:p>61.67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75264" table:style-name="ce13">
            <text:p>175.264</text:p>
          </table:table-cell>
          <table:table-cell office:value-type="float" office:value="670448.56000000006" table:style-name="ce13">
            <text:p>670.449</text:p>
          </table:table-cell>
          <table:table-cell office:value-type="float" office:value="353519.43" table:style-name="ce13">
            <text:p>353.51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200" table:style-name="ce13">
            <text:p>200</text:p>
          </table:table-cell>
          <table:table-cell office:value-type="float" office:value="5691.49" table:style-name="ce13">
            <text:p>5.691</text:p>
          </table:table-cell>
          <table:table-cell office:value-type="float" office:value="28444.15" table:style-name="ce13">
            <text:p>28.44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432533" table:style-name="ce13">
            <text:p>432.533</text:p>
          </table:table-cell>
          <table:table-cell office:value-type="float" office:value="1733470.18" table:style-name="ce13">
            <text:p>1.733.470</text:p>
          </table:table-cell>
          <table:table-cell office:value-type="float" office:value="985180.9" table:style-name="ce13">
            <text:p>985.18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41112" table:style-name="ce13">
            <text:p>41.112</text:p>
          </table:table-cell>
          <table:table-cell office:value-type="float" office:value="1372423.32" table:style-name="ce13">
            <text:p>1.372.423</text:p>
          </table:table-cell>
          <table:table-cell office:value-type="float" office:value="1047269.17" table:style-name="ce13">
            <text:p>1.047.26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249" table:style-name="ce13">
            <text:p>1.249</text:p>
          </table:table-cell>
          <table:table-cell office:value-type="float" office:value="195940.52" table:style-name="ce13">
            <text:p>195.941</text:p>
          </table:table-cell>
          <table:table-cell office:value-type="float" office:value="308685.78999999998" table:style-name="ce13">
            <text:p>308.68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25" table:style-name="ce13">
            <text:p>125</text:p>
          </table:table-cell>
          <table:table-cell office:value-type="float" office:value="92713.3" table:style-name="ce13">
            <text:p>92.713</text:p>
          </table:table-cell>
          <table:table-cell office:value-type="float" office:value="117451.62" table:style-name="ce13">
            <text:p>117.45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220" table:style-name="ce13">
            <text:p>220</text:p>
          </table:table-cell>
          <table:table-cell office:value-type="float" office:value="218188.66" table:style-name="ce13">
            <text:p>218.189</text:p>
          </table:table-cell>
          <table:table-cell office:value-type="float" office:value="566292.15" table:style-name="ce13">
            <text:p>566.29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394" table:style-name="ce13">
            <text:p>394</text:p>
          </table:table-cell>
          <table:table-cell office:value-type="float" office:value="494776.2" table:style-name="ce13">
            <text:p>494.776</text:p>
          </table:table-cell>
          <table:table-cell office:value-type="float" office:value="1333171.1100000001" table:style-name="ce13">
            <text:p>1.333.17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8" table:style-name="ce13">
            <text:p>8</text:p>
          </table:table-cell>
          <table:table-cell office:value-type="float" office:value="135071" table:style-name="ce13">
            <text:p>135.071</text:p>
          </table:table-cell>
          <table:table-cell office:value-type="float" office:value="1339828.3500000001" table:style-name="ce13">
            <text:p>1.339.82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4" table:style-name="ce13">
            <text:p>4</text:p>
          </table:table-cell>
          <table:table-cell office:value-type="float" office:value="440200" table:style-name="ce13">
            <text:p>440.200</text:p>
          </table:table-cell>
          <table:table-cell office:value-type="float" office:value="1164644.3700000001" table:style-name="ce13">
            <text:p>1.164.64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674241" table:style-name="ce13">
            <text:p>674.241</text:p>
          </table:table-cell>
          <table:table-cell office:value-type="float" office:value="5425428.3200000003" table:style-name="ce13">
            <text:p>5.425.428</text:p>
          </table:table-cell>
          <table:table-cell office:value-type="float" office:value="7306160.5499999998" table:style-name="ce13">
            <text:p>7.306.161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ZAMOR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7869" table:style-name="ce13">
            <text:p>7.869</text:p>
          </table:table-cell>
          <table:table-cell office:value-type="float" office:value="29628.36" table:style-name="ce13">
            <text:p>29.628</text:p>
          </table:table-cell>
          <table:table-cell office:value-type="float" office:value="13401.41" table:style-name="ce13">
            <text:p>13.40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49021" table:style-name="ce13">
            <text:p>49.021</text:p>
          </table:table-cell>
          <table:table-cell office:value-type="float" office:value="161851.14000000001" table:style-name="ce13">
            <text:p>161.851</text:p>
          </table:table-cell>
          <table:table-cell office:value-type="float" office:value="78271.78" table:style-name="ce13">
            <text:p>78.27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8" table:style-name="ce13">
            <text:p>18</text:p>
          </table:table-cell>
          <table:table-cell office:value-type="float" office:value="398" table:style-name="ce13">
            <text:p>398</text:p>
          </table:table-cell>
          <table:table-cell office:value-type="float" office:value="2321" table:style-name="ce13">
            <text:p>2.3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103821" table:style-name="ce13">
            <text:p>103.821</text:p>
          </table:table-cell>
          <table:table-cell office:value-type="float" office:value="410187.77" table:style-name="ce13">
            <text:p>410.188</text:p>
          </table:table-cell>
          <table:table-cell office:value-type="float" office:value="196555.79" table:style-name="ce13">
            <text:p>196.55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6649" table:style-name="ce13">
            <text:p>6.649</text:p>
          </table:table-cell>
          <table:table-cell office:value-type="float" office:value="185937.07" table:style-name="ce13">
            <text:p>185.937</text:p>
          </table:table-cell>
          <table:table-cell office:value-type="float" office:value="155336.25" table:style-name="ce13">
            <text:p>155.33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1032" table:style-name="ce13">
            <text:p>1.032</text:p>
          </table:table-cell>
          <table:table-cell office:value-type="float" office:value="68044.97" table:style-name="ce13">
            <text:p>68.045</text:p>
          </table:table-cell>
          <table:table-cell office:value-type="float" office:value="72777.7" table:style-name="ce13">
            <text:p>72.77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48" table:style-name="ce13">
            <text:p>48</text:p>
          </table:table-cell>
          <table:table-cell office:value-type="float" office:value="39578" table:style-name="ce13">
            <text:p>39.578</text:p>
          </table:table-cell>
          <table:table-cell office:value-type="float" office:value="64159.79" table:style-name="ce13">
            <text:p>64.16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17" table:style-name="ce13">
            <text:p>17</text:p>
          </table:table-cell>
          <table:table-cell office:value-type="float" office:value="9215" table:style-name="ce13">
            <text:p>9.215</text:p>
          </table:table-cell>
          <table:table-cell office:value-type="float" office:value="13995" table:style-name="ce13">
            <text:p>13.995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43" table:style-name="ce13">
            <text:p>43</text:p>
          </table:table-cell>
          <table:table-cell office:value-type="float" office:value="32415" table:style-name="ce13">
            <text:p>32.415</text:p>
          </table:table-cell>
          <table:table-cell office:value-type="float" office:value="74823.81" table:style-name="ce13">
            <text:p>74.8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1" table:style-name="ce13">
            <text:p>1</text:p>
          </table:table-cell>
          <table:table-cell office:value-type="float" office:value="5400" table:style-name="ce13">
            <text:p>5.400</text:p>
          </table:table-cell>
          <table:table-cell office:value-type="float" office:value="489" table:style-name="ce13">
            <text:p>489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19" table:style-name="ce13">
            <text:p>19</text:p>
          </table:table-cell>
          <table:table-cell office:value-type="float" office:value="32795" table:style-name="ce13">
            <text:p>32.795</text:p>
          </table:table-cell>
          <table:table-cell office:value-type="float" office:value="8745.0300000000007" table:style-name="ce13">
            <text:p>8.745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168538" table:style-name="ce13">
            <text:p>168.538</text:p>
          </table:table-cell>
          <table:table-cell office:value-type="float" office:value="975450.31" table:style-name="ce13">
            <text:p>975.450</text:p>
          </table:table-cell>
          <table:table-cell office:value-type="float" office:value="680876.56" table:style-name="ce13">
            <text:p>680.877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ZARAGOZ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20658" table:style-name="ce13">
            <text:p>20.658</text:p>
          </table:table-cell>
          <table:table-cell office:value-type="float" office:value="86596.47" table:style-name="ce13">
            <text:p>86.596</text:p>
          </table:table-cell>
          <table:table-cell office:value-type="float" office:value="47490.54" table:style-name="ce13">
            <text:p>47.49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90088" table:style-name="ce13">
            <text:p>190.088</text:p>
          </table:table-cell>
          <table:table-cell office:value-type="float" office:value="778394.29" table:style-name="ce13">
            <text:p>778.394</text:p>
          </table:table-cell>
          <table:table-cell office:value-type="float" office:value="377788.34" table:style-name="ce13">
            <text:p>377.78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550" table:style-name="ce13">
            <text:p>1.550</text:p>
          </table:table-cell>
          <table:table-cell office:value-type="float" office:value="27381.54" table:style-name="ce13">
            <text:p>27.382</text:p>
          </table:table-cell>
          <table:table-cell office:value-type="float" office:value="17923.849999999999" table:style-name="ce13">
            <text:p>17.92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48332" table:style-name="ce13">
            <text:p>348.332</text:p>
          </table:table-cell>
          <table:table-cell office:value-type="float" office:value="1678849.96" table:style-name="ce13">
            <text:p>1.678.850</text:p>
          </table:table-cell>
          <table:table-cell office:value-type="float" office:value="815882.46" table:style-name="ce13">
            <text:p>815.88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35636" table:style-name="ce13">
            <text:p>35.636</text:p>
          </table:table-cell>
          <table:table-cell office:value-type="float" office:value="1103388.19" table:style-name="ce13">
            <text:p>1.103.388</text:p>
          </table:table-cell>
          <table:table-cell office:value-type="float" office:value="985072.83" table:style-name="ce13">
            <text:p>985.0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2662" table:style-name="ce13">
            <text:p>2.662</text:p>
          </table:table-cell>
          <table:table-cell office:value-type="float" office:value="333987.3" table:style-name="ce13">
            <text:p>333.987</text:p>
          </table:table-cell>
          <table:table-cell office:value-type="float" office:value="459230.77" table:style-name="ce13">
            <text:p>459.23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647" table:style-name="ce13">
            <text:p>647</text:p>
          </table:table-cell>
          <table:table-cell office:value-type="float" office:value="541789.22" table:style-name="ce13">
            <text:p>541.789</text:p>
          </table:table-cell>
          <table:table-cell office:value-type="float" office:value="1319310.93" table:style-name="ce13">
            <text:p>1.319.31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79" table:style-name="ce13">
            <text:p>79</text:p>
          </table:table-cell>
          <table:table-cell office:value-type="float" office:value="26223" table:style-name="ce13">
            <text:p>26.223</text:p>
          </table:table-cell>
          <table:table-cell office:value-type="float" office:value="95201.919999999998" table:style-name="ce13">
            <text:p>95.2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126" table:style-name="ce13">
            <text:p>126</text:p>
          </table:table-cell>
          <table:table-cell office:value-type="float" office:value="354907.86" table:style-name="ce13">
            <text:p>354.908</text:p>
          </table:table-cell>
          <table:table-cell office:value-type="float" office:value="1245149.8400000001" table:style-name="ce13">
            <text:p>1.245.1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6" table:style-name="ce13">
            <text:p>6</text:p>
          </table:table-cell>
          <table:table-cell office:value-type="float" office:value="6088" table:style-name="ce13">
            <text:p>6.088</text:p>
          </table:table-cell>
          <table:table-cell office:value-type="float" office:value="1875.89" table:style-name="ce13">
            <text:p>1.8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4 <text:s/>-6.5 mayor o igual a 145 kV</text:p>
          </table:table-cell>
          <table:table-cell office:value-type="float" office:value="35" table:style-name="ce13">
            <text:p>35</text:p>
          </table:table-cell>
          <table:table-cell office:value-type="float" office:value="291821" table:style-name="ce13">
            <text:p>291.821</text:p>
          </table:table-cell>
          <table:table-cell office:value-type="float" office:value="1119349.96" table:style-name="ce13">
            <text:p>1.119.35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599819" table:style-name="ce13">
            <text:p>599.819</text:p>
          </table:table-cell>
          <table:table-cell office:value-type="float" office:value="5229426.83" table:style-name="ce13">
            <text:p>5.229.427</text:p>
          </table:table-cell>
          <table:table-cell office:value-type="float" office:value="6484277.3300000001" table:style-name="ce13">
            <text:p>6.484.277</text:p>
          </table:table-cell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MELILL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Bono Social</text:p>
          </table:table-cell>
          <table:table-cell office:value-type="float" office:value="31" table:style-name="ce13">
            <text:p>31</text:p>
          </table:table-cell>
          <table:table-cell office:value-type="float" office:value="158.6" table:style-name="ce13">
            <text:p>159</text:p>
          </table:table-cell>
          <table:table-cell office:value-type="float" office:value="126.77" table:style-name="ce13">
            <text:p>127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con / sin DH hasta 10 kW sin bono social</text:p>
          </table:table-cell>
          <table:table-cell office:value-type="float" office:value="118" table:style-name="ce13">
            <text:p>118</text:p>
          </table:table-cell>
          <table:table-cell office:value-type="float" office:value="443.19" table:style-name="ce13">
            <text:p>443</text:p>
          </table:table-cell>
          <table:table-cell office:value-type="float" office:value="279.5" table:style-name="ce13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5" table:style-name="ce13">
            <text:p>5</text:p>
          </table:table-cell>
          <table:table-cell office:value-type="float" office:value="48.75" table:style-name="ce13">
            <text:p>49</text:p>
          </table:table-cell>
          <table:table-cell office:value-type="float" office:value="862.48" table:style-name="ce13">
            <text:p>86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30689" table:style-name="ce13">
            <text:p>30.689</text:p>
          </table:table-cell>
          <table:table-cell office:value-type="float" office:value="7150.38" table:style-name="ce13">
            <text:p>7.150</text:p>
          </table:table-cell>
          <table:table-cell office:value-type="float" office:value="72400.179999999993" table:style-name="ce13">
            <text:p>72.40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931" table:style-name="ce13">
            <text:p>2.931</text:p>
          </table:table-cell>
          <table:table-cell office:value-type="float" office:value="10174.4" table:style-name="ce13">
            <text:p>10.174</text:p>
          </table:table-cell>
          <table:table-cell office:value-type="float" office:value="63084.32" table:style-name="ce13">
            <text:p>63.08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57" table:style-name="ce13">
            <text:p>57</text:p>
          </table:table-cell>
          <table:table-cell office:value-type="float" office:value="1967.39" table:style-name="ce13">
            <text:p>1.967</text:p>
          </table:table-cell>
          <table:table-cell office:value-type="float" office:value="17129.830000000002" table:style-name="ce13">
            <text:p>17.13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2" table:style-name="ce13">
            <text:p>12</text:p>
          </table:table-cell>
          <table:table-cell office:value-type="float" office:value="1591.75" table:style-name="ce13">
            <text:p>1.592</text:p>
          </table:table-cell>
          <table:table-cell office:value-type="float" office:value="42343.05" table:style-name="ce13">
            <text:p>42.34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B de 30 kV a 36 kV</text:p>
          </table:table-cell>
          <table:table-cell office:value-type="float" office:value="4" table:style-name="ce13">
            <text:p>4</text:p>
          </table:table-cell>
          <table:table-cell office:value-type="float" office:value="2200" table:style-name="ce13">
            <text:p>2.200</text:p>
          </table:table-cell>
          <table:table-cell office:value-type="float" office:value="8073" table:style-name="ce13">
            <text:p>8.07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TOTAL</text:p>
          </table:table-cell>
          <table:table-cell office:value-type="float" office:value="33847" table:style-name="ce13">
            <text:p>33.847</text:p>
          </table:table-cell>
          <table:table-cell office:value-type="float" office:value="23734.46" table:style-name="ce13">
            <text:p>23.734</text:p>
          </table:table-cell>
          <table:table-cell office:value-type="float" office:value="204299.13" table:style-name="ce13">
            <text:p>204.299</text:p>
          </table:table-cell>
          <table:table-cell table:number-columns-repeated="16380"/>
        </table:table-row>
        <table:table-row table:style-name="ro1">
          <table:table-cell table:style-name="ce14"/>
          <table:table-cell table:number-columns-repeated="3" table:style-name="ce13"/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  <table:table table:name="CEUTA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80" table:default-cell-style-name="ce14"/>
        <table:table-row table:style-name="ro4">
          <table:table-cell office:value-type="string" table:style-name="ce10">
            <text:p>Tarifa</text:p>
          </table:table-cell>
          <table:table-cell office:value-type="string" table:style-name="ce10">
            <text:p>Nº Clientes al final del año</text:p>
          </table:table-cell>
          <table:table-cell office:value-type="string" table:style-name="ce10">
            <text:p>Potencia contratada a final de año (kW)</text:p>
          </table:table-cell>
          <table:table-cell office:value-type="string" table:style-name="ce10">
            <text:p>Suministros anuales (MWh)</text:p>
          </table:table-cell>
          <table:table-cell table:number-columns-repeated="16380" table:style-name="ce11"/>
        </table:table-row>
        <table:table-row table:style-name="ro4">
          <table:table-cell office:value-type="string" table:style-name="ce12">
            <text:p>PVPC con / sin DH hasta 10 kW sin bono social</text:p>
          </table:table-cell>
          <table:table-cell office:value-type="float" office:value="6" table:style-name="ce13">
            <text:p>6</text:p>
          </table:table-cell>
          <table:table-cell office:value-type="float" office:value="17.45" table:style-name="ce13">
            <text:p>17</text:p>
          </table:table-cell>
          <table:table-cell office:value-type="float" office:value="20.13" table:style-name="ce1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VPC (con recargo) con / sin DH superior a 10kW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13" table:style-name="ce13">
            <text:p>11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hasta 10 kW</text:p>
          </table:table-cell>
          <table:table-cell office:value-type="float" office:value="26642" table:style-name="ce13">
            <text:p>26.642</text:p>
          </table:table-cell>
          <table:table-cell office:value-type="float" office:value="112586.69" table:style-name="ce13">
            <text:p>112.587</text:p>
          </table:table-cell>
          <table:table-cell office:value-type="float" office:value="71420.87" table:style-name="ce13">
            <text:p>71.42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superior a 10 kW</text:p>
          </table:table-cell>
          <table:table-cell office:value-type="float" office:value="2128" table:style-name="ce13">
            <text:p>2.128</text:p>
          </table:table-cell>
          <table:table-cell office:value-type="float" office:value="50927.69" table:style-name="ce13">
            <text:p>50.928</text:p>
          </table:table-cell>
          <table:table-cell office:value-type="float" office:value="72976.38" table:style-name="ce13">
            <text:p>72.976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3.1A de 1 kV a 36 kV</text:p>
          </table:table-cell>
          <table:table-cell office:value-type="float" office:value="41" table:style-name="ce13">
            <text:p>41</text:p>
          </table:table-cell>
          <table:table-cell office:value-type="float" office:value="5667.28" table:style-name="ce13">
            <text:p>5.667</text:p>
          </table:table-cell>
          <table:table-cell office:value-type="float" office:value="14392.65" table:style-name="ce13">
            <text:p>14.39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1A de 1 kV a 30 kV</text:p>
          </table:table-cell>
          <table:table-cell office:value-type="float" office:value="14" table:style-name="ce13">
            <text:p>14</text:p>
          </table:table-cell>
          <table:table-cell office:value-type="float" office:value="11884" table:style-name="ce13">
            <text:p>11.884</text:p>
          </table:table-cell>
          <table:table-cell office:value-type="float" office:value="55247.82" table:style-name="ce13">
            <text:p>55.248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2 de 30 kV a 72,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ERCADO LIBRE 6.3 de 72,5 kV a 145 kV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TOTAL</text:p>
          </table:table-cell>
          <table:table-cell office:value-type="float" office:value="28832" table:style-name="ce13">
            <text:p>28.832</text:p>
          </table:table-cell>
          <table:table-cell office:value-type="float" office:value="181084.11" table:style-name="ce13">
            <text:p>181.084</text:p>
          </table:table-cell>
          <table:table-cell office:value-type="float" office:value="214170.85" table:style-name="ce13">
            <text:p>214.171</text:p>
          </table:table-cell>
          <table:table-cell table:number-columns-repeated="16380"/>
        </table:table-row>
        <table:table-row table:number-rows-repeated="3" table:style-name="ro1">
          <table:table-cell table:style-name="ce14"/>
          <table:table-cell table:number-columns-repeated="3" table:style-name="ce13"/>
          <table:table-cell table:number-columns-repeated="16380"/>
        </table:table-row>
        <table:table-row table:number-rows-repeated="4" table:style-name="ro4">
          <table:table-cell table:number-columns-repeated="16384"/>
        </table:table-row>
        <table:table-row table:style-name="ro1">
          <table:table-cell office:value-type="string" table:style-name="ce15">
            <text:p>Incluye exclusivamente la energía reportada por las comercializadoras de energía eléctrica. No está incluida la energía adquirida por consumidores directos en mercado.</text:p>
          </table:table-cell>
          <table:table-cell table:number-columns-repeated="16383"/>
        </table:table-row>
        <table:table-row table:number-rows-repeated="104855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ESTADÍSTICA DE LA INDUSTRIA DE LA ENERGÍA ELÉCTRICA 2018</dc:title>
    <meta:keyword>estadística</meta:keyword>
    <meta:keyword> eléctrica</meta:keyword>
    <meta:keyword> anual</meta:keyword>
    <meta:keyword> 2018</meta:keyword>
    <meta:keyword> España</meta:keyword>
    <meta:initial-creator>bzn-SGERenovables@miteco.es</meta:initial-creator>
    <dc:creator>Madrena Herrera, Álvaro</dc:creator>
    <meta:creation-date>2020-02-14T08:07:14Z</meta:creation-date>
    <dc:date>2020-02-25T09:36:27Z</dc:date>
  </office:meta>
</office:document-meta>
</file>